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CE4D6"/>
    </style:style>
    <style:style style:name="ce3" style:family="table-cell" style:parent-style-name="Default" style:data-style-name="N0">
      <style:table-cell-properties fo:background-color="#E2EFDA"/>
    </style:style>
    <style:style style:name="ce4" style:family="table-cell" style:parent-style-name="Default" style:data-style-name="N0">
      <style:table-cell-properties fo:background-color="#D9E1F2"/>
    </style:style>
    <style:style style:name="ce5" style:family="table-cell" style:parent-style-name="Default" style:data-style-name="N0">
      <style:table-cell-properties fo:background-color="#FFF2CC"/>
    </style:style>
    <style:style style:name="ce6" style:family="table-cell" style:parent-style-name="Default" style:data-style-name="N0">
      <style:table-cell-properties fo:background-color="#B4C6E7"/>
    </style:style>
    <style:style style:name="ce7" style:family="table-cell" style:parent-style-name="Default" style:data-style-name="N0">
      <style:table-cell-properties fo:background-color="#F4B084"/>
    </style:style>
    <style:style style:name="ce8" style:family="table-cell" style:parent-style-name="Default" style:data-style-name="N0">
      <style:table-cell-properties fo:background-color="#A9D08E"/>
    </style:style>
    <style:style style:name="ce9" style:family="table-cell" style:parent-style-name="Default" style:data-style-name="N0">
      <style:table-cell-properties fo:background-color="#FFD966"/>
    </style:style>
    <style:style style:name="ce10" style:family="table-cell" style:parent-style-name="Default" style:data-style-name="N0">
      <style:table-cell-properties style:vertical-align="middle" fo:wrap-option="wrap" fo:background-color="#FCE4D6"/>
    </style:style>
    <style:style style:name="ce11" style:family="table-cell" style:parent-style-name="Default" style:data-style-name="N0">
      <style:table-cell-properties style:vertical-align="middle" fo:wrap-option="wrap" fo:background-color="#E2EFDA"/>
    </style:style>
    <style:style style:name="ce12" style:family="table-cell" style:parent-style-name="Default" style:data-style-name="N0">
      <style:table-cell-properties style:vertical-align="middle" fo:wrap-option="wrap" fo:background-color="#D9E1F2"/>
    </style:style>
    <style:style style:name="ce13" style:family="table-cell" style:parent-style-name="Default" style:data-style-name="N0">
      <style:table-cell-properties style:vertical-align="middle" fo:wrap-option="wrap" fo:background-color="#FFF2CC"/>
    </style:style>
    <style:style style:name="ce14" style:family="table-cell" style:parent-style-name="Default" style:data-style-name="N0">
      <style:table-cell-properties style:vertical-align="middle" fo:wrap-option="wrap" fo:background-color="#B4C6E7"/>
    </style:style>
    <style:style style:name="ce15" style:family="table-cell" style:parent-style-name="Default" style:data-style-name="N0">
      <style:table-cell-properties style:vertical-align="middle" fo:wrap-option="wrap" fo:background-color="#F4B084"/>
    </style:style>
    <style:style style:name="ce16" style:family="table-cell" style:parent-style-name="Default" style:data-style-name="N0">
      <style:table-cell-properties fo:background-color="#C6E0B4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CCU-RATES_template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1">
            <text:p>This is a prefilled example.<text:s/><text:span text:style-name="T2">Remove the data in the colored cells and fill with your data according to the following instructions:<text:s/>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. Place the substrate concentration values into the different-colored cells below. Between 4 and 10 substrate concentrations are acceptable in the web version of ACCU-RATES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[S0]_1</text:p>
          </table:table-cell>
          <table:table-cell office:value-type="string" table:style-name="ce1">
            <text:p>[S0]_2</text:p>
          </table:table-cell>
          <table:table-cell office:value-type="string" table:style-name="ce1">
            <text:p>[S0]_3</text:p>
          </table:table-cell>
          <table:table-cell office:value-type="string" table:style-name="ce1">
            <text:p>[S0]_4</text:p>
          </table:table-cell>
          <table:table-cell office:value-type="string" table:style-name="ce1">
            <text:p>[S0]_5</text:p>
          </table:table-cell>
          <table:table-cell office:value-type="string" table:style-name="ce1">
            <text:p>[S0]_6</text:p>
          </table:table-cell>
          <table:table-cell office:value-type="string" table:style-name="ce1">
            <text:p>…</text:p>
          </table:table-cell>
          <table:table-cell office:value-type="string" table:style-name="ce1">
            <text:p>[S0]_n</text:p>
          </table:table-cell>
          <table:table-cell table:number-columns-repeated="16376" table:style-name="ce1"/>
        </table:table-row>
        <table:table-row table:style-name="ro1">
          <table:table-cell office:value-type="float" office:value="0.01" table:style-name="ce2">
            <text:p>0.01</text:p>
          </table:table-cell>
          <table:table-cell office:value-type="float" office:value="0.1" table:style-name="ce3">
            <text:p>0.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5">
            <text:p>1</text:p>
          </table:table-cell>
          <table:table-cell office:value-type="float" office:value="2.5" table:style-name="ce6">
            <text:p>2.5</text:p>
          </table:table-cell>
          <table:table-cell office:value-type="float" office:value="5" table:style-name="ce7">
            <text:p>5</text:p>
          </table:table-cell>
          <table:table-cell table:style-name="ce8"/>
          <table:table-cell table:style-name="ce9"/>
          <table:table-cell table:number-columns-repeated="16376" table:style-name="ce1"/>
        </table:table-row>
        <table:table-row table:style-name="ro1">
          <table:table-cell office:value-type="string" table:style-name="ce1">
            <text:p>2. Following the same order, place the time vs. signal/concentration data into the different-colored cells below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. Save this file<text:s/><text:span text:style-name="T2">keeping the .ods forma</text:span>t and upload the file into the ACCU-RATES Web application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ime_1</text:p>
          </table:table-cell>
          <table:table-cell office:value-type="string" table:style-name="ce1">
            <text:p>[Signal]_1</text:p>
          </table:table-cell>
          <table:table-cell office:value-type="string" table:style-name="ce1">
            <text:p>Time_2</text:p>
          </table:table-cell>
          <table:table-cell office:value-type="string" table:style-name="ce1">
            <text:p>[Signal]_2</text:p>
          </table:table-cell>
          <table:table-cell office:value-type="string" table:style-name="ce1">
            <text:p>Time_3</text:p>
          </table:table-cell>
          <table:table-cell office:value-type="string" table:style-name="ce1">
            <text:p>[Signal]_3</text:p>
          </table:table-cell>
          <table:table-cell office:value-type="string" table:style-name="ce1">
            <text:p>Time_4</text:p>
          </table:table-cell>
          <table:table-cell office:value-type="string" table:style-name="ce1">
            <text:p>[Signal]_4</text:p>
          </table:table-cell>
          <table:table-cell office:value-type="string" table:style-name="ce1">
            <text:p>Time_5</text:p>
          </table:table-cell>
          <table:table-cell office:value-type="string" table:style-name="ce1">
            <text:p>[Signal]_5</text:p>
          </table:table-cell>
          <table:table-cell office:value-type="string" table:style-name="ce1">
            <text:p>Time_6</text:p>
          </table:table-cell>
          <table:table-cell office:value-type="string" table:style-name="ce1">
            <text:p>[Signal]_6</text:p>
          </table:table-cell>
          <table:table-cell office:value-type="string" table:style-name="ce1">
            <text:p>…</text:p>
          </table:table-cell>
          <table:table-cell office:value-type="string" table:style-name="ce1">
            <text:p>…</text:p>
          </table:table-cell>
          <table:table-cell office:value-type="string" table:style-name="ce1">
            <text:p>Time_n</text:p>
          </table:table-cell>
          <table:table-cell office:value-type="string" table:style-name="ce1">
            <text:p>[Signal]_n</text:p>
          </table:table-cell>
          <table:table-cell table:number-columns-repeated="16368"/>
        </table:table-row>
        <table:table-row table:style-name="ro1"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4.1111110999999999E-2" table:style-name="ce10">
            <text:p>0.041111111</text:p>
          </table:table-cell>
          <table:table-cell office:value-type="float" office:value="1.023192E-3" table:style-name="ce10">
            <text:p>0.001023192</text:p>
          </table:table-cell>
          <table:table-cell office:value-type="float" office:value="3.0277778000000002E-2" table:style-name="ce11">
            <text:p>0.030277778</text:p>
          </table:table-cell>
          <table:table-cell office:value-type="float" office:value="7.0668229999999999E-3" table:style-name="ce11">
            <text:p>0.007066823</text:p>
          </table:table-cell>
          <table:table-cell office:value-type="float" office:value="3.5555556000000002E-2" table:style-name="ce12">
            <text:p>0.035555556</text:p>
          </table:table-cell>
          <table:table-cell office:value-type="float" office:value="2.9966290999999999E-2" table:style-name="ce12">
            <text:p>0.029966291</text:p>
          </table:table-cell>
          <table:table-cell office:value-type="float" office:value="3.5555556000000002E-2" table:style-name="ce13">
            <text:p>0.035555556</text:p>
          </table:table-cell>
          <table:table-cell office:value-type="float" office:value="4.9234478999999998E-2" table:style-name="ce13">
            <text:p>0.049234479</text:p>
          </table:table-cell>
          <table:table-cell office:value-type="float" office:value="3.5000000000000003E-2" table:style-name="ce14">
            <text:p>0.035</text:p>
          </table:table-cell>
          <table:table-cell office:value-type="float" office:value="6.9902986E-2" table:style-name="ce14">
            <text:p>0.069902986</text:p>
          </table:table-cell>
          <table:table-cell office:value-type="float" office:value="3.9722222000000001E-2" table:style-name="ce15">
            <text:p>0.039722222</text:p>
          </table:table-cell>
          <table:table-cell office:value-type="float" office:value="8.9242604000000003E-2" table:style-name="ce15">
            <text:p>0.089242604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8.2222221999999998E-2" table:style-name="ce10">
            <text:p>0.082222222</text:p>
          </table:table-cell>
          <table:table-cell office:value-type="float" office:value="1.9616569999999999E-3" table:style-name="ce10">
            <text:p>0.001961657</text:p>
          </table:table-cell>
          <table:table-cell office:value-type="float" office:value="6.0555556000000003E-2" table:style-name="ce11">
            <text:p>0.060555556</text:p>
          </table:table-cell>
          <table:table-cell table:style-name="ce11"/>
          <table:table-cell office:value-type="float" office:value="7.1111111000000005E-2" table:style-name="ce12">
            <text:p>0.071111111</text:p>
          </table:table-cell>
          <table:table-cell table:style-name="ce12"/>
          <table:table-cell office:value-type="float" office:value="7.1111111000000005E-2" table:style-name="ce13">
            <text:p>0.071111111</text:p>
          </table:table-cell>
          <table:table-cell table:style-name="ce13"/>
          <table:table-cell office:value-type="float" office:value="7.0000000000000007E-2" table:style-name="ce14">
            <text:p>0.07</text:p>
          </table:table-cell>
          <table:table-cell table:style-name="ce14"/>
          <table:table-cell office:value-type="float" office:value="7.9444444000000003E-2" table:style-name="ce15">
            <text:p>0.079444444</text:p>
          </table:table-cell>
          <table:table-cell table:style-name="ce15"/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123333333" table:style-name="ce10">
            <text:p>0.123333333</text:p>
          </table:table-cell>
          <table:table-cell table:style-name="ce10"/>
          <table:table-cell office:value-type="float" office:value="9.0833333000000002E-2" table:style-name="ce11">
            <text:p>0.090833333</text:p>
          </table:table-cell>
          <table:table-cell table:style-name="ce11"/>
          <table:table-cell office:value-type="float" office:value="0.10666666700000001" table:style-name="ce12">
            <text:p>0.106666667</text:p>
          </table:table-cell>
          <table:table-cell office:value-type="float" office:value="8.5123941999999994E-2" table:style-name="ce12">
            <text:p>0.085123942</text:p>
          </table:table-cell>
          <table:table-cell office:value-type="float" office:value="0.10666666700000001" table:style-name="ce13">
            <text:p>0.106666667</text:p>
          </table:table-cell>
          <table:table-cell table:style-name="ce13"/>
          <table:table-cell office:value-type="float" office:value="0.105" table:style-name="ce14">
            <text:p>0.105</text:p>
          </table:table-cell>
          <table:table-cell office:value-type="float" office:value="0.20404296999999999" table:style-name="ce14">
            <text:p>0.20404297</text:p>
          </table:table-cell>
          <table:table-cell office:value-type="float" office:value="0.119166667" table:style-name="ce15">
            <text:p>0.119166667</text:p>
          </table:table-cell>
          <table:table-cell table:style-name="ce15"/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164444444" table:style-name="ce10">
            <text:p>0.164444444</text:p>
          </table:table-cell>
          <table:table-cell office:value-type="float" office:value="3.612231E-3" table:style-name="ce10">
            <text:p>0.003612231</text:p>
          </table:table-cell>
          <table:table-cell office:value-type="float" office:value="0.12111111099999999" table:style-name="ce11">
            <text:p>0.121111111</text:p>
          </table:table-cell>
          <table:table-cell office:value-type="float" office:value="2.6367997000000001E-2" table:style-name="ce11">
            <text:p>0.026367997</text:p>
          </table:table-cell>
          <table:table-cell office:value-type="float" office:value="0.14222222200000001" table:style-name="ce12">
            <text:p>0.142222222</text:p>
          </table:table-cell>
          <table:table-cell office:value-type="float" office:value="0.115610536" table:style-name="ce12">
            <text:p>0.115610536</text:p>
          </table:table-cell>
          <table:table-cell office:value-type="float" office:value="0.14222222200000001" table:style-name="ce13">
            <text:p>0.142222222</text:p>
          </table:table-cell>
          <table:table-cell table:style-name="ce13"/>
          <table:table-cell office:value-type="float" office:value="0.14000000000000001" table:style-name="ce14">
            <text:p>0.14</text:p>
          </table:table-cell>
          <table:table-cell office:value-type="float" office:value="0.26826158300000003" table:style-name="ce14">
            <text:p>0.268261583</text:p>
          </table:table-cell>
          <table:table-cell office:value-type="float" office:value="0.15888888900000001" table:style-name="ce15">
            <text:p>0.158888889</text:p>
          </table:table-cell>
          <table:table-cell table:style-name="ce15"/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205555556" table:style-name="ce2">
            <text:p>0.205555556</text:p>
          </table:table-cell>
          <table:table-cell office:value-type="float" office:value="4.1271809999999997E-3" table:style-name="ce2">
            <text:p>0.004127181</text:p>
          </table:table-cell>
          <table:table-cell office:value-type="float" office:value="0.151388889" table:style-name="ce3">
            <text:p>0.151388889</text:p>
          </table:table-cell>
          <table:table-cell office:value-type="float" office:value="2.9701999999999999E-2" table:style-name="ce3">
            <text:p>0.029702</text:p>
          </table:table-cell>
          <table:table-cell office:value-type="float" office:value="0.177777778" table:style-name="ce4">
            <text:p>0.177777778</text:p>
          </table:table-cell>
          <table:table-cell office:value-type="float" office:value="0.142623005" table:style-name="ce4">
            <text:p>0.142623005</text:p>
          </table:table-cell>
          <table:table-cell office:value-type="float" office:value="0.177777778" table:style-name="ce5">
            <text:p>0.177777778</text:p>
          </table:table-cell>
          <table:table-cell office:value-type="float" office:value="0.22696633199999999" table:style-name="ce5">
            <text:p>0.226966332</text:p>
          </table:table-cell>
          <table:table-cell office:value-type="float" office:value="0.17499999999999999" table:style-name="ce6">
            <text:p>0.175</text:p>
          </table:table-cell>
          <table:table-cell office:value-type="float" office:value="0.32727209800000001" table:style-name="ce6">
            <text:p>0.327272098</text:p>
          </table:table-cell>
          <table:table-cell office:value-type="float" office:value="0.19861111100000001" table:style-name="ce7">
            <text:p>0.198611111</text:p>
          </table:table-cell>
          <table:table-cell office:value-type="float" office:value="0.421267314" table:style-name="ce7">
            <text:p>0.421267314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24666666700000001" table:style-name="ce2">
            <text:p>0.246666667</text:p>
          </table:table-cell>
          <table:table-cell office:value-type="float" office:value="5.0528760000000004E-3" table:style-name="ce2">
            <text:p>0.005052876</text:p>
          </table:table-cell>
          <table:table-cell office:value-type="float" office:value="0.181666667" table:style-name="ce3">
            <text:p>0.181666667</text:p>
          </table:table-cell>
          <table:table-cell office:value-type="float" office:value="3.7396753999999997E-2" table:style-name="ce3">
            <text:p>0.037396754</text:p>
          </table:table-cell>
          <table:table-cell office:value-type="float" office:value="0.21333333300000001" table:style-name="ce4">
            <text:p>0.213333333</text:p>
          </table:table-cell>
          <table:table-cell office:value-type="float" office:value="0.16214155699999999" table:style-name="ce4">
            <text:p>0.162141557</text:p>
          </table:table-cell>
          <table:table-cell office:value-type="float" office:value="0.21333333300000001" table:style-name="ce5">
            <text:p>0.213333333</text:p>
          </table:table-cell>
          <table:table-cell office:value-type="float" office:value="0.257949761" table:style-name="ce5">
            <text:p>0.257949761</text:p>
          </table:table-cell>
          <table:table-cell office:value-type="float" office:value="0.21" table:style-name="ce6">
            <text:p>0.21</text:p>
          </table:table-cell>
          <table:table-cell office:value-type="float" office:value="0.39494033099999998" table:style-name="ce6">
            <text:p>0.394940331</text:p>
          </table:table-cell>
          <table:table-cell office:value-type="float" office:value="0.23833333300000001" table:style-name="ce7">
            <text:p>0.238333333</text:p>
          </table:table-cell>
          <table:table-cell office:value-type="float" office:value="0.55780675899999999" table:style-name="ce7">
            <text:p>0.557806759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28777777799999998" table:style-name="ce2">
            <text:p>0.287777778</text:p>
          </table:table-cell>
          <table:table-cell office:value-type="float" office:value="5.351031E-3" table:style-name="ce2">
            <text:p>0.005351031</text:p>
          </table:table-cell>
          <table:table-cell office:value-type="float" office:value="0.21194444400000001" table:style-name="ce3">
            <text:p>0.211944444</text:p>
          </table:table-cell>
          <table:table-cell office:value-type="float" office:value="4.1410202E-2" table:style-name="ce3">
            <text:p>0.041410202</text:p>
          </table:table-cell>
          <table:table-cell office:value-type="float" office:value="0.248888889" table:style-name="ce4">
            <text:p>0.248888889</text:p>
          </table:table-cell>
          <table:table-cell office:value-type="float" office:value="0.18849591600000001" table:style-name="ce4">
            <text:p>0.188495916</text:p>
          </table:table-cell>
          <table:table-cell office:value-type="float" office:value="0.248888889" table:style-name="ce5">
            <text:p>0.248888889</text:p>
          </table:table-cell>
          <table:table-cell office:value-type="float" office:value="0.29360519899999998" table:style-name="ce5">
            <text:p>0.293605199</text:p>
          </table:table-cell>
          <table:table-cell office:value-type="float" office:value="0.245" table:style-name="ce6">
            <text:p>0.245</text:p>
          </table:table-cell>
          <table:table-cell office:value-type="float" office:value="0.48160708000000002" table:style-name="ce6">
            <text:p>0.48160708</text:p>
          </table:table-cell>
          <table:table-cell office:value-type="float" office:value="0.27805555599999998" table:style-name="ce7">
            <text:p>0.278055556</text:p>
          </table:table-cell>
          <table:table-cell office:value-type="float" office:value="0.61873510499999995" table:style-name="ce7">
            <text:p>0.618735105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32888888900000002" table:style-name="ce2">
            <text:p>0.328888889</text:p>
          </table:table-cell>
          <table:table-cell office:value-type="float" office:value="5.6590529999999998E-3" table:style-name="ce2">
            <text:p>0.005659053</text:p>
          </table:table-cell>
          <table:table-cell office:value-type="float" office:value="0.24222222199999999" table:style-name="ce3">
            <text:p>0.242222222</text:p>
          </table:table-cell>
          <table:table-cell office:value-type="float" office:value="4.6272068E-2" table:style-name="ce3">
            <text:p>0.046272068</text:p>
          </table:table-cell>
          <table:table-cell office:value-type="float" office:value="0.28444444400000002" table:style-name="ce4">
            <text:p>0.284444444</text:p>
          </table:table-cell>
          <table:table-cell office:value-type="float" office:value="0.201760623" table:style-name="ce4">
            <text:p>0.201760623</text:p>
          </table:table-cell>
          <table:table-cell office:value-type="float" office:value="0.28444444400000002" table:style-name="ce5">
            <text:p>0.284444444</text:p>
          </table:table-cell>
          <table:table-cell office:value-type="float" office:value="0.35821214800000001" table:style-name="ce5">
            <text:p>0.358212148</text:p>
          </table:table-cell>
          <table:table-cell office:value-type="float" office:value="0.28000000000000003" table:style-name="ce6">
            <text:p>0.28</text:p>
          </table:table-cell>
          <table:table-cell office:value-type="float" office:value="0.54784483399999995" table:style-name="ce6">
            <text:p>0.547844834</text:p>
          </table:table-cell>
          <table:table-cell office:value-type="float" office:value="0.31777777800000001" table:style-name="ce7">
            <text:p>0.317777778</text:p>
          </table:table-cell>
          <table:table-cell office:value-type="float" office:value="0.72001988800000005" table:style-name="ce7">
            <text:p>0.720019888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37" table:style-name="ce2">
            <text:p>0.37</text:p>
          </table:table-cell>
          <table:table-cell office:value-type="float" office:value="6.0164270000000004E-3" table:style-name="ce2">
            <text:p>0.006016427</text:p>
          </table:table-cell>
          <table:table-cell office:value-type="float" office:value="0.27250000000000002" table:style-name="ce3">
            <text:p>0.2725</text:p>
          </table:table-cell>
          <table:table-cell office:value-type="float" office:value="4.6950690000000003E-2" table:style-name="ce3">
            <text:p>0.04695069</text:p>
          </table:table-cell>
          <table:table-cell office:value-type="float" office:value="0.32" table:style-name="ce4">
            <text:p>0.32</text:p>
          </table:table-cell>
          <table:table-cell office:value-type="float" office:value="0.230793164" table:style-name="ce4">
            <text:p>0.230793164</text:p>
          </table:table-cell>
          <table:table-cell office:value-type="float" office:value="0.32" table:style-name="ce5">
            <text:p>0.32</text:p>
          </table:table-cell>
          <table:table-cell office:value-type="float" office:value="0.37788321899999999" table:style-name="ce5">
            <text:p>0.377883219</text:p>
          </table:table-cell>
          <table:table-cell office:value-type="float" office:value="0.315" table:style-name="ce6">
            <text:p>0.315</text:p>
          </table:table-cell>
          <table:table-cell office:value-type="float" office:value="0.57248686800000004" table:style-name="ce6">
            <text:p>0.572486868</text:p>
          </table:table-cell>
          <table:table-cell office:value-type="float" office:value="0.35749999999999998" table:style-name="ce7">
            <text:p>0.3575</text:p>
          </table:table-cell>
          <table:table-cell office:value-type="float" office:value="0.80066261500000002" table:style-name="ce7">
            <text:p>0.800662615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41111111099999997" table:style-name="ce2">
            <text:p>0.411111111</text:p>
          </table:table-cell>
          <table:table-cell office:value-type="float" office:value="6.389072E-3" table:style-name="ce2">
            <text:p>0.006389072</text:p>
          </table:table-cell>
          <table:table-cell office:value-type="float" office:value="0.302777778" table:style-name="ce3">
            <text:p>0.302777778</text:p>
          </table:table-cell>
          <table:table-cell office:value-type="float" office:value="5.1063160000000003E-2" table:style-name="ce3">
            <text:p>0.05106316</text:p>
          </table:table-cell>
          <table:table-cell office:value-type="float" office:value="0.35555555599999999" table:style-name="ce4">
            <text:p>0.355555556</text:p>
          </table:table-cell>
          <table:table-cell office:value-type="float" office:value="0.25266669600000002" table:style-name="ce4">
            <text:p>0.252666696</text:p>
          </table:table-cell>
          <table:table-cell office:value-type="float" office:value="0.35555555599999999" table:style-name="ce5">
            <text:p>0.355555556</text:p>
          </table:table-cell>
          <table:table-cell office:value-type="float" office:value="0.43432738700000001" table:style-name="ce5">
            <text:p>0.434327387</text:p>
          </table:table-cell>
          <table:table-cell office:value-type="float" office:value="0.35" table:style-name="ce6">
            <text:p>0.35</text:p>
          </table:table-cell>
          <table:table-cell office:value-type="float" office:value="0.64589184300000002" table:style-name="ce6">
            <text:p>0.645891843</text:p>
          </table:table-cell>
          <table:table-cell office:value-type="float" office:value="0.39722222200000001" table:style-name="ce7">
            <text:p>0.397222222</text:p>
          </table:table-cell>
          <table:table-cell office:value-type="float" office:value="0.85284869100000005" table:style-name="ce7">
            <text:p>0.852848691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45222222200000001" table:style-name="ce2">
            <text:p>0.452222222</text:p>
          </table:table-cell>
          <table:table-cell office:value-type="float" office:value="6.7230809999999997E-3" table:style-name="ce2">
            <text:p>0.006723081</text:p>
          </table:table-cell>
          <table:table-cell office:value-type="float" office:value="0.33305555599999997" table:style-name="ce3">
            <text:p>0.333055556</text:p>
          </table:table-cell>
          <table:table-cell office:value-type="float" office:value="5.8391134999999997E-2" table:style-name="ce3">
            <text:p>0.058391135</text:p>
          </table:table-cell>
          <table:table-cell office:value-type="float" office:value="0.39111111100000001" table:style-name="ce4">
            <text:p>0.391111111</text:p>
          </table:table-cell>
          <table:table-cell office:value-type="float" office:value="0.27375222799999999" table:style-name="ce4">
            <text:p>0.273752228</text:p>
          </table:table-cell>
          <table:table-cell office:value-type="float" office:value="0.39111111100000001" table:style-name="ce5">
            <text:p>0.391111111</text:p>
          </table:table-cell>
          <table:table-cell office:value-type="float" office:value="0.47480149900000002" table:style-name="ce5">
            <text:p>0.474801499</text:p>
          </table:table-cell>
          <table:table-cell office:value-type="float" office:value="0.38500000000000001" table:style-name="ce6">
            <text:p>0.385</text:p>
          </table:table-cell>
          <table:table-cell office:value-type="float" office:value="0.72810659099999997" table:style-name="ce6">
            <text:p>0.728106591</text:p>
          </table:table-cell>
          <table:table-cell office:value-type="float" office:value="0.43694444399999999" table:style-name="ce7">
            <text:p>0.436944444</text:p>
          </table:table-cell>
          <table:table-cell office:value-type="float" office:value="1.013630252" table:style-name="ce7">
            <text:p>1.013630252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49333333299999999" table:style-name="ce2">
            <text:p>0.493333333</text:p>
          </table:table-cell>
          <table:table-cell office:value-type="float" office:value="7.2418869999999998E-3" table:style-name="ce2">
            <text:p>0.007241887</text:p>
          </table:table-cell>
          <table:table-cell office:value-type="float" office:value="0.36333333299999998" table:style-name="ce3">
            <text:p>0.363333333</text:p>
          </table:table-cell>
          <table:table-cell office:value-type="float" office:value="5.7540795999999998E-2" table:style-name="ce3">
            <text:p>0.057540796</text:p>
          </table:table-cell>
          <table:table-cell office:value-type="float" office:value="0.426666667" table:style-name="ce4">
            <text:p>0.426666667</text:p>
          </table:table-cell>
          <table:table-cell office:value-type="float" office:value="0.29117062100000002" table:style-name="ce4">
            <text:p>0.291170621</text:p>
          </table:table-cell>
          <table:table-cell office:value-type="float" office:value="0.426666667" table:style-name="ce5">
            <text:p>0.426666667</text:p>
          </table:table-cell>
          <table:table-cell office:value-type="float" office:value="0.46598597600000002" table:style-name="ce5">
            <text:p>0.465985976</text:p>
          </table:table-cell>
          <table:table-cell office:value-type="float" office:value="0.42" table:style-name="ce6">
            <text:p>0.42</text:p>
          </table:table-cell>
          <table:table-cell office:value-type="float" office:value="0.73648398699999995" table:style-name="ce6">
            <text:p>0.736483987</text:p>
          </table:table-cell>
          <table:table-cell office:value-type="float" office:value="0.47666666699999999" table:style-name="ce7">
            <text:p>0.476666667</text:p>
          </table:table-cell>
          <table:table-cell office:value-type="float" office:value="1.040623292" table:style-name="ce7">
            <text:p>1.040623292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53444444400000002" table:style-name="ce2">
            <text:p>0.534444444</text:p>
          </table:table-cell>
          <table:table-cell office:value-type="float" office:value="7.5185510000000001E-3" table:style-name="ce2">
            <text:p>0.007518551</text:p>
          </table:table-cell>
          <table:table-cell office:value-type="float" office:value="0.39361111100000001" table:style-name="ce3">
            <text:p>0.393611111</text:p>
          </table:table-cell>
          <table:table-cell office:value-type="float" office:value="6.1062695E-2" table:style-name="ce3">
            <text:p>0.061062695</text:p>
          </table:table-cell>
          <table:table-cell office:value-type="float" office:value="0.46222222200000002" table:style-name="ce4">
            <text:p>0.462222222</text:p>
          </table:table-cell>
          <table:table-cell office:value-type="float" office:value="0.30748922699999998" table:style-name="ce4">
            <text:p>0.307489227</text:p>
          </table:table-cell>
          <table:table-cell office:value-type="float" office:value="0.46222222200000002" table:style-name="ce5">
            <text:p>0.462222222</text:p>
          </table:table-cell>
          <table:table-cell office:value-type="float" office:value="0.51724999800000004" table:style-name="ce5">
            <text:p>0.517249998</text:p>
          </table:table-cell>
          <table:table-cell office:value-type="float" office:value="0.45500000000000002" table:style-name="ce6">
            <text:p>0.455</text:p>
          </table:table-cell>
          <table:table-cell office:value-type="float" office:value="0.834948943" table:style-name="ce6">
            <text:p>0.834948943</text:p>
          </table:table-cell>
          <table:table-cell office:value-type="float" office:value="0.51638888900000002" table:style-name="ce7">
            <text:p>0.516388889</text:p>
          </table:table-cell>
          <table:table-cell office:value-type="float" office:value="1.193358395" table:style-name="ce7">
            <text:p>1.193358395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57555555599999997" table:style-name="ce2">
            <text:p>0.575555556</text:p>
          </table:table-cell>
          <table:table-cell office:value-type="float" office:value="7.6880300000000002E-3" table:style-name="ce2">
            <text:p>0.00768803</text:p>
          </table:table-cell>
          <table:table-cell office:value-type="float" office:value="0.42388888899999999" table:style-name="ce3">
            <text:p>0.423888889</text:p>
          </table:table-cell>
          <table:table-cell office:value-type="float" office:value="6.3772581999999994E-2" table:style-name="ce3">
            <text:p>0.063772582</text:p>
          </table:table-cell>
          <table:table-cell office:value-type="float" office:value="0.497777778" table:style-name="ce4">
            <text:p>0.497777778</text:p>
          </table:table-cell>
          <table:table-cell office:value-type="float" office:value="0.322750659" table:style-name="ce4">
            <text:p>0.322750659</text:p>
          </table:table-cell>
          <table:table-cell office:value-type="float" office:value="0.497777778" table:style-name="ce5">
            <text:p>0.497777778</text:p>
          </table:table-cell>
          <table:table-cell office:value-type="float" office:value="0.56964586699999997" table:style-name="ce5">
            <text:p>0.569645867</text:p>
          </table:table-cell>
          <table:table-cell office:value-type="float" office:value="0.49" table:style-name="ce6">
            <text:p>0.49</text:p>
          </table:table-cell>
          <table:table-cell office:value-type="float" office:value="0.87655542399999997" table:style-name="ce6">
            <text:p>0.876555424</text:p>
          </table:table-cell>
          <table:table-cell office:value-type="float" office:value="0.55611111099999999" table:style-name="ce7">
            <text:p>0.556111111</text:p>
          </table:table-cell>
          <table:table-cell office:value-type="float" office:value="1.1848957979999999" table:style-name="ce7">
            <text:p>1.184895798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61666666699999995" table:style-name="ce2">
            <text:p>0.616666667</text:p>
          </table:table-cell>
          <table:table-cell office:value-type="float" office:value="8.2307249999999995E-3" table:style-name="ce2">
            <text:p>0.008230725</text:p>
          </table:table-cell>
          <table:table-cell office:value-type="float" office:value="0.45416666700000002" table:style-name="ce3">
            <text:p>0.454166667</text:p>
          </table:table-cell>
          <table:table-cell office:value-type="float" office:value="6.6284301000000004E-2" table:style-name="ce3">
            <text:p>0.066284301</text:p>
          </table:table-cell>
          <table:table-cell office:value-type="float" office:value="0.53333333299999997" table:style-name="ce4">
            <text:p>0.533333333</text:p>
          </table:table-cell>
          <table:table-cell office:value-type="float" office:value="0.35034555499999998" table:style-name="ce4">
            <text:p>0.350345555</text:p>
          </table:table-cell>
          <table:table-cell office:value-type="float" office:value="0.53333333299999997" table:style-name="ce5">
            <text:p>0.533333333</text:p>
          </table:table-cell>
          <table:table-cell office:value-type="float" office:value="0.57109711799999996" table:style-name="ce5">
            <text:p>0.571097118</text:p>
          </table:table-cell>
          <table:table-cell office:value-type="float" office:value="0.52500000000000002" table:style-name="ce6">
            <text:p>0.525</text:p>
          </table:table-cell>
          <table:table-cell office:value-type="float" office:value="0.98106156" table:style-name="ce6">
            <text:p>0.98106156</text:p>
          </table:table-cell>
          <table:table-cell office:value-type="float" office:value="0.59583333299999997" table:style-name="ce7">
            <text:p>0.595833333</text:p>
          </table:table-cell>
          <table:table-cell office:value-type="float" office:value="1.37146101" table:style-name="ce7">
            <text:p>1.37146101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65777777800000004" table:style-name="ce2">
            <text:p>0.657777778</text:p>
          </table:table-cell>
          <table:table-cell office:value-type="float" office:value="8.4358290000000006E-3" table:style-name="ce2">
            <text:p>0.008435829</text:p>
          </table:table-cell>
          <table:table-cell office:value-type="float" office:value="0.48444444399999997" table:style-name="ce3">
            <text:p>0.484444444</text:p>
          </table:table-cell>
          <table:table-cell office:value-type="float" office:value="6.8611466999999995E-2" table:style-name="ce3">
            <text:p>0.068611467</text:p>
          </table:table-cell>
          <table:table-cell office:value-type="float" office:value="0.56888888900000001" table:style-name="ce4">
            <text:p>0.568888889</text:p>
          </table:table-cell>
          <table:table-cell office:value-type="float" office:value="0.33293911700000001" table:style-name="ce4">
            <text:p>0.332939117</text:p>
          </table:table-cell>
          <table:table-cell office:value-type="float" office:value="0.56888888900000001" table:style-name="ce5">
            <text:p>0.568888889</text:p>
          </table:table-cell>
          <table:table-cell office:value-type="float" office:value="0.63487879000000003" table:style-name="ce5">
            <text:p>0.63487879</text:p>
          </table:table-cell>
          <table:table-cell office:value-type="float" office:value="0.56000000000000005" table:style-name="ce6">
            <text:p>0.56</text:p>
          </table:table-cell>
          <table:table-cell office:value-type="float" office:value="1.0204219569999999" table:style-name="ce6">
            <text:p>1.020421957</text:p>
          </table:table-cell>
          <table:table-cell office:value-type="float" office:value="0.63555555600000002" table:style-name="ce7">
            <text:p>0.635555556</text:p>
          </table:table-cell>
          <table:table-cell office:value-type="float" office:value="1.3486425049999999" table:style-name="ce7">
            <text:p>1.348642505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69888888900000001" table:style-name="ce2">
            <text:p>0.698888889</text:p>
          </table:table-cell>
          <table:table-cell office:value-type="float" office:value="8.5350970000000002E-3" table:style-name="ce2">
            <text:p>0.008535097</text:p>
          </table:table-cell>
          <table:table-cell office:value-type="float" office:value="0.51472222199999995" table:style-name="ce3">
            <text:p>0.514722222</text:p>
          </table:table-cell>
          <table:table-cell office:value-type="float" office:value="6.9307773000000003E-2" table:style-name="ce3">
            <text:p>0.069307773</text:p>
          </table:table-cell>
          <table:table-cell office:value-type="float" office:value="0.60444444399999997" table:style-name="ce4">
            <text:p>0.604444444</text:p>
          </table:table-cell>
          <table:table-cell office:value-type="float" office:value="0.35904809700000001" table:style-name="ce4">
            <text:p>0.359048097</text:p>
          </table:table-cell>
          <table:table-cell office:value-type="float" office:value="0.60444444399999997" table:style-name="ce5">
            <text:p>0.604444444</text:p>
          </table:table-cell>
          <table:table-cell office:value-type="float" office:value="0.618468986" table:style-name="ce5">
            <text:p>0.618468986</text:p>
          </table:table-cell>
          <table:table-cell office:value-type="float" office:value="0.59499999999999997" table:style-name="ce6">
            <text:p>0.595</text:p>
          </table:table-cell>
          <table:table-cell office:value-type="float" office:value="1.02494043" table:style-name="ce6">
            <text:p>1.02494043</text:p>
          </table:table-cell>
          <table:table-cell office:value-type="float" office:value="0.675277778" table:style-name="ce7">
            <text:p>0.675277778</text:p>
          </table:table-cell>
          <table:table-cell office:value-type="float" office:value="1.4151631149999999" table:style-name="ce7">
            <text:p>1.415163115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74" table:style-name="ce2">
            <text:p>0.74</text:p>
          </table:table-cell>
          <table:table-cell office:value-type="float" office:value="9.042619E-3" table:style-name="ce2">
            <text:p>0.009042619</text:p>
          </table:table-cell>
          <table:table-cell office:value-type="float" office:value="0.54500000000000004" table:style-name="ce3">
            <text:p>0.545</text:p>
          </table:table-cell>
          <table:table-cell office:value-type="float" office:value="7.1262316000000006E-2" table:style-name="ce3">
            <text:p>0.071262316</text:p>
          </table:table-cell>
          <table:table-cell office:value-type="float" office:value="0.64" table:style-name="ce4">
            <text:p>0.64</text:p>
          </table:table-cell>
          <table:table-cell office:value-type="float" office:value="0.363009523" table:style-name="ce4">
            <text:p>0.363009523</text:p>
          </table:table-cell>
          <table:table-cell office:value-type="float" office:value="0.64" table:style-name="ce5">
            <text:p>0.64</text:p>
          </table:table-cell>
          <table:table-cell office:value-type="float" office:value="0.67590149600000005" table:style-name="ce5">
            <text:p>0.675901496</text:p>
          </table:table-cell>
          <table:table-cell office:value-type="float" office:value="0.63" table:style-name="ce6">
            <text:p>0.63</text:p>
          </table:table-cell>
          <table:table-cell office:value-type="float" office:value="1.1564592760000001" table:style-name="ce6">
            <text:p>1.156459276</text:p>
          </table:table-cell>
          <table:table-cell office:value-type="float" office:value="0.71499999999999997" table:style-name="ce7">
            <text:p>0.715</text:p>
          </table:table-cell>
          <table:table-cell office:value-type="float" office:value="1.57303981" table:style-name="ce7">
            <text:p>1.57303981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78111111099999997" table:style-name="ce2">
            <text:p>0.781111111</text:p>
          </table:table-cell>
          <table:table-cell office:value-type="float" office:value="8.5815149999999996E-3" table:style-name="ce2">
            <text:p>0.008581515</text:p>
          </table:table-cell>
          <table:table-cell office:value-type="float" office:value="0.57527777800000002" table:style-name="ce3">
            <text:p>0.575277778</text:p>
          </table:table-cell>
          <table:table-cell office:value-type="float" office:value="7.5378986999999995E-2" table:style-name="ce3">
            <text:p>0.075378987</text:p>
          </table:table-cell>
          <table:table-cell office:value-type="float" office:value="0.67555555599999995" table:style-name="ce4">
            <text:p>0.675555556</text:p>
          </table:table-cell>
          <table:table-cell office:value-type="float" office:value="0.38096682100000001" table:style-name="ce4">
            <text:p>0.380966821</text:p>
          </table:table-cell>
          <table:table-cell office:value-type="float" office:value="0.67555555599999995" table:style-name="ce5">
            <text:p>0.675555556</text:p>
          </table:table-cell>
          <table:table-cell office:value-type="float" office:value="0.64603738200000005" table:style-name="ce5">
            <text:p>0.646037382</text:p>
          </table:table-cell>
          <table:table-cell office:value-type="float" office:value="0.66500000000000004" table:style-name="ce6">
            <text:p>0.665</text:p>
          </table:table-cell>
          <table:table-cell office:value-type="float" office:value="1.2130648079999999" table:style-name="ce6">
            <text:p>1.213064808</text:p>
          </table:table-cell>
          <table:table-cell office:value-type="float" office:value="0.75472222200000005" table:style-name="ce7">
            <text:p>0.754722222</text:p>
          </table:table-cell>
          <table:table-cell office:value-type="float" office:value="1.591139157" table:style-name="ce7">
            <text:p>1.591139157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82222222199999995" table:style-name="ce2">
            <text:p>0.822222222</text:p>
          </table:table-cell>
          <table:table-cell office:value-type="float" office:value="8.8862239999999999E-3" table:style-name="ce2">
            <text:p>0.008886224</text:p>
          </table:table-cell>
          <table:table-cell office:value-type="float" office:value="0.60555555599999999" table:style-name="ce3">
            <text:p>0.605555556</text:p>
          </table:table-cell>
          <table:table-cell office:value-type="float" office:value="7.5532362000000006E-2" table:style-name="ce3">
            <text:p>0.075532362</text:p>
          </table:table-cell>
          <table:table-cell office:value-type="float" office:value="0.71111111100000002" table:style-name="ce4">
            <text:p>0.711111111</text:p>
          </table:table-cell>
          <table:table-cell office:value-type="float" office:value="0.37120344199999999" table:style-name="ce4">
            <text:p>0.371203442</text:p>
          </table:table-cell>
          <table:table-cell office:value-type="float" office:value="0.71111111100000002" table:style-name="ce5">
            <text:p>0.711111111</text:p>
          </table:table-cell>
          <table:table-cell office:value-type="float" office:value="0.70258764500000004" table:style-name="ce5">
            <text:p>0.702587645</text:p>
          </table:table-cell>
          <table:table-cell office:value-type="float" office:value="0.7" table:style-name="ce6">
            <text:p>0.7</text:p>
          </table:table-cell>
          <table:table-cell office:value-type="float" office:value="1.2442958390000001" table:style-name="ce6">
            <text:p>1.244295839</text:p>
          </table:table-cell>
          <table:table-cell office:value-type="float" office:value="0.79444444400000003" table:style-name="ce7">
            <text:p>0.794444444</text:p>
          </table:table-cell>
          <table:table-cell office:value-type="float" office:value="1.6538562400000001" table:style-name="ce7">
            <text:p>1.65385624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86333333300000004" table:style-name="ce2">
            <text:p>0.863333333</text:p>
          </table:table-cell>
          <table:table-cell office:value-type="float" office:value="8.6422159999999994E-3" table:style-name="ce2">
            <text:p>0.008642216</text:p>
          </table:table-cell>
          <table:table-cell office:value-type="float" office:value="0.635833333" table:style-name="ce3">
            <text:p>0.635833333</text:p>
          </table:table-cell>
          <table:table-cell office:value-type="float" office:value="8.3522167999999994E-2" table:style-name="ce3">
            <text:p>0.083522168</text:p>
          </table:table-cell>
          <table:table-cell office:value-type="float" office:value="0.74666666699999995" table:style-name="ce4">
            <text:p>0.746666667</text:p>
          </table:table-cell>
          <table:table-cell office:value-type="float" office:value="0.37979453299999999" table:style-name="ce4">
            <text:p>0.379794533</text:p>
          </table:table-cell>
          <table:table-cell office:value-type="float" office:value="0.74666666699999995" table:style-name="ce5">
            <text:p>0.746666667</text:p>
          </table:table-cell>
          <table:table-cell office:value-type="float" office:value="0.69493196999999995" table:style-name="ce5">
            <text:p>0.69493197</text:p>
          </table:table-cell>
          <table:table-cell office:value-type="float" office:value="0.73499999999999999" table:style-name="ce6">
            <text:p>0.735</text:p>
          </table:table-cell>
          <table:table-cell office:value-type="float" office:value="1.246972696" table:style-name="ce6">
            <text:p>1.246972696</text:p>
          </table:table-cell>
          <table:table-cell office:value-type="float" office:value="0.83416666699999997" table:style-name="ce7">
            <text:p>0.834166667</text:p>
          </table:table-cell>
          <table:table-cell office:value-type="float" office:value="1.840795586" table:style-name="ce7">
            <text:p>1.840795586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90444444400000001" table:style-name="ce2">
            <text:p>0.904444444</text:p>
          </table:table-cell>
          <table:table-cell office:value-type="float" office:value="9.2884309999999998E-3" table:style-name="ce2">
            <text:p>0.009288431</text:p>
          </table:table-cell>
          <table:table-cell office:value-type="float" office:value="0.66611111099999998" table:style-name="ce3">
            <text:p>0.666111111</text:p>
          </table:table-cell>
          <table:table-cell office:value-type="float" office:value="8.4272072000000003E-2" table:style-name="ce3">
            <text:p>0.084272072</text:p>
          </table:table-cell>
          <table:table-cell office:value-type="float" office:value="0.78222222200000002" table:style-name="ce4">
            <text:p>0.782222222</text:p>
          </table:table-cell>
          <table:table-cell office:value-type="float" office:value="0.408140581" table:style-name="ce4">
            <text:p>0.408140581</text:p>
          </table:table-cell>
          <table:table-cell office:value-type="float" office:value="0.78222222200000002" table:style-name="ce5">
            <text:p>0.782222222</text:p>
          </table:table-cell>
          <table:table-cell office:value-type="float" office:value="0.72165064700000003" table:style-name="ce5">
            <text:p>0.721650647</text:p>
          </table:table-cell>
          <table:table-cell office:value-type="float" office:value="0.77" table:style-name="ce6">
            <text:p>0.77</text:p>
          </table:table-cell>
          <table:table-cell office:value-type="float" office:value="1.310711309" table:style-name="ce6">
            <text:p>1.310711309</text:p>
          </table:table-cell>
          <table:table-cell office:value-type="float" office:value="0.87388888899999995" table:style-name="ce7">
            <text:p>0.873888889</text:p>
          </table:table-cell>
          <table:table-cell office:value-type="float" office:value="1.8484147440000001" table:style-name="ce7">
            <text:p>1.848414744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94555555599999996" table:style-name="ce2">
            <text:p>0.945555556</text:p>
          </table:table-cell>
          <table:table-cell office:value-type="float" office:value="9.6594430000000002E-3" table:style-name="ce2">
            <text:p>0.009659443</text:p>
          </table:table-cell>
          <table:table-cell office:value-type="float" office:value="0.69638888899999996" table:style-name="ce3">
            <text:p>0.696388889</text:p>
          </table:table-cell>
          <table:table-cell office:value-type="float" office:value="8.3211732999999996E-2" table:style-name="ce3">
            <text:p>0.083211733</text:p>
          </table:table-cell>
          <table:table-cell office:value-type="float" office:value="0.81777777799999996" table:style-name="ce4">
            <text:p>0.817777778</text:p>
          </table:table-cell>
          <table:table-cell office:value-type="float" office:value="0.41585390900000002" table:style-name="ce4">
            <text:p>0.415853909</text:p>
          </table:table-cell>
          <table:table-cell office:value-type="float" office:value="0.81777777799999996" table:style-name="ce5">
            <text:p>0.817777778</text:p>
          </table:table-cell>
          <table:table-cell office:value-type="float" office:value="0.76286849400000001" table:style-name="ce5">
            <text:p>0.762868494</text:p>
          </table:table-cell>
          <table:table-cell office:value-type="float" office:value="0.80500000000000005" table:style-name="ce6">
            <text:p>0.805</text:p>
          </table:table-cell>
          <table:table-cell office:value-type="float" office:value="1.319481176" table:style-name="ce6">
            <text:p>1.319481176</text:p>
          </table:table-cell>
          <table:table-cell office:value-type="float" office:value="0.91361111100000003" table:style-name="ce7">
            <text:p>0.913611111</text:p>
          </table:table-cell>
          <table:table-cell office:value-type="float" office:value="2.045740307" table:style-name="ce7">
            <text:p>2.045740307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0.98666666700000005" table:style-name="ce2">
            <text:p>0.986666667</text:p>
          </table:table-cell>
          <table:table-cell office:value-type="float" office:value="9.6542469999999995E-3" table:style-name="ce2">
            <text:p>0.009654247</text:p>
          </table:table-cell>
          <table:table-cell office:value-type="float" office:value="0.72666666700000004" table:style-name="ce3">
            <text:p>0.726666667</text:p>
          </table:table-cell>
          <table:table-cell office:value-type="float" office:value="8.1965602999999998E-2" table:style-name="ce3">
            <text:p>0.081965603</text:p>
          </table:table-cell>
          <table:table-cell office:value-type="float" office:value="0.85333333300000003" table:style-name="ce4">
            <text:p>0.853333333</text:p>
          </table:table-cell>
          <table:table-cell office:value-type="float" office:value="0.43565418" table:style-name="ce4">
            <text:p>0.43565418</text:p>
          </table:table-cell>
          <table:table-cell office:value-type="float" office:value="0.85333333300000003" table:style-name="ce5">
            <text:p>0.853333333</text:p>
          </table:table-cell>
          <table:table-cell office:value-type="float" office:value="0.75720195199999996" table:style-name="ce5">
            <text:p>0.757201952</text:p>
          </table:table-cell>
          <table:table-cell office:value-type="float" office:value="0.84" table:style-name="ce6">
            <text:p>0.84</text:p>
          </table:table-cell>
          <table:table-cell office:value-type="float" office:value="1.466637586" table:style-name="ce6">
            <text:p>1.466637586</text:p>
          </table:table-cell>
          <table:table-cell office:value-type="float" office:value="0.953333333" table:style-name="ce7">
            <text:p>0.953333333</text:p>
          </table:table-cell>
          <table:table-cell office:value-type="float" office:value="1.9655477560000001" table:style-name="ce7">
            <text:p>1.965547756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0277777779999999" table:style-name="ce2">
            <text:p>1.027777778</text:p>
          </table:table-cell>
          <table:table-cell office:value-type="float" office:value="9.1705390000000001E-3" table:style-name="ce2">
            <text:p>0.009170539</text:p>
          </table:table-cell>
          <table:table-cell office:value-type="float" office:value="0.75694444400000005" table:style-name="ce3">
            <text:p>0.756944444</text:p>
          </table:table-cell>
          <table:table-cell office:value-type="float" office:value="8.9976528E-2" table:style-name="ce3">
            <text:p>0.089976528</text:p>
          </table:table-cell>
          <table:table-cell office:value-type="float" office:value="0.88888888899999996" table:style-name="ce4">
            <text:p>0.888888889</text:p>
          </table:table-cell>
          <table:table-cell office:value-type="float" office:value="0.45099027699999999" table:style-name="ce4">
            <text:p>0.450990277</text:p>
          </table:table-cell>
          <table:table-cell office:value-type="float" office:value="0.88888888899999996" table:style-name="ce5">
            <text:p>0.888888889</text:p>
          </table:table-cell>
          <table:table-cell office:value-type="float" office:value="0.82915586799999996" table:style-name="ce5">
            <text:p>0.829155868</text:p>
          </table:table-cell>
          <table:table-cell office:value-type="float" office:value="0.875" table:style-name="ce6">
            <text:p>0.875</text:p>
          </table:table-cell>
          <table:table-cell office:value-type="float" office:value="1.39868971" table:style-name="ce6">
            <text:p>1.39868971</text:p>
          </table:table-cell>
          <table:table-cell office:value-type="float" office:value="0.99305555599999995" table:style-name="ce7">
            <text:p>0.993055556</text:p>
          </table:table-cell>
          <table:table-cell office:value-type="float" office:value="2.1698277109999999" table:style-name="ce7">
            <text:p>2.169827711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0688888889999999" table:style-name="ce2">
            <text:p>1.068888889</text:p>
          </table:table-cell>
          <table:table-cell office:value-type="float" office:value="9.2361730000000003E-3" table:style-name="ce2">
            <text:p>0.009236173</text:p>
          </table:table-cell>
          <table:table-cell office:value-type="float" office:value="0.78722222200000003" table:style-name="ce3">
            <text:p>0.787222222</text:p>
          </table:table-cell>
          <table:table-cell office:value-type="float" office:value="8.5924921000000001E-2" table:style-name="ce3">
            <text:p>0.085924921</text:p>
          </table:table-cell>
          <table:table-cell office:value-type="float" office:value="0.92444444400000003" table:style-name="ce4">
            <text:p>0.924444444</text:p>
          </table:table-cell>
          <table:table-cell office:value-type="float" office:value="0.452961903" table:style-name="ce4">
            <text:p>0.452961903</text:p>
          </table:table-cell>
          <table:table-cell office:value-type="float" office:value="0.92444444400000003" table:style-name="ce5">
            <text:p>0.924444444</text:p>
          </table:table-cell>
          <table:table-cell office:value-type="float" office:value="0.82910081199999996" table:style-name="ce5">
            <text:p>0.829100812</text:p>
          </table:table-cell>
          <table:table-cell office:value-type="float" office:value="0.91" table:style-name="ce6">
            <text:p>0.91</text:p>
          </table:table-cell>
          <table:table-cell office:value-type="float" office:value="1.5043918169999999" table:style-name="ce6">
            <text:p>1.504391817</text:p>
          </table:table-cell>
          <table:table-cell office:value-type="float" office:value="1.032777778" table:style-name="ce7">
            <text:p>1.032777778</text:p>
          </table:table-cell>
          <table:table-cell office:value-type="float" office:value="2.2948104300000001" table:style-name="ce7">
            <text:p>2.29481043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1100000000000001" table:style-name="ce2">
            <text:p>1.11</text:p>
          </table:table-cell>
          <table:table-cell office:value-type="float" office:value="9.5795069999999993E-3" table:style-name="ce2">
            <text:p>0.009579507</text:p>
          </table:table-cell>
          <table:table-cell office:value-type="float" office:value="0.8175" table:style-name="ce3">
            <text:p>0.8175</text:p>
          </table:table-cell>
          <table:table-cell office:value-type="float" office:value="9.1322463000000006E-2" table:style-name="ce3">
            <text:p>0.091322463</text:p>
          </table:table-cell>
          <table:table-cell office:value-type="float" office:value="0.96" table:style-name="ce4">
            <text:p>0.96</text:p>
          </table:table-cell>
          <table:table-cell office:value-type="float" office:value="0.44107913599999998" table:style-name="ce4">
            <text:p>0.441079136</text:p>
          </table:table-cell>
          <table:table-cell office:value-type="float" office:value="0.96" table:style-name="ce5">
            <text:p>0.96</text:p>
          </table:table-cell>
          <table:table-cell office:value-type="float" office:value="0.86049565299999997" table:style-name="ce5">
            <text:p>0.860495653</text:p>
          </table:table-cell>
          <table:table-cell office:value-type="float" office:value="0.94499999999999995" table:style-name="ce6">
            <text:p>0.945</text:p>
          </table:table-cell>
          <table:table-cell office:value-type="float" office:value="1.5970567980000001" table:style-name="ce6">
            <text:p>1.597056798</text:p>
          </table:table-cell>
          <table:table-cell office:value-type="float" office:value="1.0725" table:style-name="ce7">
            <text:p>1.0725</text:p>
          </table:table-cell>
          <table:table-cell office:value-type="float" office:value="2.2623728189999999" table:style-name="ce7">
            <text:p>2.262372819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1511111110000001" table:style-name="ce2">
            <text:p>1.151111111</text:p>
          </table:table-cell>
          <table:table-cell office:value-type="float" office:value="1.0015319999999999E-2" table:style-name="ce2">
            <text:p>0.01001532</text:p>
          </table:table-cell>
          <table:table-cell office:value-type="float" office:value="0.84777777799999998" table:style-name="ce3">
            <text:p>0.847777778</text:p>
          </table:table-cell>
          <table:table-cell office:value-type="float" office:value="8.6974788999999997E-2" table:style-name="ce3">
            <text:p>0.086974789</text:p>
          </table:table-cell>
          <table:table-cell office:value-type="float" office:value="0.99555555600000001" table:style-name="ce4">
            <text:p>0.995555556</text:p>
          </table:table-cell>
          <table:table-cell office:value-type="float" office:value="0.42831935100000001" table:style-name="ce4">
            <text:p>0.428319351</text:p>
          </table:table-cell>
          <table:table-cell office:value-type="float" office:value="0.99555555600000001" table:style-name="ce5">
            <text:p>0.995555556</text:p>
          </table:table-cell>
          <table:table-cell office:value-type="float" office:value="0.84938659000000005" table:style-name="ce5">
            <text:p>0.84938659</text:p>
          </table:table-cell>
          <table:table-cell office:value-type="float" office:value="0.98" table:style-name="ce6">
            <text:p>0.98</text:p>
          </table:table-cell>
          <table:table-cell office:value-type="float" office:value="1.546312559" table:style-name="ce6">
            <text:p>1.546312559</text:p>
          </table:table-cell>
          <table:table-cell office:value-type="float" office:value="1.112222222" table:style-name="ce7">
            <text:p>1.112222222</text:p>
          </table:table-cell>
          <table:table-cell office:value-type="float" office:value="2.3160253750000002" table:style-name="ce7">
            <text:p>2.316025375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1922222220000001" table:style-name="ce2">
            <text:p>1.192222222</text:p>
          </table:table-cell>
          <table:table-cell office:value-type="float" office:value="9.2989430000000005E-3" table:style-name="ce2">
            <text:p>0.009298943</text:p>
          </table:table-cell>
          <table:table-cell office:value-type="float" office:value="0.87805555599999996" table:style-name="ce3">
            <text:p>0.878055556</text:p>
          </table:table-cell>
          <table:table-cell office:value-type="float" office:value="8.6929263000000007E-2" table:style-name="ce3">
            <text:p>0.086929263</text:p>
          </table:table-cell>
          <table:table-cell office:value-type="float" office:value="1.031111111" table:style-name="ce4">
            <text:p>1.031111111</text:p>
          </table:table-cell>
          <table:table-cell office:value-type="float" office:value="0.44632560700000001" table:style-name="ce4">
            <text:p>0.446325607</text:p>
          </table:table-cell>
          <table:table-cell office:value-type="float" office:value="1.031111111" table:style-name="ce5">
            <text:p>1.031111111</text:p>
          </table:table-cell>
          <table:table-cell office:value-type="float" office:value="0.87922929000000005" table:style-name="ce5">
            <text:p>0.87922929</text:p>
          </table:table-cell>
          <table:table-cell office:value-type="float" office:value="1.0149999999999999" table:style-name="ce6">
            <text:p>1.015</text:p>
          </table:table-cell>
          <table:table-cell office:value-type="float" office:value="1.6711096400000001" table:style-name="ce6">
            <text:p>1.67110964</text:p>
          </table:table-cell>
          <table:table-cell office:value-type="float" office:value="1.151944444" table:style-name="ce7">
            <text:p>1.151944444</text:p>
          </table:table-cell>
          <table:table-cell office:value-type="float" office:value="2.416318151" table:style-name="ce7">
            <text:p>2.416318151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233333333" table:style-name="ce2">
            <text:p>1.233333333</text:p>
          </table:table-cell>
          <table:table-cell office:value-type="float" office:value="9.5333620000000001E-3" table:style-name="ce2">
            <text:p>0.009533362</text:p>
          </table:table-cell>
          <table:table-cell office:value-type="float" office:value="0.90833333299999997" table:style-name="ce3">
            <text:p>0.908333333</text:p>
          </table:table-cell>
          <table:table-cell office:value-type="float" office:value="9.3132045999999996E-2" table:style-name="ce3">
            <text:p>0.093132046</text:p>
          </table:table-cell>
          <table:table-cell office:value-type="float" office:value="1.066666667" table:style-name="ce4">
            <text:p>1.066666667</text:p>
          </table:table-cell>
          <table:table-cell office:value-type="float" office:value="0.446011979" table:style-name="ce4">
            <text:p>0.446011979</text:p>
          </table:table-cell>
          <table:table-cell office:value-type="float" office:value="1.066666667" table:style-name="ce5">
            <text:p>1.066666667</text:p>
          </table:table-cell>
          <table:table-cell office:value-type="float" office:value="0.89999207400000003" table:style-name="ce5">
            <text:p>0.899992074</text:p>
          </table:table-cell>
          <table:table-cell office:value-type="float" office:value="1.05" table:style-name="ce6">
            <text:p>1.05</text:p>
          </table:table-cell>
          <table:table-cell office:value-type="float" office:value="1.782043" table:style-name="ce6">
            <text:p>1.782043</text:p>
          </table:table-cell>
          <table:table-cell office:value-type="float" office:value="1.191666667" table:style-name="ce7">
            <text:p>1.191666667</text:p>
          </table:table-cell>
          <table:table-cell office:value-type="float" office:value="2.5175053169999999" table:style-name="ce7">
            <text:p>2.517505317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274444444" table:style-name="ce2">
            <text:p>1.274444444</text:p>
          </table:table-cell>
          <table:table-cell office:value-type="float" office:value="9.6682839999999992E-3" table:style-name="ce2">
            <text:p>0.009668284</text:p>
          </table:table-cell>
          <table:table-cell office:value-type="float" office:value="0.93861111100000005" table:style-name="ce3">
            <text:p>0.938611111</text:p>
          </table:table-cell>
          <table:table-cell office:value-type="float" office:value="9.3894553000000006E-2" table:style-name="ce3">
            <text:p>0.093894553</text:p>
          </table:table-cell>
          <table:table-cell office:value-type="float" office:value="1.102222222" table:style-name="ce4">
            <text:p>1.102222222</text:p>
          </table:table-cell>
          <table:table-cell office:value-type="float" office:value="0.43608456299999998" table:style-name="ce4">
            <text:p>0.436084563</text:p>
          </table:table-cell>
          <table:table-cell office:value-type="float" office:value="1.102222222" table:style-name="ce5">
            <text:p>1.102222222</text:p>
          </table:table-cell>
          <table:table-cell office:value-type="float" office:value="0.89381756700000004" table:style-name="ce5">
            <text:p>0.893817567</text:p>
          </table:table-cell>
          <table:table-cell office:value-type="float" office:value="1.085" table:style-name="ce6">
            <text:p>1.085</text:p>
          </table:table-cell>
          <table:table-cell office:value-type="float" office:value="1.651650683" table:style-name="ce6">
            <text:p>1.651650683</text:p>
          </table:table-cell>
          <table:table-cell office:value-type="float" office:value="1.231388889" table:style-name="ce7">
            <text:p>1.231388889</text:p>
          </table:table-cell>
          <table:table-cell office:value-type="float" office:value="2.6714158619999999" table:style-name="ce7">
            <text:p>2.671415862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3155555560000001" table:style-name="ce2">
            <text:p>1.315555556</text:p>
          </table:table-cell>
          <table:table-cell office:value-type="float" office:value="9.7999100000000002E-3" table:style-name="ce2">
            <text:p>0.00979991</text:p>
          </table:table-cell>
          <table:table-cell office:value-type="float" office:value="0.96888888900000003" table:style-name="ce3">
            <text:p>0.968888889</text:p>
          </table:table-cell>
          <table:table-cell office:value-type="float" office:value="9.0924876000000002E-2" table:style-name="ce3">
            <text:p>0.090924876</text:p>
          </table:table-cell>
          <table:table-cell office:value-type="float" office:value="1.137777778" table:style-name="ce4">
            <text:p>1.137777778</text:p>
          </table:table-cell>
          <table:table-cell office:value-type="float" office:value="0.45337537900000002" table:style-name="ce4">
            <text:p>0.453375379</text:p>
          </table:table-cell>
          <table:table-cell office:value-type="float" office:value="1.137777778" table:style-name="ce5">
            <text:p>1.137777778</text:p>
          </table:table-cell>
          <table:table-cell office:value-type="float" office:value="0.85981830400000003" table:style-name="ce5">
            <text:p>0.859818304</text:p>
          </table:table-cell>
          <table:table-cell office:value-type="float" office:value="1.1200000000000001" table:style-name="ce6">
            <text:p>1.12</text:p>
          </table:table-cell>
          <table:table-cell office:value-type="float" office:value="1.849880449" table:style-name="ce6">
            <text:p>1.849880449</text:p>
          </table:table-cell>
          <table:table-cell office:value-type="float" office:value="1.271111111" table:style-name="ce7">
            <text:p>1.271111111</text:p>
          </table:table-cell>
          <table:table-cell office:value-type="float" office:value="2.6423180130000001" table:style-name="ce7">
            <text:p>2.642318013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356666667" table:style-name="ce2">
            <text:p>1.356666667</text:p>
          </table:table-cell>
          <table:table-cell office:value-type="float" office:value="9.6365319999999997E-3" table:style-name="ce2">
            <text:p>0.009636532</text:p>
          </table:table-cell>
          <table:table-cell office:value-type="float" office:value="0.99916666700000001" table:style-name="ce3">
            <text:p>0.999166667</text:p>
          </table:table-cell>
          <table:table-cell office:value-type="float" office:value="9.7098113E-2" table:style-name="ce3">
            <text:p>0.097098113</text:p>
          </table:table-cell>
          <table:table-cell office:value-type="float" office:value="1.173333333" table:style-name="ce4">
            <text:p>1.173333333</text:p>
          </table:table-cell>
          <table:table-cell office:value-type="float" office:value="0.46125566699999998" table:style-name="ce4">
            <text:p>0.461255667</text:p>
          </table:table-cell>
          <table:table-cell office:value-type="float" office:value="1.173333333" table:style-name="ce5">
            <text:p>1.173333333</text:p>
          </table:table-cell>
          <table:table-cell office:value-type="float" office:value="0.87786332099999997" table:style-name="ce5">
            <text:p>0.877863321</text:p>
          </table:table-cell>
          <table:table-cell office:value-type="float" office:value="1.155" table:style-name="ce6">
            <text:p>1.155</text:p>
          </table:table-cell>
          <table:table-cell office:value-type="float" office:value="1.890324728" table:style-name="ce6">
            <text:p>1.890324728</text:p>
          </table:table-cell>
          <table:table-cell office:value-type="float" office:value="1.3108333329999999" table:style-name="ce7">
            <text:p>1.310833333</text:p>
          </table:table-cell>
          <table:table-cell office:value-type="float" office:value="2.6888078229999999" table:style-name="ce7">
            <text:p>2.688807823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397777778" table:style-name="ce2">
            <text:p>1.397777778</text:p>
          </table:table-cell>
          <table:table-cell office:value-type="float" office:value="9.4687810000000008E-3" table:style-name="ce2">
            <text:p>0.009468781</text:p>
          </table:table-cell>
          <table:table-cell office:value-type="float" office:value="1.0294444439999999" table:style-name="ce3">
            <text:p>1.029444444</text:p>
          </table:table-cell>
          <table:table-cell office:value-type="float" office:value="9.3987551000000003E-2" table:style-name="ce3">
            <text:p>0.093987551</text:p>
          </table:table-cell>
          <table:table-cell office:value-type="float" office:value="1.208888889" table:style-name="ce4">
            <text:p>1.208888889</text:p>
          </table:table-cell>
          <table:table-cell office:value-type="float" office:value="0.45016433900000002" table:style-name="ce4">
            <text:p>0.450164339</text:p>
          </table:table-cell>
          <table:table-cell office:value-type="float" office:value="1.208888889" table:style-name="ce5">
            <text:p>1.208888889</text:p>
          </table:table-cell>
          <table:table-cell office:value-type="float" office:value="0.91348541100000002" table:style-name="ce5">
            <text:p>0.913485411</text:p>
          </table:table-cell>
          <table:table-cell office:value-type="float" office:value="1.19" table:style-name="ce6">
            <text:p>1.19</text:p>
          </table:table-cell>
          <table:table-cell office:value-type="float" office:value="1.8923341060000001" table:style-name="ce6">
            <text:p>1.892334106</text:p>
          </table:table-cell>
          <table:table-cell office:value-type="float" office:value="1.350555556" table:style-name="ce7">
            <text:p>1.350555556</text:p>
          </table:table-cell>
          <table:table-cell office:value-type="float" office:value="2.7612494189999999" table:style-name="ce7">
            <text:p>2.761249419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438888889" table:style-name="ce2">
            <text:p>1.438888889</text:p>
          </table:table-cell>
          <table:table-cell office:value-type="float" office:value="1.0275818000000001E-2" table:style-name="ce2">
            <text:p>0.010275818</text:p>
          </table:table-cell>
          <table:table-cell office:value-type="float" office:value="1.059722222" table:style-name="ce3">
            <text:p>1.059722222</text:p>
          </table:table-cell>
          <table:table-cell office:value-type="float" office:value="8.8915013000000001E-2" table:style-name="ce3">
            <text:p>0.088915013</text:p>
          </table:table-cell>
          <table:table-cell office:value-type="float" office:value="1.244444444" table:style-name="ce4">
            <text:p>1.244444444</text:p>
          </table:table-cell>
          <table:table-cell office:value-type="float" office:value="0.49053636299999998" table:style-name="ce4">
            <text:p>0.490536363</text:p>
          </table:table-cell>
          <table:table-cell office:value-type="float" office:value="1.244444444" table:style-name="ce5">
            <text:p>1.244444444</text:p>
          </table:table-cell>
          <table:table-cell office:value-type="float" office:value="0.939813538" table:style-name="ce5">
            <text:p>0.939813538</text:p>
          </table:table-cell>
          <table:table-cell office:value-type="float" office:value="1.2250000000000001" table:style-name="ce6">
            <text:p>1.225</text:p>
          </table:table-cell>
          <table:table-cell office:value-type="float" office:value="1.8915460150000001" table:style-name="ce6">
            <text:p>1.891546015</text:p>
          </table:table-cell>
          <table:table-cell office:value-type="float" office:value="1.390277778" table:style-name="ce7">
            <text:p>1.390277778</text:p>
          </table:table-cell>
          <table:table-cell office:value-type="float" office:value="2.861833377" table:style-name="ce7">
            <text:p>2.861833377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48" table:style-name="ce2">
            <text:p>1.48</text:p>
          </table:table-cell>
          <table:table-cell office:value-type="float" office:value="1.0299202E-2" table:style-name="ce2">
            <text:p>0.010299202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9.0327463999999996E-2" table:style-name="ce3">
            <text:p>0.090327464</text:p>
          </table:table-cell>
          <table:table-cell office:value-type="float" office:value="1.28" table:style-name="ce4">
            <text:p>1.28</text:p>
          </table:table-cell>
          <table:table-cell office:value-type="float" office:value="0.46943913399999998" table:style-name="ce4">
            <text:p>0.469439134</text:p>
          </table:table-cell>
          <table:table-cell office:value-type="float" office:value="1.28" table:style-name="ce5">
            <text:p>1.28</text:p>
          </table:table-cell>
          <table:table-cell office:value-type="float" office:value="0.947413599" table:style-name="ce5">
            <text:p>0.947413599</text:p>
          </table:table-cell>
          <table:table-cell office:value-type="float" office:value="1.26" table:style-name="ce6">
            <text:p>1.26</text:p>
          </table:table-cell>
          <table:table-cell office:value-type="float" office:value="1.9650892929999999" table:style-name="ce6">
            <text:p>1.965089293</text:p>
          </table:table-cell>
          <table:table-cell office:value-type="float" office:value="1.43" table:style-name="ce7">
            <text:p>1.43</text:p>
          </table:table-cell>
          <table:table-cell office:value-type="float" office:value="3.0519632400000001" table:style-name="ce7">
            <text:p>3.05196324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521111111" table:style-name="ce2">
            <text:p>1.521111111</text:p>
          </table:table-cell>
          <table:table-cell office:value-type="float" office:value="9.4355629999999992E-3" table:style-name="ce2">
            <text:p>0.009435563</text:p>
          </table:table-cell>
          <table:table-cell office:value-type="float" office:value="1.1202777779999999" table:style-name="ce3">
            <text:p>1.120277778</text:p>
          </table:table-cell>
          <table:table-cell office:value-type="float" office:value="9.7385683000000001E-2" table:style-name="ce3">
            <text:p>0.097385683</text:p>
          </table:table-cell>
          <table:table-cell office:value-type="float" office:value="1.3155555560000001" table:style-name="ce4">
            <text:p>1.315555556</text:p>
          </table:table-cell>
          <table:table-cell office:value-type="float" office:value="0.45265098399999998" table:style-name="ce4">
            <text:p>0.452650984</text:p>
          </table:table-cell>
          <table:table-cell office:value-type="float" office:value="1.3155555560000001" table:style-name="ce5">
            <text:p>1.315555556</text:p>
          </table:table-cell>
          <table:table-cell office:value-type="float" office:value="0.88028693000000002" table:style-name="ce5">
            <text:p>0.88028693</text:p>
          </table:table-cell>
          <table:table-cell office:value-type="float" office:value="1.2949999999999999" table:style-name="ce6">
            <text:p>1.295</text:p>
          </table:table-cell>
          <table:table-cell office:value-type="float" office:value="2.0190651669999999" table:style-name="ce6">
            <text:p>2.019065167</text:p>
          </table:table-cell>
          <table:table-cell office:value-type="float" office:value="1.4697222219999999" table:style-name="ce7">
            <text:p>1.469722222</text:p>
          </table:table-cell>
          <table:table-cell office:value-type="float" office:value="3.0345629879999998" table:style-name="ce7">
            <text:p>3.034562988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5622222219999999" table:style-name="ce2">
            <text:p>1.562222222</text:p>
          </table:table-cell>
          <table:table-cell office:value-type="float" office:value="1.0338908000000001E-2" table:style-name="ce2">
            <text:p>0.010338908</text:p>
          </table:table-cell>
          <table:table-cell office:value-type="float" office:value="1.150555556" table:style-name="ce3">
            <text:p>1.150555556</text:p>
          </table:table-cell>
          <table:table-cell office:value-type="float" office:value="9.2122806000000002E-2" table:style-name="ce3">
            <text:p>0.092122806</text:p>
          </table:table-cell>
          <table:table-cell office:value-type="float" office:value="1.351111111" table:style-name="ce4">
            <text:p>1.351111111</text:p>
          </table:table-cell>
          <table:table-cell office:value-type="float" office:value="0.45464047699999999" table:style-name="ce4">
            <text:p>0.454640477</text:p>
          </table:table-cell>
          <table:table-cell office:value-type="float" office:value="1.351111111" table:style-name="ce5">
            <text:p>1.351111111</text:p>
          </table:table-cell>
          <table:table-cell office:value-type="float" office:value="0.97019089199999997" table:style-name="ce5">
            <text:p>0.970190892</text:p>
          </table:table-cell>
          <table:table-cell office:value-type="float" office:value="1.33" table:style-name="ce6">
            <text:p>1.33</text:p>
          </table:table-cell>
          <table:table-cell office:value-type="float" office:value="1.972712249" table:style-name="ce6">
            <text:p>1.972712249</text:p>
          </table:table-cell>
          <table:table-cell office:value-type="float" office:value="1.5094444440000001" table:style-name="ce7">
            <text:p>1.509444444</text:p>
          </table:table-cell>
          <table:table-cell office:value-type="float" office:value="3.2604452159999999" table:style-name="ce7">
            <text:p>3.260445216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6033333329999999" table:style-name="ce2">
            <text:p>1.603333333</text:p>
          </table:table-cell>
          <table:table-cell office:value-type="float" office:value="9.5667059999999995E-3" table:style-name="ce2">
            <text:p>0.009566706</text:p>
          </table:table-cell>
          <table:table-cell office:value-type="float" office:value="1.180833333" table:style-name="ce3">
            <text:p>1.180833333</text:p>
          </table:table-cell>
          <table:table-cell office:value-type="float" office:value="9.6315704000000002E-2" table:style-name="ce3">
            <text:p>0.096315704</text:p>
          </table:table-cell>
          <table:table-cell office:value-type="float" office:value="1.3866666670000001" table:style-name="ce4">
            <text:p>1.386666667</text:p>
          </table:table-cell>
          <table:table-cell office:value-type="float" office:value="0.48048021299999999" table:style-name="ce4">
            <text:p>0.480480213</text:p>
          </table:table-cell>
          <table:table-cell office:value-type="float" office:value="1.3866666670000001" table:style-name="ce5">
            <text:p>1.386666667</text:p>
          </table:table-cell>
          <table:table-cell office:value-type="float" office:value="0.985562143" table:style-name="ce5">
            <text:p>0.985562143</text:p>
          </table:table-cell>
          <table:table-cell office:value-type="float" office:value="1.365" table:style-name="ce6">
            <text:p>1.365</text:p>
          </table:table-cell>
          <table:table-cell office:value-type="float" office:value="2.0641736690000001" table:style-name="ce6">
            <text:p>2.064173669</text:p>
          </table:table-cell>
          <table:table-cell office:value-type="float" office:value="1.5491666669999999" table:style-name="ce7">
            <text:p>1.549166667</text:p>
          </table:table-cell>
          <table:table-cell office:value-type="float" office:value="3.3336537229999998" table:style-name="ce7">
            <text:p>3.333653723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6444444439999999" table:style-name="ce2">
            <text:p>1.644444444</text:p>
          </table:table-cell>
          <table:table-cell office:value-type="float" office:value="9.9756870000000004E-3" table:style-name="ce2">
            <text:p>0.009975687</text:p>
          </table:table-cell>
          <table:table-cell office:value-type="float" office:value="1.2111111109999999" table:style-name="ce3">
            <text:p>1.211111111</text:p>
          </table:table-cell>
          <table:table-cell office:value-type="float" office:value="9.7636500000000001E-2" table:style-name="ce3">
            <text:p>0.0976365</text:p>
          </table:table-cell>
          <table:table-cell office:value-type="float" office:value="1.422222222" table:style-name="ce4">
            <text:p>1.422222222</text:p>
          </table:table-cell>
          <table:table-cell office:value-type="float" office:value="0.49669069599999999" table:style-name="ce4">
            <text:p>0.496690696</text:p>
          </table:table-cell>
          <table:table-cell office:value-type="float" office:value="1.422222222" table:style-name="ce5">
            <text:p>1.422222222</text:p>
          </table:table-cell>
          <table:table-cell office:value-type="float" office:value="0.94391780300000006" table:style-name="ce5">
            <text:p>0.943917803</text:p>
          </table:table-cell>
          <table:table-cell office:value-type="float" office:value="1.4" table:style-name="ce6">
            <text:p>1.4</text:p>
          </table:table-cell>
          <table:table-cell office:value-type="float" office:value="2.0534419920000002" table:style-name="ce6">
            <text:p>2.053441992</text:p>
          </table:table-cell>
          <table:table-cell office:value-type="float" office:value="1.5888888889999999" table:style-name="ce7">
            <text:p>1.588888889</text:p>
          </table:table-cell>
          <table:table-cell office:value-type="float" office:value="3.3085714259999999" table:style-name="ce7">
            <text:p>3.308571426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685555556" table:style-name="ce2">
            <text:p>1.685555556</text:p>
          </table:table-cell>
          <table:table-cell office:value-type="float" office:value="1.0186450999999999E-2" table:style-name="ce2">
            <text:p>0.010186451</text:p>
          </table:table-cell>
          <table:table-cell office:value-type="float" office:value="1.241388889" table:style-name="ce3">
            <text:p>1.241388889</text:p>
          </table:table-cell>
          <table:table-cell office:value-type="float" office:value="9.7975287999999994E-2" table:style-name="ce3">
            <text:p>0.097975288</text:p>
          </table:table-cell>
          <table:table-cell office:value-type="float" office:value="1.4577777780000001" table:style-name="ce4">
            <text:p>1.457777778</text:p>
          </table:table-cell>
          <table:table-cell office:value-type="float" office:value="0.46446182899999999" table:style-name="ce4">
            <text:p>0.464461829</text:p>
          </table:table-cell>
          <table:table-cell office:value-type="float" office:value="1.4577777780000001" table:style-name="ce5">
            <text:p>1.457777778</text:p>
          </table:table-cell>
          <table:table-cell office:value-type="float" office:value="0.99620991400000003" table:style-name="ce5">
            <text:p>0.996209914</text:p>
          </table:table-cell>
          <table:table-cell office:value-type="float" office:value="1.4350000000000001" table:style-name="ce6">
            <text:p>1.435</text:p>
          </table:table-cell>
          <table:table-cell office:value-type="float" office:value="2.185964121" table:style-name="ce6">
            <text:p>2.185964121</text:p>
          </table:table-cell>
          <table:table-cell office:value-type="float" office:value="1.6286111109999999" table:style-name="ce7">
            <text:p>1.628611111</text:p>
          </table:table-cell>
          <table:table-cell office:value-type="float" office:value="3.3446348829999999" table:style-name="ce7">
            <text:p>3.344634883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7266666669999999" table:style-name="ce2">
            <text:p>1.726666667</text:p>
          </table:table-cell>
          <table:table-cell office:value-type="float" office:value="1.0099283000000001E-2" table:style-name="ce2">
            <text:p>0.010099283</text:p>
          </table:table-cell>
          <table:table-cell office:value-type="float" office:value="1.2716666670000001" table:style-name="ce3">
            <text:p>1.271666667</text:p>
          </table:table-cell>
          <table:table-cell office:value-type="float" office:value="9.6360652000000005E-2" table:style-name="ce3">
            <text:p>0.096360652</text:p>
          </table:table-cell>
          <table:table-cell office:value-type="float" office:value="1.493333333" table:style-name="ce4">
            <text:p>1.493333333</text:p>
          </table:table-cell>
          <table:table-cell office:value-type="float" office:value="0.499822506" table:style-name="ce4">
            <text:p>0.499822506</text:p>
          </table:table-cell>
          <table:table-cell office:value-type="float" office:value="1.493333333" table:style-name="ce5">
            <text:p>1.493333333</text:p>
          </table:table-cell>
          <table:table-cell office:value-type="float" office:value="0.95322333199999998" table:style-name="ce5">
            <text:p>0.953223332</text:p>
          </table:table-cell>
          <table:table-cell office:value-type="float" office:value="1.47" table:style-name="ce6">
            <text:p>1.47</text:p>
          </table:table-cell>
          <table:table-cell office:value-type="float" office:value="2.0668142710000001" table:style-name="ce6">
            <text:p>2.066814271</text:p>
          </table:table-cell>
          <table:table-cell office:value-type="float" office:value="1.6683333330000001" table:style-name="ce7">
            <text:p>1.668333333</text:p>
          </table:table-cell>
          <table:table-cell office:value-type="float" office:value="3.4796903640000001" table:style-name="ce7">
            <text:p>3.479690364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7677777779999999" table:style-name="ce2">
            <text:p>1.767777778</text:p>
          </table:table-cell>
          <table:table-cell office:value-type="float" office:value="1.010979E-2" table:style-name="ce2">
            <text:p>0.01010979</text:p>
          </table:table-cell>
          <table:table-cell office:value-type="float" office:value="1.3019444440000001" table:style-name="ce3">
            <text:p>1.301944444</text:p>
          </table:table-cell>
          <table:table-cell office:value-type="float" office:value="9.4710510999999997E-2" table:style-name="ce3">
            <text:p>0.094710511</text:p>
          </table:table-cell>
          <table:table-cell office:value-type="float" office:value="1.5288888890000001" table:style-name="ce4">
            <text:p>1.528888889</text:p>
          </table:table-cell>
          <table:table-cell office:value-type="float" office:value="0.48658649599999998" table:style-name="ce4">
            <text:p>0.486586496</text:p>
          </table:table-cell>
          <table:table-cell office:value-type="float" office:value="1.5288888890000001" table:style-name="ce5">
            <text:p>1.528888889</text:p>
          </table:table-cell>
          <table:table-cell office:value-type="float" office:value="0.95730402000000003" table:style-name="ce5">
            <text:p>0.95730402</text:p>
          </table:table-cell>
          <table:table-cell office:value-type="float" office:value="1.5049999999999999" table:style-name="ce6">
            <text:p>1.505</text:p>
          </table:table-cell>
          <table:table-cell office:value-type="float" office:value="2.2415663179999998" table:style-name="ce6">
            <text:p>2.241566318</text:p>
          </table:table-cell>
          <table:table-cell office:value-type="float" office:value="1.7080555559999999" table:style-name="ce7">
            <text:p>1.708055556</text:p>
          </table:table-cell>
          <table:table-cell office:value-type="float" office:value="3.5130055759999999" table:style-name="ce7">
            <text:p>3.513005576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8088888890000001" table:style-name="ce2">
            <text:p>1.808888889</text:p>
          </table:table-cell>
          <table:table-cell office:value-type="float" office:value="1.0317616E-2" table:style-name="ce2">
            <text:p>0.010317616</text:p>
          </table:table-cell>
          <table:table-cell office:value-type="float" office:value="1.332222222" table:style-name="ce3">
            <text:p>1.332222222</text:p>
          </table:table-cell>
          <table:table-cell office:value-type="float" office:value="9.7873248999999996E-2" table:style-name="ce3">
            <text:p>0.097873249</text:p>
          </table:table-cell>
          <table:table-cell office:value-type="float" office:value="1.564444444" table:style-name="ce4">
            <text:p>1.564444444</text:p>
          </table:table-cell>
          <table:table-cell office:value-type="float" office:value="0.48779123800000002" table:style-name="ce4">
            <text:p>0.487791238</text:p>
          </table:table-cell>
          <table:table-cell office:value-type="float" office:value="1.564444444" table:style-name="ce5">
            <text:p>1.564444444</text:p>
          </table:table-cell>
          <table:table-cell office:value-type="float" office:value="0.96104185900000005" table:style-name="ce5">
            <text:p>0.961041859</text:p>
          </table:table-cell>
          <table:table-cell office:value-type="float" office:value="1.54" table:style-name="ce6">
            <text:p>1.54</text:p>
          </table:table-cell>
          <table:table-cell office:value-type="float" office:value="2.1593794110000002" table:style-name="ce6">
            <text:p>2.159379411</text:p>
          </table:table-cell>
          <table:table-cell office:value-type="float" office:value="1.7477777779999999" table:style-name="ce7">
            <text:p>1.747777778</text:p>
          </table:table-cell>
          <table:table-cell office:value-type="float" office:value="3.403566874" table:style-name="ce7">
            <text:p>3.403566874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85" table:style-name="ce2">
            <text:p>1.85</text:p>
          </table:table-cell>
          <table:table-cell office:value-type="float" office:value="1.0028339000000001E-2" table:style-name="ce2">
            <text:p>0.010028339</text:p>
          </table:table-cell>
          <table:table-cell office:value-type="float" office:value="1.3625" table:style-name="ce3">
            <text:p>1.3625</text:p>
          </table:table-cell>
          <table:table-cell office:value-type="float" office:value="9.9087722000000003E-2" table:style-name="ce3">
            <text:p>0.099087722</text:p>
          </table:table-cell>
          <table:table-cell office:value-type="float" office:value="1.6" table:style-name="ce4">
            <text:p>1.6</text:p>
          </table:table-cell>
          <table:table-cell office:value-type="float" office:value="0.46933338699999999" table:style-name="ce4">
            <text:p>0.469333387</text:p>
          </table:table-cell>
          <table:table-cell office:value-type="float" office:value="1.6" table:style-name="ce5">
            <text:p>1.6</text:p>
          </table:table-cell>
          <table:table-cell office:value-type="float" office:value="0.96446352099999999" table:style-name="ce5">
            <text:p>0.964463521</text:p>
          </table:table-cell>
          <table:table-cell office:value-type="float" office:value="1.575" table:style-name="ce6">
            <text:p>1.575</text:p>
          </table:table-cell>
          <table:table-cell office:value-type="float" office:value="2.1608501520000001" table:style-name="ce6">
            <text:p>2.160850152</text:p>
          </table:table-cell>
          <table:table-cell office:value-type="float" office:value="1.7875000000000001" table:style-name="ce7">
            <text:p>1.7875</text:p>
          </table:table-cell>
          <table:table-cell office:value-type="float" office:value="3.7510501409999999" table:style-name="ce7">
            <text:p>3.751050141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8911111110000001" table:style-name="ce2">
            <text:p>1.891111111</text:p>
          </table:table-cell>
          <table:table-cell office:value-type="float" office:value="1.0433273E-2" table:style-name="ce2">
            <text:p>0.010433273</text:p>
          </table:table-cell>
          <table:table-cell office:value-type="float" office:value="1.3927777779999999" table:style-name="ce3">
            <text:p>1.392777778</text:p>
          </table:table-cell>
          <table:table-cell office:value-type="float" office:value="9.8340457000000006E-2" table:style-name="ce3">
            <text:p>0.098340457</text:p>
          </table:table-cell>
          <table:table-cell office:value-type="float" office:value="1.6355555559999999" table:style-name="ce4">
            <text:p>1.635555556</text:p>
          </table:table-cell>
          <table:table-cell office:value-type="float" office:value="0.49478781599999999" table:style-name="ce4">
            <text:p>0.494787816</text:p>
          </table:table-cell>
          <table:table-cell office:value-type="float" office:value="1.6355555559999999" table:style-name="ce5">
            <text:p>1.635555556</text:p>
          </table:table-cell>
          <table:table-cell office:value-type="float" office:value="1.0159736420000001" table:style-name="ce5">
            <text:p>1.015973642</text:p>
          </table:table-cell>
          <table:table-cell office:value-type="float" office:value="1.61" table:style-name="ce6">
            <text:p>1.61</text:p>
          </table:table-cell>
          <table:table-cell office:value-type="float" office:value="2.270883075" table:style-name="ce6">
            <text:p>2.270883075</text:p>
          </table:table-cell>
          <table:table-cell office:value-type="float" office:value="1.8272222220000001" table:style-name="ce7">
            <text:p>1.827222222</text:p>
          </table:table-cell>
          <table:table-cell office:value-type="float" office:value="3.7075728799999998" table:style-name="ce7">
            <text:p>3.70757288</text:p>
          </table:table-cell>
          <table:table-cell table:number-columns-repeated="2" table:style-name="ce16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1.932222222" table:style-name="ce1">
            <text:p>1.932222222</text:p>
          </table:table-cell>
          <table:table-cell office:value-type="float" office:value="1.0042511E-2" table:style-name="ce1">
            <text:p>0.010042511</text:p>
          </table:table-cell>
          <table:table-cell office:value-type="float" office:value="1.423055556" table:style-name="ce1">
            <text:p>1.423055556</text:p>
          </table:table-cell>
          <table:table-cell office:value-type="float" office:value="9.5620107999999995E-2" table:style-name="ce1">
            <text:p>0.095620108</text:p>
          </table:table-cell>
          <table:table-cell office:value-type="float" office:value="1.6711111110000001" table:style-name="ce1">
            <text:p>1.671111111</text:p>
          </table:table-cell>
          <table:table-cell office:value-type="float" office:value="0.51043170699999996" table:style-name="ce1">
            <text:p>0.510431707</text:p>
          </table:table-cell>
          <table:table-cell office:value-type="float" office:value="1.6711111110000001" table:style-name="ce1">
            <text:p>1.671111111</text:p>
          </table:table-cell>
          <table:table-cell office:value-type="float" office:value="1.009274652" table:style-name="ce1">
            <text:p>1.009274652</text:p>
          </table:table-cell>
          <table:table-cell office:value-type="float" office:value="1.645" table:style-name="ce1">
            <text:p>1.645</text:p>
          </table:table-cell>
          <table:table-cell office:value-type="float" office:value="2.1588298830000001" table:style-name="ce1">
            <text:p>2.158829883</text:p>
          </table:table-cell>
          <table:table-cell office:value-type="float" office:value="1.866944444" table:style-name="ce1">
            <text:p>1.866944444</text:p>
          </table:table-cell>
          <table:table-cell office:value-type="float" office:value="3.5482874780000002" table:style-name="ce1">
            <text:p>3.548287478</text:p>
          </table:table-cell>
          <table:table-cell table:number-columns-repeated="16372" table:style-name="ce1"/>
        </table:table-row>
        <table:table-row table:style-name="ro1">
          <table:table-cell office:value-type="float" office:value="1.973333333" table:style-name="ce1">
            <text:p>1.973333333</text:p>
          </table:table-cell>
          <table:table-cell office:value-type="float" office:value="9.6505480000000001E-3" table:style-name="ce1">
            <text:p>0.009650548</text:p>
          </table:table-cell>
          <table:table-cell office:value-type="float" office:value="1.453333333" table:style-name="ce1">
            <text:p>1.453333333</text:p>
          </table:table-cell>
          <table:table-cell office:value-type="float" office:value="9.2872383000000003E-2" table:style-name="ce1">
            <text:p>0.092872383</text:p>
          </table:table-cell>
          <table:table-cell office:value-type="float" office:value="1.7066666669999999" table:style-name="ce1">
            <text:p>1.706666667</text:p>
          </table:table-cell>
          <table:table-cell office:value-type="float" office:value="0.48671284500000001" table:style-name="ce1">
            <text:p>0.486712845</text:p>
          </table:table-cell>
          <table:table-cell office:value-type="float" office:value="1.7066666669999999" table:style-name="ce1">
            <text:p>1.706666667</text:p>
          </table:table-cell>
          <table:table-cell office:value-type="float" office:value="1.0217261550000001" table:style-name="ce1">
            <text:p>1.021726155</text:p>
          </table:table-cell>
          <table:table-cell office:value-type="float" office:value="1.68" table:style-name="ce1">
            <text:p>1.68</text:p>
          </table:table-cell>
          <table:table-cell office:value-type="float" office:value="2.2677303750000002" table:style-name="ce1">
            <text:p>2.267730375</text:p>
          </table:table-cell>
          <table:table-cell office:value-type="float" office:value="1.9066666670000001" table:style-name="ce1">
            <text:p>1.906666667</text:p>
          </table:table-cell>
          <table:table-cell office:value-type="float" office:value="3.5683533249999999" table:style-name="ce1">
            <text:p>3.568353325</text:p>
          </table:table-cell>
          <table:table-cell table:number-columns-repeated="16372" table:style-name="ce1"/>
        </table:table-row>
        <table:table-row table:style-name="ro1">
          <table:table-cell office:value-type="float" office:value="2.014444444" table:style-name="ce1">
            <text:p>2.014444444</text:p>
          </table:table-cell>
          <table:table-cell office:value-type="float" office:value="1.0252967E-2" table:style-name="ce1">
            <text:p>0.010252967</text:p>
          </table:table-cell>
          <table:table-cell office:value-type="float" office:value="1.4836111110000001" table:style-name="ce1">
            <text:p>1.483611111</text:p>
          </table:table-cell>
          <table:table-cell office:value-type="float" office:value="0.100872647" table:style-name="ce1">
            <text:p>0.100872647</text:p>
          </table:table-cell>
          <table:table-cell office:value-type="float" office:value="1.7422222220000001" table:style-name="ce1">
            <text:p>1.742222222</text:p>
          </table:table-cell>
          <table:table-cell office:value-type="float" office:value="0.49730818100000002" table:style-name="ce1">
            <text:p>0.497308181</text:p>
          </table:table-cell>
          <table:table-cell office:value-type="float" office:value="1.7422222220000001" table:style-name="ce1">
            <text:p>1.742222222</text:p>
          </table:table-cell>
          <table:table-cell office:value-type="float" office:value="1.0242355809999999" table:style-name="ce1">
            <text:p>1.024235581</text:p>
          </table:table-cell>
          <table:table-cell office:value-type="float" office:value="1.7150000000000001" table:style-name="ce1">
            <text:p>1.715</text:p>
          </table:table-cell>
          <table:table-cell office:value-type="float" office:value="2.2638128719999999" table:style-name="ce1">
            <text:p>2.263812872</text:p>
          </table:table-cell>
          <table:table-cell office:value-type="float" office:value="1.9463888890000001" table:style-name="ce1">
            <text:p>1.946388889</text:p>
          </table:table-cell>
          <table:table-cell office:value-type="float" office:value="3.8149212729999999" table:style-name="ce1">
            <text:p>3.814921273</text:p>
          </table:table-cell>
          <table:table-cell table:number-columns-repeated="16372" table:style-name="ce1"/>
        </table:table-row>
        <table:table-row table:style-name="ro1">
          <table:table-cell office:value-type="float" office:value="2.0555555559999998" table:style-name="ce1">
            <text:p>2.055555556</text:p>
          </table:table-cell>
          <table:table-cell office:value-type="float" office:value="9.5607369999999997E-3" table:style-name="ce1">
            <text:p>0.009560737</text:p>
          </table:table-cell>
          <table:table-cell office:value-type="float" office:value="1.513888889" table:style-name="ce1">
            <text:p>1.513888889</text:p>
          </table:table-cell>
          <table:table-cell office:value-type="float" office:value="0.10300005399999999" table:style-name="ce1">
            <text:p>0.103000054</text:p>
          </table:table-cell>
          <table:table-cell office:value-type="float" office:value="1.7777777779999999" table:style-name="ce1">
            <text:p>1.777777778</text:p>
          </table:table-cell>
          <table:table-cell office:value-type="float" office:value="0.498002585" table:style-name="ce1">
            <text:p>0.498002585</text:p>
          </table:table-cell>
          <table:table-cell office:value-type="float" office:value="1.7777777779999999" table:style-name="ce1">
            <text:p>1.777777778</text:p>
          </table:table-cell>
          <table:table-cell office:value-type="float" office:value="0.97764483300000005" table:style-name="ce1">
            <text:p>0.977644833</text:p>
          </table:table-cell>
          <table:table-cell office:value-type="float" office:value="1.75" table:style-name="ce1">
            <text:p>1.75</text:p>
          </table:table-cell>
          <table:table-cell office:value-type="float" office:value="2.2812389230000001" table:style-name="ce1">
            <text:p>2.281238923</text:p>
          </table:table-cell>
          <table:table-cell office:value-type="float" office:value="1.986111111" table:style-name="ce1">
            <text:p>1.986111111</text:p>
          </table:table-cell>
          <table:table-cell office:value-type="float" office:value="3.7949249030000001" table:style-name="ce1">
            <text:p>3.794924903</text:p>
          </table:table-cell>
          <table:table-cell table:number-columns-repeated="16372" table:style-name="ce1"/>
        </table:table-row>
        <table:table-row table:style-name="ro1">
          <table:table-cell office:value-type="float" office:value="2.096666667" table:style-name="ce1">
            <text:p>2.096666667</text:p>
          </table:table-cell>
          <table:table-cell office:value-type="float" office:value="9.564833E-3" table:style-name="ce1">
            <text:p>0.009564833</text:p>
          </table:table-cell>
          <table:table-cell office:value-type="float" office:value="1.544166667" table:style-name="ce1">
            <text:p>1.544166667</text:p>
          </table:table-cell>
          <table:table-cell office:value-type="float" office:value="9.8243491000000002E-2" table:style-name="ce1">
            <text:p>0.098243491</text:p>
          </table:table-cell>
          <table:table-cell office:value-type="float" office:value="1.8133333330000001" table:style-name="ce1">
            <text:p>1.813333333</text:p>
          </table:table-cell>
          <table:table-cell office:value-type="float" office:value="0.49369770899999998" table:style-name="ce1">
            <text:p>0.493697709</text:p>
          </table:table-cell>
          <table:table-cell office:value-type="float" office:value="1.8133333330000001" table:style-name="ce1">
            <text:p>1.813333333</text:p>
          </table:table-cell>
          <table:table-cell office:value-type="float" office:value="1.028618765" table:style-name="ce1">
            <text:p>1.028618765</text:p>
          </table:table-cell>
          <table:table-cell office:value-type="float" office:value="1.7849999999999999" table:style-name="ce1">
            <text:p>1.785</text:p>
          </table:table-cell>
          <table:table-cell office:value-type="float" office:value="2.205689596" table:style-name="ce1">
            <text:p>2.205689596</text:p>
          </table:table-cell>
          <table:table-cell office:value-type="float" office:value="2.025833333" table:style-name="ce1">
            <text:p>2.025833333</text:p>
          </table:table-cell>
          <table:table-cell office:value-type="float" office:value="3.9677593729999998" table:style-name="ce1">
            <text:p>3.967759373</text:p>
          </table:table-cell>
          <table:table-cell table:number-columns-repeated="16372" table:style-name="ce1"/>
        </table:table-row>
        <table:table-row table:style-name="ro1">
          <table:table-cell office:value-type="float" office:value="2.1377777779999998" table:style-name="ce1">
            <text:p>2.137777778</text:p>
          </table:table-cell>
          <table:table-cell office:value-type="float" office:value="9.8675169999999993E-3" table:style-name="ce1">
            <text:p>0.009867517</text:p>
          </table:table-cell>
          <table:table-cell office:value-type="float" office:value="1.5744444440000001" table:style-name="ce1">
            <text:p>1.574444444</text:p>
          </table:table-cell>
          <table:table-cell office:value-type="float" office:value="9.8380179999999998E-2" table:style-name="ce1">
            <text:p>0.09838018</text:p>
          </table:table-cell>
          <table:table-cell office:value-type="float" office:value="1.8488888889999999" table:style-name="ce1">
            <text:p>1.848888889</text:p>
          </table:table-cell>
          <table:table-cell office:value-type="float" office:value="0.49921000700000001" table:style-name="ce1">
            <text:p>0.499210007</text:p>
          </table:table-cell>
          <table:table-cell office:value-type="float" office:value="1.8488888889999999" table:style-name="ce1">
            <text:p>1.848888889</text:p>
          </table:table-cell>
          <table:table-cell office:value-type="float" office:value="0.93238193400000002" table:style-name="ce1">
            <text:p>0.932381934</text:p>
          </table:table-cell>
          <table:table-cell office:value-type="float" office:value="1.82" table:style-name="ce1">
            <text:p>1.82</text:p>
          </table:table-cell>
          <table:table-cell office:value-type="float" office:value="2.2666572949999999" table:style-name="ce1">
            <text:p>2.266657295</text:p>
          </table:table-cell>
          <table:table-cell office:value-type="float" office:value="2.0655555560000001" table:style-name="ce1">
            <text:p>2.065555556</text:p>
          </table:table-cell>
          <table:table-cell office:value-type="float" office:value="4.1026840939999998" table:style-name="ce1">
            <text:p>4.102684094</text:p>
          </table:table-cell>
          <table:table-cell table:number-columns-repeated="16372" table:style-name="ce1"/>
        </table:table-row>
        <table:table-row table:style-name="ro1">
          <table:table-cell office:value-type="float" office:value="2.178888889" table:style-name="ce1">
            <text:p>2.178888889</text:p>
          </table:table-cell>
          <table:table-cell office:value-type="float" office:value="1.0269731000000001E-2" table:style-name="ce1">
            <text:p>0.010269731</text:p>
          </table:table-cell>
          <table:table-cell office:value-type="float" office:value="1.6047222219999999" table:style-name="ce1">
            <text:p>1.604722222</text:p>
          </table:table-cell>
          <table:table-cell office:value-type="float" office:value="9.3580935000000004E-2" table:style-name="ce1">
            <text:p>0.093580935</text:p>
          </table:table-cell>
          <table:table-cell office:value-type="float" office:value="1.8844444440000001" table:style-name="ce1">
            <text:p>1.884444444</text:p>
          </table:table-cell>
          <table:table-cell office:value-type="float" office:value="0.479942164" table:style-name="ce1">
            <text:p>0.479942164</text:p>
          </table:table-cell>
          <table:table-cell office:value-type="float" office:value="1.8844444440000001" table:style-name="ce1">
            <text:p>1.884444444</text:p>
          </table:table-cell>
          <table:table-cell office:value-type="float" office:value="0.95361941800000005" table:style-name="ce1">
            <text:p>0.953619418</text:p>
          </table:table-cell>
          <table:table-cell office:value-type="float" office:value="1.855" table:style-name="ce1">
            <text:p>1.855</text:p>
          </table:table-cell>
          <table:table-cell office:value-type="float" office:value="2.30397439" table:style-name="ce1">
            <text:p>2.30397439</text:p>
          </table:table-cell>
          <table:table-cell office:value-type="float" office:value="2.105277778" table:style-name="ce1">
            <text:p>2.105277778</text:p>
          </table:table-cell>
          <table:table-cell office:value-type="float" office:value="3.8750157750000001" table:style-name="ce1">
            <text:p>3.875015775</text:p>
          </table:table-cell>
          <table:table-cell table:number-columns-repeated="16372" table:style-name="ce1"/>
        </table:table-row>
        <table:table-row table:style-name="ro1">
          <table:table-cell office:value-type="float" office:value="2.2200000000000002" table:style-name="ce1">
            <text:p>2.22</text:p>
          </table:table-cell>
          <table:table-cell office:value-type="float" office:value="1.0272889E-2" table:style-name="ce1">
            <text:p>0.010272889</text:p>
          </table:table-cell>
          <table:table-cell office:value-type="float" office:value="1.635" table:style-name="ce1">
            <text:p>1.635</text:p>
          </table:table-cell>
          <table:table-cell office:value-type="float" office:value="9.3691389999999999E-2" table:style-name="ce1">
            <text:p>0.09369139</text:p>
          </table:table-cell>
          <table:table-cell office:value-type="float" office:value="1.92" table:style-name="ce1">
            <text:p>1.92</text:p>
          </table:table-cell>
          <table:table-cell office:value-type="float" office:value="0.47544717800000003" table:style-name="ce1">
            <text:p>0.475447178</text:p>
          </table:table-cell>
          <table:table-cell office:value-type="float" office:value="1.92" table:style-name="ce1">
            <text:p>1.92</text:p>
          </table:table-cell>
          <table:table-cell office:value-type="float" office:value="1.014163637" table:style-name="ce1">
            <text:p>1.014163637</text:p>
          </table:table-cell>
          <table:table-cell office:value-type="float" office:value="1.89" table:style-name="ce1">
            <text:p>1.89</text:p>
          </table:table-cell>
          <table:table-cell office:value-type="float" office:value="2.340629399" table:style-name="ce1">
            <text:p>2.340629399</text:p>
          </table:table-cell>
          <table:table-cell office:value-type="float" office:value="2.145" table:style-name="ce1">
            <text:p>2.145</text:p>
          </table:table-cell>
          <table:table-cell office:value-type="float" office:value="4.0065296349999997" table:style-name="ce1">
            <text:p>4.006529635</text:p>
          </table:table-cell>
          <table:table-cell table:number-columns-repeated="16372" table:style-name="ce1"/>
        </table:table-row>
        <table:table-row table:style-name="ro1">
          <table:table-cell office:value-type="float" office:value="2.261111111" table:style-name="ce1">
            <text:p>2.261111111</text:p>
          </table:table-cell>
          <table:table-cell office:value-type="float" office:value="9.4776029999999994E-3" table:style-name="ce1">
            <text:p>0.009477603</text:p>
          </table:table-cell>
          <table:table-cell office:value-type="float" office:value="1.6652777780000001" table:style-name="ce1">
            <text:p>1.665277778</text:p>
          </table:table-cell>
          <table:table-cell office:value-type="float" office:value="9.9717044000000005E-2" table:style-name="ce1">
            <text:p>0.099717044</text:p>
          </table:table-cell>
          <table:table-cell office:value-type="float" office:value="1.955555556" table:style-name="ce1">
            <text:p>1.955555556</text:p>
          </table:table-cell>
          <table:table-cell office:value-type="float" office:value="0.47585925099999998" table:style-name="ce1">
            <text:p>0.475859251</text:p>
          </table:table-cell>
          <table:table-cell office:value-type="float" office:value="1.955555556" table:style-name="ce1">
            <text:p>1.955555556</text:p>
          </table:table-cell>
          <table:table-cell office:value-type="float" office:value="0.98600342399999996" table:style-name="ce1">
            <text:p>0.986003424</text:p>
          </table:table-cell>
          <table:table-cell office:value-type="float" office:value="1.925" table:style-name="ce1">
            <text:p>1.925</text:p>
          </table:table-cell>
          <table:table-cell office:value-type="float" office:value="2.2354510780000001" table:style-name="ce1">
            <text:p>2.235451078</text:p>
          </table:table-cell>
          <table:table-cell office:value-type="float" office:value="2.184722222" table:style-name="ce1">
            <text:p>2.184722222</text:p>
          </table:table-cell>
          <table:table-cell office:value-type="float" office:value="3.9316833600000001" table:style-name="ce1">
            <text:p>3.93168336</text:p>
          </table:table-cell>
          <table:table-cell table:number-columns-repeated="16372" table:style-name="ce1"/>
        </table:table-row>
        <table:table-row table:style-name="ro1">
          <table:table-cell office:value-type="float" office:value="2.3022222220000002" table:style-name="ce1">
            <text:p>2.302222222</text:p>
          </table:table-cell>
          <table:table-cell office:value-type="float" office:value="1.0477828E-2" table:style-name="ce1">
            <text:p>0.010477828</text:p>
          </table:table-cell>
          <table:table-cell office:value-type="float" office:value="1.695555556" table:style-name="ce1">
            <text:p>1.695555556</text:p>
          </table:table-cell>
          <table:table-cell office:value-type="float" office:value="9.8828638999999996E-2" table:style-name="ce1">
            <text:p>0.098828639</text:p>
          </table:table-cell>
          <table:table-cell office:value-type="float" office:value="1.9911111109999999" table:style-name="ce1">
            <text:p>1.991111111</text:p>
          </table:table-cell>
          <table:table-cell office:value-type="float" office:value="0.48119494299999999" table:style-name="ce1">
            <text:p>0.481194943</text:p>
          </table:table-cell>
          <table:table-cell office:value-type="float" office:value="1.9911111109999999" table:style-name="ce1">
            <text:p>1.991111111</text:p>
          </table:table-cell>
          <table:table-cell office:value-type="float" office:value="0.97738728900000005" table:style-name="ce1">
            <text:p>0.977387289</text:p>
          </table:table-cell>
          <table:table-cell office:value-type="float" office:value="1.96" table:style-name="ce1">
            <text:p>1.96</text:p>
          </table:table-cell>
          <table:table-cell office:value-type="float" office:value="2.2701326580000001" table:style-name="ce1">
            <text:p>2.270132658</text:p>
          </table:table-cell>
          <table:table-cell office:value-type="float" office:value="2.224444444" table:style-name="ce1">
            <text:p>2.224444444</text:p>
          </table:table-cell>
          <table:table-cell office:value-type="float" office:value="4.2711432479999996" table:style-name="ce1">
            <text:p>4.271143248</text:p>
          </table:table-cell>
          <table:table-cell table:number-columns-repeated="16372" table:style-name="ce1"/>
        </table:table-row>
        <table:table-row table:style-name="ro1">
          <table:table-cell office:value-type="float" office:value="2.3433333329999999" table:style-name="ce1">
            <text:p>2.343333333</text:p>
          </table:table-cell>
          <table:table-cell office:value-type="float" office:value="1.0480141E-2" table:style-name="ce1">
            <text:p>0.010480141</text:p>
          </table:table-cell>
          <table:table-cell office:value-type="float" office:value="1.725833333" table:style-name="ce1">
            <text:p>1.725833333</text:p>
          </table:table-cell>
          <table:table-cell office:value-type="float" office:value="9.5952245000000005E-2" table:style-name="ce1">
            <text:p>0.095952245</text:p>
          </table:table-cell>
          <table:table-cell office:value-type="float" office:value="2.0266666670000002" table:style-name="ce1">
            <text:p>2.026666667</text:p>
          </table:table-cell>
          <table:table-cell office:value-type="float" office:value="0.49643256400000002" table:style-name="ce1">
            <text:p>0.496432564</text:p>
          </table:table-cell>
          <table:table-cell office:value-type="float" office:value="2.0266666670000002" table:style-name="ce1">
            <text:p>2.026666667</text:p>
          </table:table-cell>
          <table:table-cell office:value-type="float" office:value="1.0081729269999999" table:style-name="ce1">
            <text:p>1.008172927</text:p>
          </table:table-cell>
          <table:table-cell office:value-type="float" office:value="1.9950000000000001" table:style-name="ce1">
            <text:p>1.995</text:p>
          </table:table-cell>
          <table:table-cell office:value-type="float" office:value="2.4467841360000002" table:style-name="ce1">
            <text:p>2.446784136</text:p>
          </table:table-cell>
          <table:table-cell office:value-type="float" office:value="2.264166667" table:style-name="ce1">
            <text:p>2.264166667</text:p>
          </table:table-cell>
          <table:table-cell office:value-type="float" office:value="4.2346065690000003" table:style-name="ce1">
            <text:p>4.234606569</text:p>
          </table:table-cell>
          <table:table-cell table:number-columns-repeated="16372"/>
        </table:table-row>
        <table:table-row table:style-name="ro1">
          <table:table-cell office:value-type="float" office:value="2.3844444440000001" table:style-name="ce1">
            <text:p>2.384444444</text:p>
          </table:table-cell>
          <table:table-cell office:value-type="float" office:value="1.0282552E-2" table:style-name="ce1">
            <text:p>0.010282552</text:p>
          </table:table-cell>
          <table:table-cell office:value-type="float" office:value="1.7561111110000001" table:style-name="ce1">
            <text:p>1.756111111</text:p>
          </table:table-cell>
          <table:table-cell office:value-type="float" office:value="9.5043790000000003E-2" table:style-name="ce1">
            <text:p>0.09504379</text:p>
          </table:table-cell>
          <table:table-cell office:value-type="float" office:value="2.0622222219999999" table:style-name="ce1">
            <text:p>2.062222222</text:p>
          </table:table-cell>
          <table:table-cell office:value-type="float" office:value="0.49675578799999998" table:style-name="ce1">
            <text:p>0.496755788</text:p>
          </table:table-cell>
          <table:table-cell office:value-type="float" office:value="2.0622222219999999" table:style-name="ce1">
            <text:p>2.062222222</text:p>
          </table:table-cell>
          <table:table-cell office:value-type="float" office:value="0.98944793499999995" table:style-name="ce1">
            <text:p>0.989447935</text:p>
          </table:table-cell>
          <table:table-cell office:value-type="float" office:value="2.0299999999999998" table:style-name="ce1">
            <text:p>2.03</text:p>
          </table:table-cell>
          <table:table-cell office:value-type="float" office:value="2.3855412299999998" table:style-name="ce1">
            <text:p>2.38554123</text:p>
          </table:table-cell>
          <table:table-cell office:value-type="float" office:value="2.303888889" table:style-name="ce1">
            <text:p>2.303888889</text:p>
          </table:table-cell>
          <table:table-cell office:value-type="float" office:value="4.40862409" table:style-name="ce1">
            <text:p>4.40862409</text:p>
          </table:table-cell>
          <table:table-cell table:number-columns-repeated="16372"/>
        </table:table-row>
        <table:table-row table:style-name="ro1">
          <table:table-cell office:value-type="float" office:value="2.4255555559999999" table:style-name="ce1">
            <text:p>2.425555556</text:p>
          </table:table-cell>
          <table:table-cell office:value-type="float" office:value="1.0084676000000001E-2" table:style-name="ce1">
            <text:p>0.010084676</text:p>
          </table:table-cell>
          <table:table-cell office:value-type="float" office:value="1.7863888889999999" table:style-name="ce1">
            <text:p>1.786388889</text:p>
          </table:table-cell>
          <table:table-cell office:value-type="float" office:value="0.10304477300000001" table:style-name="ce1">
            <text:p>0.103044773</text:p>
          </table:table-cell>
          <table:table-cell office:value-type="float" office:value="2.0977777780000002" table:style-name="ce1">
            <text:p>2.097777778</text:p>
          </table:table-cell>
          <table:table-cell office:value-type="float" office:value="0.50202031000000003" table:style-name="ce1">
            <text:p>0.50202031</text:p>
          </table:table-cell>
          <table:table-cell office:value-type="float" office:value="2.0977777780000002" table:style-name="ce1">
            <text:p>2.097777778</text:p>
          </table:table-cell>
          <table:table-cell office:value-type="float" office:value="1.0300140019999999" table:style-name="ce1">
            <text:p>1.030014002</text:p>
          </table:table-cell>
          <table:table-cell office:value-type="float" office:value="2.0649999999999999" table:style-name="ce1">
            <text:p>2.065</text:p>
          </table:table-cell>
          <table:table-cell office:value-type="float" office:value="2.442729323" table:style-name="ce1">
            <text:p>2.442729323</text:p>
          </table:table-cell>
          <table:table-cell office:value-type="float" office:value="2.343611111" table:style-name="ce1">
            <text:p>2.343611111</text:p>
          </table:table-cell>
          <table:table-cell office:value-type="float" office:value="4.3674432420000002" table:style-name="ce1">
            <text:p>4.367443242</text:p>
          </table:table-cell>
          <table:table-cell table:number-columns-repeated="16372"/>
        </table:table-row>
        <table:table-row table:style-name="ro1">
          <table:table-cell office:value-type="float" office:value="2.4666666670000001" table:style-name="ce1">
            <text:p>2.466666667</text:p>
          </table:table-cell>
          <table:table-cell office:value-type="float" office:value="9.9864099999999994E-3" table:style-name="ce1">
            <text:p>0.00998641</text:p>
          </table:table-cell>
          <table:table-cell office:value-type="float" office:value="1.816666667" table:style-name="ce1">
            <text:p>1.816666667</text:p>
          </table:table-cell>
          <table:table-cell office:value-type="float" office:value="9.9153041999999997E-2" table:style-name="ce1">
            <text:p>0.099153042</text:p>
          </table:table-cell>
          <table:table-cell office:value-type="float" office:value="2.1333333329999999" table:style-name="ce1">
            <text:p>2.133333333</text:p>
          </table:table-cell>
          <table:table-cell office:value-type="float" office:value="0.472451395" table:style-name="ce1">
            <text:p>0.472451395</text:p>
          </table:table-cell>
          <table:table-cell office:value-type="float" office:value="2.1333333329999999" table:style-name="ce1">
            <text:p>2.133333333</text:p>
          </table:table-cell>
          <table:table-cell office:value-type="float" office:value="0.98135076300000001" table:style-name="ce1">
            <text:p>0.981350763</text:p>
          </table:table-cell>
          <table:table-cell office:value-type="float" office:value="2.1" table:style-name="ce1">
            <text:p>2.1</text:p>
          </table:table-cell>
          <table:table-cell office:value-type="float" office:value="2.403435371" table:style-name="ce1">
            <text:p>2.403435371</text:p>
          </table:table-cell>
          <table:table-cell office:value-type="float" office:value="2.3833333329999999" table:style-name="ce1">
            <text:p>2.383333333</text:p>
          </table:table-cell>
          <table:table-cell office:value-type="float" office:value="4.2355380269999996" table:style-name="ce1">
            <text:p>4.235538027</text:p>
          </table:table-cell>
          <table:table-cell table:number-columns-repeated="16372"/>
        </table:table-row>
        <table:table-row table:style-name="ro1">
          <table:table-cell office:value-type="float" office:value="2.5077777779999999" table:style-name="ce1">
            <text:p>2.507777778</text:p>
          </table:table-cell>
          <table:table-cell office:value-type="float" office:value="1.0387341E-2" table:style-name="ce1">
            <text:p>0.010387341</text:p>
          </table:table-cell>
          <table:table-cell office:value-type="float" office:value="1.846944444" table:style-name="ce1">
            <text:p>1.846944444</text:p>
          </table:table-cell>
          <table:table-cell office:value-type="float" office:value="0.104179956" table:style-name="ce1">
            <text:p>0.104179956</text:p>
          </table:table-cell>
          <table:table-cell office:value-type="float" office:value="2.1688888890000002" table:style-name="ce1">
            <text:p>2.168888889</text:p>
          </table:table-cell>
          <table:table-cell office:value-type="float" office:value="0.49258491199999999" table:style-name="ce1">
            <text:p>0.492584912</text:p>
          </table:table-cell>
          <table:table-cell office:value-type="float" office:value="2.1688888890000002" table:style-name="ce1">
            <text:p>2.168888889</text:p>
          </table:table-cell>
          <table:table-cell office:value-type="float" office:value="1.0019718520000001" table:style-name="ce1">
            <text:p>1.001971852</text:p>
          </table:table-cell>
          <table:table-cell office:value-type="float" office:value="2.1349999999999998" table:style-name="ce1">
            <text:p>2.135</text:p>
          </table:table-cell>
          <table:table-cell office:value-type="float" office:value="2.3390491290000002" table:style-name="ce1">
            <text:p>2.339049129</text:p>
          </table:table-cell>
          <table:table-cell office:value-type="float" office:value="2.423055556" table:style-name="ce1">
            <text:p>2.423055556</text:p>
          </table:table-cell>
          <table:table-cell office:value-type="float" office:value="4.4512685120000004" table:style-name="ce1">
            <text:p>4.451268512</text:p>
          </table:table-cell>
          <table:table-cell table:number-columns-repeated="16372"/>
        </table:table-row>
        <table:table-row table:style-name="ro1">
          <table:table-cell office:value-type="float" office:value="2.5488888890000001" table:style-name="ce1">
            <text:p>2.548888889</text:p>
          </table:table-cell>
          <table:table-cell office:value-type="float" office:value="1.0488552999999999E-2" table:style-name="ce1">
            <text:p>0.010488553</text:p>
          </table:table-cell>
          <table:table-cell office:value-type="float" office:value="1.8772222220000001" table:style-name="ce1">
            <text:p>1.877222222</text:p>
          </table:table-cell>
          <table:table-cell office:value-type="float" office:value="0.10325102799999999" table:style-name="ce1">
            <text:p>0.103251028</text:p>
          </table:table-cell>
          <table:table-cell office:value-type="float" office:value="2.2044444439999999" table:style-name="ce1">
            <text:p>2.204444444</text:p>
          </table:table-cell>
          <table:table-cell office:value-type="float" office:value="0.52267085499999999" table:style-name="ce1">
            <text:p>0.522670855</text:p>
          </table:table-cell>
          <table:table-cell office:value-type="float" office:value="2.2044444439999999" table:style-name="ce1">
            <text:p>2.204444444</text:p>
          </table:table-cell>
          <table:table-cell office:value-type="float" office:value="0.98284103099999998" table:style-name="ce1">
            <text:p>0.982841031</text:p>
          </table:table-cell>
          <table:table-cell office:value-type="float" office:value="2.17" table:style-name="ce1">
            <text:p>2.17</text:p>
          </table:table-cell>
          <table:table-cell office:value-type="float" office:value="2.3219899069999999" table:style-name="ce1">
            <text:p>2.321989907</text:p>
          </table:table-cell>
          <table:table-cell office:value-type="float" office:value="2.462777778" table:style-name="ce1">
            <text:p>2.462777778</text:p>
          </table:table-cell>
          <table:table-cell office:value-type="float" office:value="4.2683268109999997" table:style-name="ce1">
            <text:p>4.268326811</text:p>
          </table:table-cell>
          <table:table-cell table:number-columns-repeated="16372"/>
        </table:table-row>
        <table:table-row table:style-name="ro1">
          <table:table-cell office:value-type="float" office:value="2.59" table:style-name="ce1">
            <text:p>2.59</text:p>
          </table:table-cell>
          <table:table-cell office:value-type="float" office:value="1.0389845E-2" table:style-name="ce1">
            <text:p>0.010389845</text:p>
          </table:table-cell>
          <table:table-cell office:value-type="float" office:value="1.9075" table:style-name="ce1">
            <text:p>1.9075</text:p>
          </table:table-cell>
          <table:table-cell office:value-type="float" office:value="9.7349211000000005E-2" table:style-name="ce1">
            <text:p>0.097349211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0.50794264899999997" table:style-name="ce1">
            <text:p>0.507942649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0.96361911600000005" table:style-name="ce1">
            <text:p>0.963619116</text:p>
          </table:table-cell>
          <table:table-cell office:value-type="float" office:value="2.2050000000000001" table:style-name="ce1">
            <text:p>2.205</text:p>
          </table:table-cell>
          <table:table-cell office:value-type="float" office:value="2.4982859230000001" table:style-name="ce1">
            <text:p>2.498285923</text:p>
          </table:table-cell>
          <table:table-cell office:value-type="float" office:value="2.5024999999999999" table:style-name="ce1">
            <text:p>2.5025</text:p>
          </table:table-cell>
          <table:table-cell office:value-type="float" office:value="4.528290224" table:style-name="ce1">
            <text:p>4.528290224</text:p>
          </table:table-cell>
          <table:table-cell table:number-columns-repeated="16372"/>
        </table:table-row>
        <table:table-row table:style-name="ro1">
          <table:table-cell office:value-type="float" office:value="2.6311111110000001" table:style-name="ce1">
            <text:p>2.631111111</text:p>
          </table:table-cell>
          <table:table-cell office:value-type="float" office:value="9.6915160000000007E-3" table:style-name="ce1">
            <text:p>0.009691516</text:p>
          </table:table-cell>
          <table:table-cell office:value-type="float" office:value="1.9377777780000001" table:style-name="ce1">
            <text:p>1.937777778</text:p>
          </table:table-cell>
          <table:table-cell office:value-type="float" office:value="0.101375411" table:style-name="ce1">
            <text:p>0.101375411</text:p>
          </table:table-cell>
          <table:table-cell office:value-type="float" office:value="2.275555556" table:style-name="ce1">
            <text:p>2.275555556</text:p>
          </table:table-cell>
          <table:table-cell office:value-type="float" office:value="0.52307429100000002" table:style-name="ce1">
            <text:p>0.523074291</text:p>
          </table:table-cell>
          <table:table-cell office:value-type="float" office:value="2.275555556" table:style-name="ce1">
            <text:p>2.275555556</text:p>
          </table:table-cell>
          <table:table-cell office:value-type="float" office:value="1.023836674" table:style-name="ce1">
            <text:p>1.023836674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2.431770926" table:style-name="ce1">
            <text:p>2.431770926</text:p>
          </table:table-cell>
          <table:table-cell office:value-type="float" office:value="2.5422222219999999" table:style-name="ce1">
            <text:p>2.542222222</text:p>
          </table:table-cell>
          <table:table-cell office:value-type="float" office:value="4.4286568190000004" table:style-name="ce1">
            <text:p>4.428656819</text:p>
          </table:table-cell>
          <table:table-cell table:number-columns-repeated="16372"/>
        </table:table-row>
        <table:table-row table:style-name="ro1">
          <table:table-cell office:value-type="float" office:value="2.6722222219999998" table:style-name="ce1">
            <text:p>2.672222222</text:p>
          </table:table-cell>
          <table:table-cell office:value-type="float" office:value="1.0291931000000001E-2" table:style-name="ce1">
            <text:p>0.010291931</text:p>
          </table:table-cell>
          <table:table-cell office:value-type="float" office:value="1.9680555559999999" table:style-name="ce1">
            <text:p>1.968055556</text:p>
          </table:table-cell>
          <table:table-cell office:value-type="float" office:value="0.103412773" table:style-name="ce1">
            <text:p>0.103412773</text:p>
          </table:table-cell>
          <table:table-cell office:value-type="float" office:value="2.3111111110000002" table:style-name="ce1">
            <text:p>2.311111111</text:p>
          </table:table-cell>
          <table:table-cell office:value-type="float" office:value="0.48836576900000001" table:style-name="ce1">
            <text:p>0.488365769</text:p>
          </table:table-cell>
          <table:table-cell office:value-type="float" office:value="2.3111111110000002" table:style-name="ce1">
            <text:p>2.311111111</text:p>
          </table:table-cell>
          <table:table-cell office:value-type="float" office:value="1.034339468" table:style-name="ce1">
            <text:p>1.034339468</text:p>
          </table:table-cell>
          <table:table-cell office:value-type="float" office:value="2.2749999999999999" table:style-name="ce1">
            <text:p>2.275</text:p>
          </table:table-cell>
          <table:table-cell office:value-type="float" office:value="2.4375273549999998" table:style-name="ce1">
            <text:p>2.437527355</text:p>
          </table:table-cell>
          <table:table-cell office:value-type="float" office:value="2.5819444439999999" table:style-name="ce1">
            <text:p>2.581944444</text:p>
          </table:table-cell>
          <table:table-cell office:value-type="float" office:value="4.7805664520000004" table:style-name="ce1">
            <text:p>4.780566452</text:p>
          </table:table-cell>
          <table:table-cell table:number-columns-repeated="16372"/>
        </table:table-row>
        <table:table-row table:style-name="ro1">
          <table:table-cell office:value-type="float" office:value="2.713333333" table:style-name="ce1">
            <text:p>2.713333333</text:p>
          </table:table-cell>
          <table:table-cell office:value-type="float" office:value="9.9929839999999999E-3" table:style-name="ce1">
            <text:p>0.009992984</text:p>
          </table:table-cell>
          <table:table-cell office:value-type="float" office:value="1.9983333329999999" table:style-name="ce1">
            <text:p>1.998333333</text:p>
          </table:table-cell>
          <table:table-cell office:value-type="float" office:value="0.10445331300000001" table:style-name="ce1">
            <text:p>0.104453313</text:p>
          </table:table-cell>
          <table:table-cell office:value-type="float" office:value="2.346666667" table:style-name="ce1">
            <text:p>2.346666667</text:p>
          </table:table-cell>
          <table:table-cell office:value-type="float" office:value="0.47355957500000001" table:style-name="ce1">
            <text:p>0.473559575</text:p>
          </table:table-cell>
          <table:table-cell office:value-type="float" office:value="2.346666667" table:style-name="ce1">
            <text:p>2.346666667</text:p>
          </table:table-cell>
          <table:table-cell office:value-type="float" office:value="1.0249009849999999" table:style-name="ce1">
            <text:p>1.024900985</text:p>
          </table:table-cell>
          <table:table-cell office:value-type="float" office:value="2.31" table:style-name="ce1">
            <text:p>2.31</text:p>
          </table:table-cell>
          <table:table-cell office:value-type="float" office:value="2.4428239939999998" table:style-name="ce1">
            <text:p>2.442823994</text:p>
          </table:table-cell>
          <table:table-cell office:value-type="float" office:value="2.621666667" table:style-name="ce1">
            <text:p>2.621666667</text:p>
          </table:table-cell>
          <table:table-cell office:value-type="float" office:value="4.5851111229999999" table:style-name="ce1">
            <text:p>4.585111123</text:p>
          </table:table-cell>
          <table:table-cell table:number-columns-repeated="16372"/>
        </table:table-row>
        <table:table-row table:style-name="ro1">
          <table:table-cell office:value-type="float" office:value="2.7544444440000002" table:style-name="ce1">
            <text:p>2.754444444</text:p>
          </table:table-cell>
          <table:table-cell office:value-type="float" office:value="1.0093652999999999E-2" table:style-name="ce1">
            <text:p>0.010093653</text:p>
          </table:table-cell>
          <table:table-cell office:value-type="float" office:value="2.028611111" table:style-name="ce1">
            <text:p>2.028611111</text:p>
          </table:table-cell>
          <table:table-cell office:value-type="float" office:value="0.101510305" table:style-name="ce1">
            <text:p>0.101510305</text:p>
          </table:table-cell>
          <table:table-cell office:value-type="float" office:value="2.3822222219999998" table:style-name="ce1">
            <text:p>2.382222222</text:p>
          </table:table-cell>
          <table:table-cell office:value-type="float" office:value="0.50360760599999999" table:style-name="ce1">
            <text:p>0.503607606</text:p>
          </table:table-cell>
          <table:table-cell office:value-type="float" office:value="2.3822222219999998" table:style-name="ce1">
            <text:p>2.382222222</text:p>
          </table:table-cell>
          <table:table-cell office:value-type="float" office:value="1.0054524579999999" table:style-name="ce1">
            <text:p>1.005452458</text:p>
          </table:table-cell>
          <table:table-cell office:value-type="float" office:value="2.3450000000000002" table:style-name="ce1">
            <text:p>2.345</text:p>
          </table:table-cell>
          <table:table-cell office:value-type="float" office:value="2.5456012929999998" table:style-name="ce1">
            <text:p>2.545601293</text:p>
          </table:table-cell>
          <table:table-cell office:value-type="float" office:value="2.6613888889999999" table:style-name="ce1">
            <text:p>2.661388889</text:p>
          </table:table-cell>
          <table:table-cell office:value-type="float" office:value="4.6156226020000002" table:style-name="ce1">
            <text:p>4.615622602</text:p>
          </table:table-cell>
          <table:table-cell table:number-columns-repeated="16372"/>
        </table:table-row>
        <table:table-row table:style-name="ro1">
          <table:table-cell office:value-type="float" office:value="2.7955555560000001" table:style-name="ce1">
            <text:p>2.795555556</text:p>
          </table:table-cell>
          <table:table-cell office:value-type="float" office:value="9.4946530000000005E-3" table:style-name="ce1">
            <text:p>0.009494653</text:p>
          </table:table-cell>
          <table:table-cell office:value-type="float" office:value="2.0588888889999999" table:style-name="ce1">
            <text:p>2.058888889</text:p>
          </table:table-cell>
          <table:table-cell office:value-type="float" office:value="0.10453517599999999" table:style-name="ce1">
            <text:p>0.104535176</text:p>
          </table:table-cell>
          <table:table-cell office:value-type="float" office:value="2.417777778" table:style-name="ce1">
            <text:p>2.417777778</text:p>
          </table:table-cell>
          <table:table-cell office:value-type="float" office:value="0.49375907800000002" table:style-name="ce1">
            <text:p>0.493759078</text:p>
          </table:table-cell>
          <table:table-cell office:value-type="float" office:value="2.417777778" table:style-name="ce1">
            <text:p>2.417777778</text:p>
          </table:table-cell>
          <table:table-cell office:value-type="float" office:value="0.95606888599999995" table:style-name="ce1">
            <text:p>0.956068886</text:p>
          </table:table-cell>
          <table:table-cell office:value-type="float" office:value="2.38" table:style-name="ce1">
            <text:p>2.38</text:p>
          </table:table-cell>
          <table:table-cell office:value-type="float" office:value="2.5257320330000002" table:style-name="ce1">
            <text:p>2.525732033</text:p>
          </table:table-cell>
          <table:table-cell office:value-type="float" office:value="2.7011111109999999" table:style-name="ce1">
            <text:p>2.701111111</text:p>
          </table:table-cell>
          <table:table-cell office:value-type="float" office:value="4.4586950160000001" table:style-name="ce1">
            <text:p>4.458695016</text:p>
          </table:table-cell>
          <table:table-cell table:number-columns-repeated="16372"/>
        </table:table-row>
        <table:table-row table:style-name="ro1">
          <table:table-cell office:value-type="float" office:value="2.8366666669999998" table:style-name="ce1">
            <text:p>2.836666667</text:p>
          </table:table-cell>
          <table:table-cell office:value-type="float" office:value="1.0294807E-2" table:style-name="ce1">
            <text:p>0.010294807</text:p>
          </table:table-cell>
          <table:table-cell office:value-type="float" office:value="2.0891666670000002" table:style-name="ce1">
            <text:p>2.089166667</text:p>
          </table:table-cell>
          <table:table-cell office:value-type="float" office:value="9.6604046999999998E-2" table:style-name="ce1">
            <text:p>0.096604047</text:p>
          </table:table-cell>
          <table:table-cell office:value-type="float" office:value="2.4533333329999998" table:style-name="ce1">
            <text:p>2.453333333</text:p>
          </table:table-cell>
          <table:table-cell office:value-type="float" office:value="0.49387174299999997" table:style-name="ce1">
            <text:p>0.493871743</text:p>
          </table:table-cell>
          <table:table-cell office:value-type="float" office:value="2.4533333329999998" table:style-name="ce1">
            <text:p>2.453333333</text:p>
          </table:table-cell>
          <table:table-cell office:value-type="float" office:value="0.956424893" table:style-name="ce1">
            <text:p>0.956424893</text:p>
          </table:table-cell>
          <table:table-cell office:value-type="float" office:value="2.415" table:style-name="ce1">
            <text:p>2.415</text:p>
          </table:table-cell>
          <table:table-cell office:value-type="float" office:value="2.505399159" table:style-name="ce1">
            <text:p>2.505399159</text:p>
          </table:table-cell>
          <table:table-cell office:value-type="float" office:value="2.7408333329999999" table:style-name="ce1">
            <text:p>2.740833333</text:p>
          </table:table-cell>
          <table:table-cell office:value-type="float" office:value="4.8118411830000003" table:style-name="ce1">
            <text:p>4.811841183</text:p>
          </table:table-cell>
          <table:table-cell table:number-columns-repeated="16372"/>
        </table:table-row>
        <table:table-row table:style-name="ro1">
          <table:table-cell office:value-type="float" office:value="2.877777778" table:style-name="ce1">
            <text:p>2.877777778</text:p>
          </table:table-cell>
          <table:table-cell office:value-type="float" office:value="1.0495259E-2" table:style-name="ce1">
            <text:p>0.010495259</text:p>
          </table:table-cell>
          <table:table-cell office:value-type="float" office:value="2.119444444" table:style-name="ce1">
            <text:p>2.119444444</text:p>
          </table:table-cell>
          <table:table-cell office:value-type="float" office:value="9.7631132999999995E-2" table:style-name="ce1">
            <text:p>0.097631133</text:p>
          </table:table-cell>
          <table:table-cell office:value-type="float" office:value="2.488888889" table:style-name="ce1">
            <text:p>2.488888889</text:p>
          </table:table-cell>
          <table:table-cell office:value-type="float" office:value="0.51393274200000005" table:style-name="ce1">
            <text:p>0.513932742</text:p>
          </table:table-cell>
          <table:table-cell office:value-type="float" office:value="2.488888889" table:style-name="ce1">
            <text:p>2.488888889</text:p>
          </table:table-cell>
          <table:table-cell office:value-type="float" office:value="1.0065794320000001" table:style-name="ce1">
            <text:p>1.006579432</text:p>
          </table:table-cell>
          <table:table-cell office:value-type="float" office:value="2.4500000000000002" table:style-name="ce1">
            <text:p>2.45</text:p>
          </table:table-cell>
          <table:table-cell office:value-type="float" office:value="2.533842344" table:style-name="ce1">
            <text:p>2.533842344</text:p>
          </table:table-cell>
          <table:table-cell office:value-type="float" office:value="2.7805555559999999" table:style-name="ce1">
            <text:p>2.780555556</text:p>
          </table:table-cell>
          <table:table-cell office:value-type="float" office:value="4.5563841810000003" table:style-name="ce1">
            <text:p>4.556384181</text:p>
          </table:table-cell>
          <table:table-cell table:number-columns-repeated="16372"/>
        </table:table-row>
        <table:table-row table:style-name="ro1">
          <table:table-cell office:value-type="float" office:value="2.9188888890000002" table:style-name="ce1">
            <text:p>2.918888889</text:p>
          </table:table-cell>
          <table:table-cell office:value-type="float" office:value="1.0495753E-2" table:style-name="ce1">
            <text:p>0.010495753</text:p>
          </table:table-cell>
          <table:table-cell office:value-type="float" office:value="2.1497222219999998" table:style-name="ce1">
            <text:p>2.149722222</text:p>
          </table:table-cell>
          <table:table-cell office:value-type="float" office:value="9.5666815000000002E-2" table:style-name="ce1">
            <text:p>0.095666815</text:p>
          </table:table-cell>
          <table:table-cell office:value-type="float" office:value="2.5244444439999998" table:style-name="ce1">
            <text:p>2.524444444</text:p>
          </table:table-cell>
          <table:table-cell office:value-type="float" office:value="0.49406734200000002" table:style-name="ce1">
            <text:p>0.494067342</text:p>
          </table:table-cell>
          <table:table-cell office:value-type="float" office:value="2.5244444439999998" table:style-name="ce1">
            <text:p>2.524444444</text:p>
          </table:table-cell>
          <table:table-cell office:value-type="float" office:value="1.0467662069999999" table:style-name="ce1">
            <text:p>1.046766207</text:p>
          </table:table-cell>
          <table:table-cell office:value-type="float" office:value="2.4849999999999999" table:style-name="ce1">
            <text:p>2.485</text:p>
          </table:table-cell>
          <table:table-cell office:value-type="float" office:value="2.3649553839999999" table:style-name="ce1">
            <text:p>2.364955384</text:p>
          </table:table-cell>
          <table:table-cell office:value-type="float" office:value="2.8202777779999999" table:style-name="ce1">
            <text:p>2.820277778</text:p>
          </table:table-cell>
          <table:table-cell office:value-type="float" office:value="4.6741358320000002" table:style-name="ce1">
            <text:p>4.674135832</text:p>
          </table:table-cell>
          <table:table-cell table:number-columns-repeated="16372"/>
        </table:table-row>
        <table:table-row table:style-name="ro1">
          <table:table-cell office:value-type="float" office:value="2.96" table:style-name="ce1">
            <text:p>2.96</text:p>
          </table:table-cell>
          <table:table-cell office:value-type="float" office:value="1.0196304999999999E-2" table:style-name="ce1">
            <text:p>0.010196305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9.9679975000000004E-2" table:style-name="ce1">
            <text:p>0.099679975</text:p>
          </table:table-cell>
          <table:table-cell office:value-type="float" office:value="2.56" table:style-name="ce1">
            <text:p>2.56</text:p>
          </table:table-cell>
          <table:table-cell office:value-type="float" office:value="0.47418630299999998" table:style-name="ce1">
            <text:p>0.474186303</text:p>
          </table:table-cell>
          <table:table-cell office:value-type="float" office:value="2.56" table:style-name="ce1">
            <text:p>2.56</text:p>
          </table:table-cell>
          <table:table-cell office:value-type="float" office:value="0.96728338000000003" table:style-name="ce1">
            <text:p>0.96728338</text:p>
          </table:table-cell>
          <table:table-cell office:value-type="float" office:value="2.52" table:style-name="ce1">
            <text:p>2.52</text:p>
          </table:table-cell>
          <table:table-cell office:value-type="float" office:value="2.5899931889999999" table:style-name="ce1">
            <text:p>2.589993189</text:p>
          </table:table-cell>
          <table:table-cell office:value-type="float" office:value="2.86" table:style-name="ce1">
            <text:p>2.86</text:p>
          </table:table-cell>
          <table:table-cell office:value-type="float" office:value="4.7913095910000001" table:style-name="ce1">
            <text:p>4.791309591</text:p>
          </table:table-cell>
          <table:table-cell table:number-columns-repeated="16372"/>
        </table:table-row>
        <table:table-row table:style-name="ro1">
          <table:table-cell office:value-type="float" office:value="3.0011111110000002" table:style-name="ce1">
            <text:p>3.001111111</text:p>
          </table:table-cell>
          <table:table-cell office:value-type="float" office:value="1.0396626000000001E-2" table:style-name="ce1">
            <text:p>0.010396626</text:p>
          </table:table-cell>
          <table:table-cell office:value-type="float" office:value="2.210277778" table:style-name="ce1">
            <text:p>2.210277778</text:p>
          </table:table-cell>
          <table:table-cell office:value-type="float" office:value="9.8707861999999993E-2" table:style-name="ce1">
            <text:p>0.098707862</text:p>
          </table:table-cell>
          <table:table-cell office:value-type="float" office:value="2.5955555559999999" table:style-name="ce1">
            <text:p>2.595555556</text:p>
          </table:table-cell>
          <table:table-cell office:value-type="float" office:value="0.52418233299999994" table:style-name="ce1">
            <text:p>0.524182333</text:p>
          </table:table-cell>
          <table:table-cell office:value-type="float" office:value="2.5955555559999999" table:style-name="ce1">
            <text:p>2.595555556</text:p>
          </table:table-cell>
          <table:table-cell office:value-type="float" office:value="1.0074278169999999" table:style-name="ce1">
            <text:p>1.007427817</text:p>
          </table:table-cell>
          <table:table-cell office:value-type="float" office:value="2.5550000000000002" table:style-name="ce1">
            <text:p>2.555</text:p>
          </table:table-cell>
          <table:table-cell office:value-type="float" office:value="2.5436455019999999" table:style-name="ce1">
            <text:p>2.543645502</text:p>
          </table:table-cell>
          <table:table-cell office:value-type="float" office:value="2.8997222219999998" table:style-name="ce1">
            <text:p>2.899722222</text:p>
          </table:table-cell>
          <table:table-cell office:value-type="float" office:value="4.6219676769999998" table:style-name="ce1">
            <text:p>4.621967677</text:p>
          </table:table-cell>
          <table:table-cell table:number-columns-repeated="16372"/>
        </table:table-row>
        <table:table-row table:style-name="ro1">
          <table:table-cell office:value-type="float" office:value="3.0422222219999999" table:style-name="ce1">
            <text:p>3.042222222</text:p>
          </table:table-cell>
          <table:table-cell office:value-type="float" office:value="9.4972389999999993E-3" table:style-name="ce1">
            <text:p>0.009497239</text:p>
          </table:table-cell>
          <table:table-cell office:value-type="float" office:value="2.2405555559999999" table:style-name="ce1">
            <text:p>2.240555556</text:p>
          </table:table-cell>
          <table:table-cell office:value-type="float" office:value="9.4741510000000001E-2" table:style-name="ce1">
            <text:p>0.09474151</text:p>
          </table:table-cell>
          <table:table-cell office:value-type="float" office:value="2.6311111110000001" table:style-name="ce1">
            <text:p>2.631111111</text:p>
          </table:table-cell>
          <table:table-cell office:value-type="float" office:value="0.49929200099999999" table:style-name="ce1">
            <text:p>0.499292001</text:p>
          </table:table-cell>
          <table:table-cell office:value-type="float" office:value="2.6311111110000001" table:style-name="ce1">
            <text:p>2.631111111</text:p>
          </table:table-cell>
          <table:table-cell office:value-type="float" office:value="1.007661079" table:style-name="ce1">
            <text:p>1.007661079</text:p>
          </table:table-cell>
          <table:table-cell office:value-type="float" office:value="2.59" table:style-name="ce1">
            <text:p>2.59</text:p>
          </table:table-cell>
          <table:table-cell office:value-type="float" office:value="2.3733235239999999" table:style-name="ce1">
            <text:p>2.373323524</text:p>
          </table:table-cell>
          <table:table-cell office:value-type="float" office:value="2.9394444439999998" table:style-name="ce1">
            <text:p>2.939444444</text:p>
          </table:table-cell>
          <table:table-cell office:value-type="float" office:value="4.5931522710000001" table:style-name="ce1">
            <text:p>4.593152271</text:p>
          </table:table-cell>
          <table:table-cell table:number-columns-repeated="16372"/>
        </table:table-row>
        <table:table-row table:style-name="ro1">
          <table:table-cell office:value-type="float" office:value="3.0833333330000001" table:style-name="ce1">
            <text:p>3.083333333</text:p>
          </table:table-cell>
          <table:table-cell office:value-type="float" office:value="9.9973969999999999E-3" table:style-name="ce1">
            <text:p>0.009997397</text:p>
          </table:table-cell>
          <table:table-cell office:value-type="float" office:value="2.2708333330000001" table:style-name="ce1">
            <text:p>2.270833333</text:p>
          </table:table-cell>
          <table:table-cell office:value-type="float" office:value="9.7754124999999997E-2" table:style-name="ce1">
            <text:p>0.097754125</text:p>
          </table:table-cell>
          <table:table-cell office:value-type="float" office:value="2.6666666669999999" table:style-name="ce1">
            <text:p>2.666666667</text:p>
          </table:table-cell>
          <table:table-cell office:value-type="float" office:value="0.47438849700000002" table:style-name="ce1">
            <text:p>0.474388497</text:p>
          </table:table-cell>
          <table:table-cell office:value-type="float" office:value="2.6666666669999999" table:style-name="ce1">
            <text:p>2.666666667</text:p>
          </table:table-cell>
          <table:table-cell office:value-type="float" office:value="1.0477890030000001" table:style-name="ce1">
            <text:p>1.047789003</text:p>
          </table:table-cell>
          <table:table-cell office:value-type="float" office:value="2.625" table:style-name="ce1">
            <text:p>2.625</text:p>
          </table:table-cell>
          <table:table-cell office:value-type="float" office:value="2.3509076549999999" table:style-name="ce1">
            <text:p>2.350907655</text:p>
          </table:table-cell>
          <table:table-cell office:value-type="float" office:value="2.9791666669999999" table:style-name="ce1">
            <text:p>2.979166667</text:p>
          </table:table-cell>
          <table:table-cell office:value-type="float" office:value="5.042920724" table:style-name="ce1">
            <text:p>5.042920724</text:p>
          </table:table-cell>
          <table:table-cell table:number-columns-repeated="16372"/>
        </table:table-row>
        <table:table-row table:style-name="ro1">
          <table:table-cell office:value-type="float" office:value="3.1244444439999999" table:style-name="ce1">
            <text:p>3.124444444</text:p>
          </table:table-cell>
          <table:table-cell office:value-type="float" office:value="1.0497552E-2" table:style-name="ce1">
            <text:p>0.010497552</text:p>
          </table:table-cell>
          <table:table-cell office:value-type="float" office:value="2.301111111" table:style-name="ce1">
            <text:p>2.301111111</text:p>
          </table:table-cell>
          <table:table-cell office:value-type="float" office:value="9.8770970999999999E-2" table:style-name="ce1">
            <text:p>0.098770971</text:p>
          </table:table-cell>
          <table:table-cell office:value-type="float" office:value="2.7022222220000001" table:style-name="ce1">
            <text:p>2.702222222</text:p>
          </table:table-cell>
          <table:table-cell office:value-type="float" office:value="0.50440893399999998" table:style-name="ce1">
            <text:p>0.504408934</text:p>
          </table:table-cell>
          <table:table-cell office:value-type="float" office:value="2.7022222220000001" table:style-name="ce1">
            <text:p>2.702222222</text:p>
          </table:table-cell>
          <table:table-cell office:value-type="float" office:value="0.95816190999999995" table:style-name="ce1">
            <text:p>0.95816191</text:p>
          </table:table-cell>
          <table:table-cell office:value-type="float" office:value="2.66" table:style-name="ce1">
            <text:p>2.66</text:p>
          </table:table-cell>
          <table:table-cell office:value-type="float" office:value="2.551165702" table:style-name="ce1">
            <text:p>2.551165702</text:p>
          </table:table-cell>
          <table:table-cell office:value-type="float" office:value="3.0188888889999999" table:style-name="ce1">
            <text:p>3.018888889</text:p>
          </table:table-cell>
          <table:table-cell office:value-type="float" office:value="4.6751260930000003" table:style-name="ce1">
            <text:p>4.675126093</text:p>
          </table:table-cell>
          <table:table-cell table:number-columns-repeated="16372"/>
        </table:table-row>
        <table:table-row table:style-name="ro1">
          <table:table-cell office:value-type="float" office:value="3.1655555560000002" table:style-name="ce1">
            <text:p>3.165555556</text:p>
          </table:table-cell>
          <table:table-cell office:value-type="float" office:value="1.0497808000000001E-2" table:style-name="ce1">
            <text:p>0.010497808</text:p>
          </table:table-cell>
          <table:table-cell office:value-type="float" office:value="2.3313888889999999" table:style-name="ce1">
            <text:p>2.331388889</text:p>
          </table:table-cell>
          <table:table-cell office:value-type="float" office:value="0.10477602" table:style-name="ce1">
            <text:p>0.10477602</text:p>
          </table:table-cell>
          <table:table-cell office:value-type="float" office:value="2.7377777779999999" table:style-name="ce1">
            <text:p>2.737777778</text:p>
          </table:table-cell>
          <table:table-cell office:value-type="float" office:value="0.49447327000000002" table:style-name="ce1">
            <text:p>0.49447327</text:p>
          </table:table-cell>
          <table:table-cell office:value-type="float" office:value="2.7377777779999999" table:style-name="ce1">
            <text:p>2.737777778</text:p>
          </table:table-cell>
          <table:table-cell office:value-type="float" office:value="1.0182242379999999" table:style-name="ce1">
            <text:p>1.018224238</text:p>
          </table:table-cell>
          <table:table-cell office:value-type="float" office:value="2.6949999999999998" table:style-name="ce1">
            <text:p>2.695</text:p>
          </table:table-cell>
          <table:table-cell office:value-type="float" office:value="2.5532564369999999" table:style-name="ce1">
            <text:p>2.553256437</text:p>
          </table:table-cell>
          <table:table-cell office:value-type="float" office:value="3.0586111109999998" table:style-name="ce1">
            <text:p>3.058611111</text:p>
          </table:table-cell>
          <table:table-cell office:value-type="float" office:value="4.8354023909999997" table:style-name="ce1">
            <text:p>4.835402391</text:p>
          </table:table-cell>
          <table:table-cell table:number-columns-repeated="16372"/>
        </table:table-row>
        <table:table-row table:style-name="ro1">
          <table:table-cell office:value-type="float" office:value="3.2066666669999999" table:style-name="ce1">
            <text:p>3.206666667</text:p>
          </table:table-cell>
          <table:table-cell office:value-type="float" office:value="9.9981299999999992E-3" table:style-name="ce1">
            <text:p>0.00999813</text:p>
          </table:table-cell>
          <table:table-cell office:value-type="float" office:value="2.3616666670000002" table:style-name="ce1">
            <text:p>2.361666667</text:p>
          </table:table-cell>
          <table:table-cell office:value-type="float" office:value="0.103795441" table:style-name="ce1">
            <text:p>0.103795441</text:p>
          </table:table-cell>
          <table:table-cell office:value-type="float" office:value="2.7733333330000001" table:style-name="ce1">
            <text:p>2.773333333</text:p>
          </table:table-cell>
          <table:table-cell office:value-type="float" office:value="0.51450177500000005" table:style-name="ce1">
            <text:p>0.514501775</text:p>
          </table:table-cell>
          <table:table-cell office:value-type="float" office:value="2.7733333330000001" table:style-name="ce1">
            <text:p>2.773333333</text:p>
          </table:table-cell>
          <table:table-cell office:value-type="float" office:value="1.008401221" table:style-name="ce1">
            <text:p>1.008401221</text:p>
          </table:table-cell>
          <table:table-cell office:value-type="float" office:value="2.73" table:style-name="ce1">
            <text:p>2.73</text:p>
          </table:table-cell>
          <table:table-cell office:value-type="float" office:value="2.5799746300000002" table:style-name="ce1">
            <text:p>2.57997463</text:p>
          </table:table-cell>
          <table:table-cell office:value-type="float" office:value="3.0983333329999998" table:style-name="ce1">
            <text:p>3.098333333</text:p>
          </table:table-cell>
          <table:table-cell office:value-type="float" office:value="4.7044015659999996" table:style-name="ce1">
            <text:p>4.704401566</text:p>
          </table:table-cell>
          <table:table-cell table:number-columns-repeated="16372"/>
        </table:table-row>
        <table:table-row table:style-name="ro1">
          <table:table-cell office:value-type="float" office:value="3.2477777780000001" table:style-name="ce1">
            <text:p>3.247777778</text:p>
          </table:table-cell>
          <table:table-cell office:value-type="float" office:value="1.0498241E-2" table:style-name="ce1">
            <text:p>0.010498241</text:p>
          </table:table-cell>
          <table:table-cell office:value-type="float" office:value="2.3919444439999999" table:style-name="ce1">
            <text:p>2.391944444</text:p>
          </table:table-cell>
          <table:table-cell office:value-type="float" office:value="9.7822264000000006E-2" table:style-name="ce1">
            <text:p>0.097822264</text:p>
          </table:table-cell>
          <table:table-cell office:value-type="float" office:value="2.8088888889999999" table:style-name="ce1">
            <text:p>2.808888889</text:p>
          </table:table-cell>
          <table:table-cell office:value-type="float" office:value="0.50955143800000002" table:style-name="ce1">
            <text:p>0.509551438</text:p>
          </table:table-cell>
          <table:table-cell office:value-type="float" office:value="2.8088888889999999" table:style-name="ce1">
            <text:p>2.808888889</text:p>
          </table:table-cell>
          <table:table-cell office:value-type="float" office:value="1.0484887620000001" table:style-name="ce1">
            <text:p>1.048488762</text:p>
          </table:table-cell>
          <table:table-cell office:value-type="float" office:value="2.7650000000000001" table:style-name="ce1">
            <text:p>2.765</text:p>
          </table:table-cell>
          <table:table-cell office:value-type="float" office:value="2.5569128669999999" table:style-name="ce1">
            <text:p>2.556912867</text:p>
          </table:table-cell>
          <table:table-cell office:value-type="float" office:value="3.1380555559999999" table:style-name="ce1">
            <text:p>3.138055556</text:p>
          </table:table-cell>
          <table:table-cell office:value-type="float" office:value="4.9605350320000001" table:style-name="ce1">
            <text:p>4.960535032</text:p>
          </table:table-cell>
          <table:table-cell table:number-columns-repeated="16372"/>
        </table:table-row>
        <table:table-row table:style-name="ro1">
          <table:table-cell office:value-type="float" office:value="3.2888888889999999" table:style-name="ce1">
            <text:p>3.288888889</text:p>
          </table:table-cell>
          <table:table-cell office:value-type="float" office:value="9.5985600000000008E-3" table:style-name="ce1">
            <text:p>0.00959856</text:p>
          </table:table-cell>
          <table:table-cell office:value-type="float" office:value="2.4222222219999998" table:style-name="ce1">
            <text:p>2.422222222</text:p>
          </table:table-cell>
          <table:table-cell office:value-type="float" office:value="0.10482440799999999" table:style-name="ce1">
            <text:p>0.104824408</text:p>
          </table:table-cell>
          <table:table-cell office:value-type="float" office:value="2.8444444440000001" table:style-name="ce1">
            <text:p>2.844444444</text:p>
          </table:table-cell>
          <table:table-cell office:value-type="float" office:value="0.479616182" table:style-name="ce1">
            <text:p>0.479616182</text:p>
          </table:table-cell>
          <table:table-cell office:value-type="float" office:value="2.8444444440000001" table:style-name="ce1">
            <text:p>2.844444444</text:p>
          </table:table-cell>
          <table:table-cell office:value-type="float" office:value="0.99869137799999996" table:style-name="ce1">
            <text:p>0.998691378</text:p>
          </table:table-cell>
          <table:table-cell office:value-type="float" office:value="2.8" table:style-name="ce1">
            <text:p>2.8</text:p>
          </table:table-cell>
          <table:table-cell office:value-type="float" office:value="2.3597882669999999" table:style-name="ce1">
            <text:p>2.359788267</text:p>
          </table:table-cell>
          <table:table-cell office:value-type="float" office:value="3.1777777779999998" table:style-name="ce1">
            <text:p>3.177777778</text:p>
          </table:table-cell>
          <table:table-cell office:value-type="float" office:value="4.7780681789999999" table:style-name="ce1">
            <text:p>4.778068179</text:p>
          </table:table-cell>
          <table:table-cell table:number-columns-repeated="16372"/>
        </table:table-row>
        <table:table-row table:style-name="ro1">
          <table:table-cell office:value-type="float" office:value="3.33" table:style-name="ce1">
            <text:p>3.33</text:p>
          </table:table-cell>
          <table:table-cell office:value-type="float" office:value="9.7986830000000007E-3" table:style-name="ce1">
            <text:p>0.009798683</text:p>
          </table:table-cell>
          <table:table-cell office:value-type="float" office:value="2.4525000000000001" table:style-name="ce1">
            <text:p>2.4525</text:p>
          </table:table-cell>
          <table:table-cell office:value-type="float" office:value="0.10483809199999999" table:style-name="ce1">
            <text:p>0.104838092</text:p>
          </table:table-cell>
          <table:table-cell office:value-type="float" office:value="2.88" table:style-name="ce1">
            <text:p>2.88</text:p>
          </table:table-cell>
          <table:table-cell office:value-type="float" office:value="0.47965105600000002" table:style-name="ce1">
            <text:p>0.479651056</text:p>
          </table:table-cell>
          <table:table-cell office:value-type="float" office:value="2.88" table:style-name="ce1">
            <text:p>2.88</text:p>
          </table:table-cell>
          <table:table-cell office:value-type="float" office:value="1.0487506929999999" table:style-name="ce1">
            <text:p>1.048750693</text:p>
          </table:table-cell>
          <table:table-cell office:value-type="float" office:value="2.835" table:style-name="ce1">
            <text:p>2.835</text:p>
          </table:table-cell>
          <table:table-cell office:value-type="float" office:value="2.3859850539999998" table:style-name="ce1">
            <text:p>2.385985054</text:p>
          </table:table-cell>
          <table:table-cell office:value-type="float" office:value="3.2174999999999998" table:style-name="ce1">
            <text:p>3.2175</text:p>
          </table:table-cell>
          <table:table-cell office:value-type="float" office:value="5.131237391" table:style-name="ce1">
            <text:p>5.131237391</text:p>
          </table:table-cell>
          <table:table-cell table:number-columns-repeated="16372"/>
        </table:table-row>
        <table:table-row table:style-name="ro1">
          <table:table-cell office:value-type="float" office:value="3.3711111109999998" table:style-name="ce1">
            <text:p>3.371111111</text:p>
          </table:table-cell>
          <table:table-cell office:value-type="float" office:value="1.0198772E-2" table:style-name="ce1">
            <text:p>0.010198772</text:p>
          </table:table-cell>
          <table:table-cell office:value-type="float" office:value="2.482777778" table:style-name="ce1">
            <text:p>2.482777778</text:p>
          </table:table-cell>
          <table:table-cell office:value-type="float" office:value="0.100856397" table:style-name="ce1">
            <text:p>0.100856397</text:p>
          </table:table-cell>
          <table:table-cell office:value-type="float" office:value="2.9155555560000002" table:style-name="ce1">
            <text:p>2.915555556</text:p>
          </table:table-cell>
          <table:table-cell office:value-type="float" office:value="0.519656326" table:style-name="ce1">
            <text:p>0.519656326</text:p>
          </table:table-cell>
          <table:table-cell office:value-type="float" office:value="2.9155555560000002" table:style-name="ce1">
            <text:p>2.915555556</text:p>
          </table:table-cell>
          <table:table-cell office:value-type="float" office:value="0.95896148599999997" table:style-name="ce1">
            <text:p>0.958961486</text:p>
          </table:table-cell>
          <table:table-cell office:value-type="float" office:value="2.87" table:style-name="ce1">
            <text:p>2.87</text:p>
          </table:table-cell>
          <table:table-cell office:value-type="float" office:value="2.56129213" table:style-name="ce1">
            <text:p>2.56129213</text:p>
          </table:table-cell>
          <table:table-cell office:value-type="float" office:value="3.2572222219999998" table:style-name="ce1">
            <text:p>3.257222222</text:p>
          </table:table-cell>
          <table:table-cell office:value-type="float" office:value="4.8972716409999997" table:style-name="ce1">
            <text:p>4.897271641</text:p>
          </table:table-cell>
          <table:table-cell table:number-columns-repeated="16372"/>
        </table:table-row>
        <table:table-row table:style-name="ro1">
          <table:table-cell office:value-type="float" office:value="3.412222222" table:style-name="ce1">
            <text:p>3.412222222</text:p>
          </table:table-cell>
          <table:table-cell office:value-type="float" office:value="1.01989E-2" table:style-name="ce1">
            <text:p>0.0101989</text:p>
          </table:table-cell>
          <table:table-cell office:value-type="float" office:value="2.5130555559999999" table:style-name="ce1">
            <text:p>2.513055556</text:p>
          </table:table-cell>
          <table:table-cell office:value-type="float" office:value="0.101866278" table:style-name="ce1">
            <text:p>0.101866278</text:p>
          </table:table-cell>
          <table:table-cell office:value-type="float" office:value="2.9511111109999999" table:style-name="ce1">
            <text:p>2.951111111</text:p>
          </table:table-cell>
          <table:table-cell office:value-type="float" office:value="0.47471459300000002" table:style-name="ce1">
            <text:p>0.474714593</text:p>
          </table:table-cell>
          <table:table-cell office:value-type="float" office:value="2.9511111109999999" table:style-name="ce1">
            <text:p>2.951111111</text:p>
          </table:table-cell>
          <table:table-cell office:value-type="float" office:value="1.048967268" table:style-name="ce1">
            <text:p>1.048967268</text:p>
          </table:table-cell>
          <table:table-cell office:value-type="float" office:value="2.9049999999999998" table:style-name="ce1">
            <text:p>2.905</text:p>
          </table:table-cell>
          <table:table-cell office:value-type="float" office:value="2.5376263639999999" table:style-name="ce1">
            <text:p>2.537626364</text:p>
          </table:table-cell>
          <table:table-cell office:value-type="float" office:value="3.2969444440000002" table:style-name="ce1">
            <text:p>3.296944444</text:p>
          </table:table-cell>
          <table:table-cell office:value-type="float" office:value="4.8577104699999998" table:style-name="ce1">
            <text:p>4.85771047</text:p>
          </table:table-cell>
          <table:table-cell table:number-columns-repeated="16372"/>
        </table:table-row>
        <table:table-row table:style-name="ro1">
          <table:table-cell office:value-type="float" office:value="3.4533333329999998" table:style-name="ce1">
            <text:p>3.453333333</text:p>
          </table:table-cell>
          <table:table-cell office:value-type="float" office:value="9.4990830000000002E-3" table:style-name="ce1">
            <text:p>0.009499083</text:p>
          </table:table-cell>
          <table:table-cell office:value-type="float" office:value="2.5433333330000001" table:style-name="ce1">
            <text:p>2.543333333</text:p>
          </table:table-cell>
          <table:table-cell office:value-type="float" office:value="9.6882742999999993E-2" table:style-name="ce1">
            <text:p>0.096882743</text:p>
          </table:table-cell>
          <table:table-cell office:value-type="float" office:value="2.9866666670000002" table:style-name="ce1">
            <text:p>2.986666667</text:p>
          </table:table-cell>
          <table:table-cell office:value-type="float" office:value="0.47973779599999999" table:style-name="ce1">
            <text:p>0.479737796</text:p>
          </table:table-cell>
          <table:table-cell office:value-type="float" office:value="2.9866666670000002" table:style-name="ce1">
            <text:p>2.986666667</text:p>
          </table:table-cell>
          <table:table-cell office:value-type="float" office:value="1.0090968229999999" table:style-name="ce1">
            <text:p>1.009096823</text:p>
          </table:table-cell>
          <table:table-cell office:value-type="float" office:value="2.94" table:style-name="ce1">
            <text:p>2.94</text:p>
          </table:table-cell>
          <table:table-cell office:value-type="float" office:value="2.3644963269999999" table:style-name="ce1">
            <text:p>2.364496327</text:p>
          </table:table-cell>
          <table:table-cell office:value-type="float" office:value="3.3366666669999998" table:style-name="ce1">
            <text:p>3.336666667</text:p>
          </table:table-cell>
          <table:table-cell office:value-type="float" office:value="5.0137821779999996" table:style-name="ce1">
            <text:p>5.013782178</text:p>
          </table:table-cell>
          <table:table-cell table:number-columns-repeated="16372"/>
        </table:table-row>
        <table:table-row table:style-name="ro1">
          <table:table-cell office:value-type="float" office:value="3.494444444" table:style-name="ce1">
            <text:p>3.494444444</text:p>
          </table:table-cell>
          <table:table-cell office:value-type="float" office:value="9.8991440000000003E-3" table:style-name="ce1">
            <text:p>0.009899144</text:p>
          </table:table-cell>
          <table:table-cell office:value-type="float" office:value="2.573611111" table:style-name="ce1">
            <text:p>2.573611111</text:p>
          </table:table-cell>
          <table:table-cell office:value-type="float" office:value="9.9888537999999999E-2" table:style-name="ce1">
            <text:p>0.099888538</text:p>
          </table:table-cell>
          <table:table-cell office:value-type="float" office:value="3.0222222219999999" table:style-name="ce1">
            <text:p>3.022222222</text:p>
          </table:table-cell>
          <table:table-cell office:value-type="float" office:value="0.48475913900000001" table:style-name="ce1">
            <text:p>0.484759139</text:p>
          </table:table-cell>
          <table:table-cell office:value-type="float" office:value="3.0222222219999999" table:style-name="ce1">
            <text:p>3.022222222</text:p>
          </table:table-cell>
          <table:table-cell office:value-type="float" office:value="1.01917072" table:style-name="ce1">
            <text:p>1.01917072</text:p>
          </table:table-cell>
          <table:table-cell office:value-type="float" office:value="2.9750000000000001" table:style-name="ce1">
            <text:p>2.975</text:p>
          </table:table-cell>
          <table:table-cell office:value-type="float" office:value="2.4401253010000001" table:style-name="ce1">
            <text:p>2.440125301</text:p>
          </table:table-cell>
          <table:table-cell office:value-type="float" office:value="3.3763888889999998" table:style-name="ce1">
            <text:p>3.376388889</text:p>
          </table:table-cell>
          <table:table-cell office:value-type="float" office:value="4.8741790290000004" table:style-name="ce1">
            <text:p>4.874179029</text:p>
          </table:table-cell>
          <table:table-cell table:number-columns-repeated="16372"/>
        </table:table-row>
        <table:table-row table:style-name="ro1">
          <table:table-cell office:value-type="float" office:value="3.5355555559999998" table:style-name="ce1">
            <text:p>3.535555556</text:p>
          </table:table-cell>
          <table:table-cell office:value-type="float" office:value="1.0499187E-2" table:style-name="ce1">
            <text:p>0.010499187</text:p>
          </table:table-cell>
          <table:table-cell office:value-type="float" office:value="2.6038888889999998" table:style-name="ce1">
            <text:p>2.603888889</text:p>
          </table:table-cell>
          <table:table-cell office:value-type="float" office:value="0.10189516899999999" table:style-name="ce1">
            <text:p>0.101895169</text:p>
          </table:table-cell>
          <table:table-cell office:value-type="float" office:value="3.0577777780000002" table:style-name="ce1">
            <text:p>3.057777778</text:p>
          </table:table-cell>
          <table:table-cell office:value-type="float" office:value="0.499774255" table:style-name="ce1">
            <text:p>0.499774255</text:p>
          </table:table-cell>
          <table:table-cell office:value-type="float" office:value="3.0577777780000002" table:style-name="ce1">
            <text:p>3.057777778</text:p>
          </table:table-cell>
          <table:table-cell office:value-type="float" office:value="1.0192460409999999" table:style-name="ce1">
            <text:p>1.019246041</text:p>
          </table:table-cell>
          <table:table-cell office:value-type="float" office:value="3.01" table:style-name="ce1">
            <text:p>3.01</text:p>
          </table:table-cell>
          <table:table-cell office:value-type="float" office:value="2.6153588139999999" table:style-name="ce1">
            <text:p>2.615358814</text:p>
          </table:table-cell>
          <table:table-cell office:value-type="float" office:value="3.4161111110000002" table:style-name="ce1">
            <text:p>3.416111111</text:p>
          </table:table-cell>
          <table:table-cell office:value-type="float" office:value="5.0292684599999999" table:style-name="ce1">
            <text:p>5.02926846</text:p>
          </table:table-cell>
          <table:table-cell table:number-columns-repeated="16372"/>
        </table:table-row>
        <table:table-row table:style-name="ro1">
          <table:table-cell office:value-type="float" office:value="3.576666667" table:style-name="ce1">
            <text:p>3.576666667</text:p>
          </table:table-cell>
          <table:table-cell office:value-type="float" office:value="9.7993200000000003E-3" table:style-name="ce1">
            <text:p>0.00979932</text:p>
          </table:table-cell>
          <table:table-cell office:value-type="float" office:value="2.6341666670000001" table:style-name="ce1">
            <text:p>2.634166667</text:p>
          </table:table-cell>
          <table:table-cell office:value-type="float" office:value="9.4909971999999995E-2" table:style-name="ce1">
            <text:p>0.094909972</text:p>
          </table:table-cell>
          <table:table-cell office:value-type="float" office:value="3.0933333329999999" table:style-name="ce1">
            <text:p>3.093333333</text:p>
          </table:table-cell>
          <table:table-cell office:value-type="float" office:value="0.48480092600000002" table:style-name="ce1">
            <text:p>0.484800926</text:p>
          </table:table-cell>
          <table:table-cell office:value-type="float" office:value="3.0933333329999999" table:style-name="ce1">
            <text:p>3.093333333</text:p>
          </table:table-cell>
          <table:table-cell office:value-type="float" office:value="0.94936156800000004" table:style-name="ce1">
            <text:p>0.949361568</text:p>
          </table:table-cell>
          <table:table-cell office:value-type="float" office:value="3.0449999999999999" table:style-name="ce1">
            <text:p>3.045</text:p>
          </table:table-cell>
          <table:table-cell office:value-type="float" office:value="2.541466029" table:style-name="ce1">
            <text:p>2.541466029</text:p>
          </table:table-cell>
          <table:table-cell office:value-type="float" office:value="3.4558333330000002" table:style-name="ce1">
            <text:p>3.455833333</text:p>
          </table:table-cell>
          <table:table-cell office:value-type="float" office:value="5.0853701300000003" table:style-name="ce1">
            <text:p>5.08537013</text:p>
          </table:table-cell>
          <table:table-cell table:number-columns-repeated="16372"/>
        </table:table-row>
        <table:table-row table:style-name="ro1">
          <table:table-cell office:value-type="float" office:value="3.6177777780000002" table:style-name="ce1">
            <text:p>3.617777778</text:p>
          </table:table-cell>
          <table:table-cell office:value-type="float" office:value="9.4994099999999998E-3" table:style-name="ce1">
            <text:p>0.00949941</text:p>
          </table:table-cell>
          <table:table-cell office:value-type="float" office:value="2.6644444439999999" table:style-name="ce1">
            <text:p>2.664444444</text:p>
          </table:table-cell>
          <table:table-cell office:value-type="float" office:value="0.102909998" table:style-name="ce1">
            <text:p>0.102909998</text:p>
          </table:table-cell>
          <table:table-cell office:value-type="float" office:value="3.1288888890000002" table:style-name="ce1">
            <text:p>3.128888889</text:p>
          </table:table-cell>
          <table:table-cell office:value-type="float" office:value="0.52480409100000003" table:style-name="ce1">
            <text:p>0.524804091</text:p>
          </table:table-cell>
          <table:table-cell office:value-type="float" office:value="3.1288888890000002" table:style-name="ce1">
            <text:p>3.128888889</text:p>
          </table:table-cell>
          <table:table-cell office:value-type="float" office:value="1.0093829030000001" table:style-name="ce1">
            <text:p>1.009382903</text:p>
          </table:table-cell>
          <table:table-cell office:value-type="float" office:value="3.08" table:style-name="ce1">
            <text:p>3.08</text:p>
          </table:table-cell>
          <table:table-cell office:value-type="float" office:value="2.4674531580000001" table:style-name="ce1">
            <text:p>2.467453158</text:p>
          </table:table-cell>
          <table:table-cell office:value-type="float" office:value="3.4955555559999998" table:style-name="ce1">
            <text:p>3.495555556</text:p>
          </table:table-cell>
          <table:table-cell office:value-type="float" office:value="5.0915529819999996" table:style-name="ce1">
            <text:p>5.091552982</text:p>
          </table:table-cell>
          <table:table-cell table:number-columns-repeated="16372"/>
        </table:table-row>
        <table:table-row table:style-name="ro1">
          <table:table-cell office:value-type="float" office:value="3.658888889" table:style-name="ce1">
            <text:p>3.658888889</text:p>
          </table:table-cell>
          <table:table-cell office:value-type="float" office:value="1.0299427E-2" table:style-name="ce1">
            <text:p>0.010299427</text:p>
          </table:table-cell>
          <table:table-cell office:value-type="float" office:value="2.6947222219999998" table:style-name="ce1">
            <text:p>2.694722222</text:p>
          </table:table-cell>
          <table:table-cell office:value-type="float" office:value="0.10191781799999999" table:style-name="ce1">
            <text:p>0.101917818</text:p>
          </table:table-cell>
          <table:table-cell office:value-type="float" office:value="3.1644444439999999" table:style-name="ce1">
            <text:p>3.164444444</text:p>
          </table:table-cell>
          <table:table-cell office:value-type="float" office:value="0.49483207200000001" table:style-name="ce1">
            <text:p>0.494832072</text:p>
          </table:table-cell>
          <table:table-cell office:value-type="float" office:value="3.1644444439999999" table:style-name="ce1">
            <text:p>3.164444444</text:p>
          </table:table-cell>
          <table:table-cell office:value-type="float" office:value="0.94947229099999997" table:style-name="ce1">
            <text:p>0.949472291</text:p>
          </table:table-cell>
          <table:table-cell office:value-type="float" office:value="3.1150000000000002" table:style-name="ce1">
            <text:p>3.115</text:p>
          </table:table-cell>
          <table:table-cell office:value-type="float" office:value="2.4930548570000002" table:style-name="ce1">
            <text:p>2.493054857</text:p>
          </table:table-cell>
          <table:table-cell office:value-type="float" office:value="3.5352777780000002" table:style-name="ce1">
            <text:p>3.535277778</text:p>
          </table:table-cell>
          <table:table-cell office:value-type="float" office:value="5.0476856569999997" table:style-name="ce1">
            <text:p>5.047685657</text:p>
          </table:table-cell>
          <table:table-cell table:number-columns-repeated="16372"/>
        </table:table-row>
        <table:table-row table:style-name="ro1">
          <table:table-cell office:value-type="float" office:value="3.7" table:style-name="ce1">
            <text:p>3.7</text:p>
          </table:table-cell>
          <table:table-cell office:value-type="float" office:value="9.4995259999999995E-3" table:style-name="ce1">
            <text:p>0.009499526</text:p>
          </table:table-cell>
          <table:table-cell office:value-type="float" office:value="2.7250000000000001" table:style-name="ce1">
            <text:p>2.725</text:p>
          </table:table-cell>
          <table:table-cell office:value-type="float" office:value="9.4929423999999998E-2" table:style-name="ce1">
            <text:p>0.094929424</text:p>
          </table:table-cell>
          <table:table-cell office:value-type="float" office:value="3.2" table:style-name="ce1">
            <text:p>3.2</text:p>
          </table:table-cell>
          <table:table-cell office:value-type="float" office:value="0.50984270700000001" table:style-name="ce1">
            <text:p>0.509842707</text:p>
          </table:table-cell>
          <table:table-cell office:value-type="float" office:value="3.2" table:style-name="ce1">
            <text:p>3.2</text:p>
          </table:table-cell>
          <table:table-cell office:value-type="float" office:value="1.04946973" table:style-name="ce1">
            <text:p>1.04946973</text:p>
          </table:table-cell>
          <table:table-cell office:value-type="float" office:value="3.15" table:style-name="ce1">
            <text:p>3.15</text:p>
          </table:table-cell>
          <table:table-cell office:value-type="float" office:value="2.4936728709999998" table:style-name="ce1">
            <text:p>2.493672871</text:p>
          </table:table-cell>
          <table:table-cell office:value-type="float" office:value="3.5750000000000002" table:style-name="ce1">
            <text:p>3.575</text:p>
          </table:table-cell>
          <table:table-cell office:value-type="float" office:value="4.7555191649999999" table:style-name="ce1">
            <text:p>4.755519165</text:p>
          </table:table-cell>
          <table:table-cell table:number-columns-repeated="16372"/>
        </table:table-row>
        <table:table-row table:style-name="ro1">
          <table:table-cell office:value-type="float" office:value="3.7411111109999999" table:style-name="ce1">
            <text:p>3.741111111</text:p>
          </table:table-cell>
          <table:table-cell office:value-type="float" office:value="1.0499530999999999E-2" table:style-name="ce1">
            <text:p>0.010499531</text:p>
          </table:table-cell>
          <table:table-cell office:value-type="float" office:value="2.755277778" table:style-name="ce1">
            <text:p>2.755277778</text:p>
          </table:table-cell>
          <table:table-cell office:value-type="float" office:value="9.9931498999999993E-2" table:style-name="ce1">
            <text:p>0.099931499</text:p>
          </table:table-cell>
          <table:table-cell office:value-type="float" office:value="3.235555556" table:style-name="ce1">
            <text:p>3.235555556</text:p>
          </table:table-cell>
          <table:table-cell office:value-type="float" office:value="0.48486401200000001" table:style-name="ce1">
            <text:p>0.484864012</text:p>
          </table:table-cell>
          <table:table-cell office:value-type="float" office:value="3.235555556" table:style-name="ce1">
            <text:p>3.235555556</text:p>
          </table:table-cell>
          <table:table-cell office:value-type="float" office:value="1.0495179059999999" table:style-name="ce1">
            <text:p>1.049517906</text:p>
          </table:table-cell>
          <table:table-cell office:value-type="float" office:value="3.1850000000000001" table:style-name="ce1">
            <text:p>3.185</text:p>
          </table:table-cell>
          <table:table-cell office:value-type="float" office:value="2.4942362010000001" table:style-name="ce1">
            <text:p>2.494236201</text:p>
          </table:table-cell>
          <table:table-cell office:value-type="float" office:value="3.6147222220000002" table:style-name="ce1">
            <text:p>3.614722222</text:p>
          </table:table-cell>
          <table:table-cell office:value-type="float" office:value="4.7598340869999998" table:style-name="ce1">
            <text:p>4.759834087</text:p>
          </table:table-cell>
          <table:table-cell table:number-columns-repeated="16372"/>
        </table:table-row>
        <table:table-row table:style-name="ro1">
          <table:table-cell office:value-type="float" office:value="3.7822222220000001" table:style-name="ce1">
            <text:p>3.782222222</text:p>
          </table:table-cell>
          <table:table-cell office:value-type="float" office:value="9.9996000000000008E-3" table:style-name="ce1">
            <text:p>0.0099996</text:p>
          </table:table-cell>
          <table:table-cell office:value-type="float" office:value="2.7855555559999998" table:style-name="ce1">
            <text:p>2.785555556</text:p>
          </table:table-cell>
          <table:table-cell office:value-type="float" office:value="9.9936838E-2" table:style-name="ce1">
            <text:p>0.099936838</text:p>
          </table:table-cell>
          <table:table-cell office:value-type="float" office:value="3.2711111110000002" table:style-name="ce1">
            <text:p>3.271111111</text:p>
          </table:table-cell>
          <table:table-cell office:value-type="float" office:value="0.50487127200000004" table:style-name="ce1">
            <text:p>0.504871272</text:p>
          </table:table-cell>
          <table:table-cell office:value-type="float" office:value="3.2711111110000002" table:style-name="ce1">
            <text:p>3.271111111</text:p>
          </table:table-cell>
          <table:table-cell office:value-type="float" office:value="0.97959092699999994" table:style-name="ce1">
            <text:p>0.979590927</text:p>
          </table:table-cell>
          <table:table-cell office:value-type="float" office:value="3.22" table:style-name="ce1">
            <text:p>3.22</text:p>
          </table:table-cell>
          <table:table-cell office:value-type="float" office:value="2.5446446250000001" table:style-name="ce1">
            <text:p>2.544644625</text:p>
          </table:table-cell>
          <table:table-cell office:value-type="float" office:value="3.6544444440000001" table:style-name="ce1">
            <text:p>3.654444444</text:p>
          </table:table-cell>
          <table:table-cell office:value-type="float" office:value="5.1111018680000004" table:style-name="ce1">
            <text:p>5.111101868</text:p>
          </table:table-cell>
          <table:table-cell table:number-columns-repeated="16372"/>
        </table:table-row>
        <table:table-row table:style-name="ro1">
          <table:table-cell office:value-type="float" office:value="3.8233333329999999" table:style-name="ce1">
            <text:p>3.823333333</text:p>
          </table:table-cell>
          <table:table-cell office:value-type="float" office:value="1.0099637999999999E-2" table:style-name="ce1">
            <text:p>0.010099638</text:p>
          </table:table-cell>
          <table:table-cell office:value-type="float" office:value="2.815833333" table:style-name="ce1">
            <text:p>2.815833333</text:p>
          </table:table-cell>
          <table:table-cell office:value-type="float" office:value="0.10094117800000001" table:style-name="ce1">
            <text:p>0.100941178</text:p>
          </table:table-cell>
          <table:table-cell office:value-type="float" office:value="3.306666667" table:style-name="ce1">
            <text:p>3.306666667</text:p>
          </table:table-cell>
          <table:table-cell office:value-type="float" office:value="0.50488297100000001" table:style-name="ce1">
            <text:p>0.504882971</text:p>
          </table:table-cell>
          <table:table-cell office:value-type="float" office:value="3.306666667" table:style-name="ce1">
            <text:p>3.306666667</text:p>
          </table:table-cell>
          <table:table-cell office:value-type="float" office:value="0.96963189000000005" table:style-name="ce1">
            <text:p>0.96963189</text:p>
          </table:table-cell>
          <table:table-cell office:value-type="float" office:value="3.2549999999999999" table:style-name="ce1">
            <text:p>3.255</text:p>
          </table:table-cell>
          <table:table-cell office:value-type="float" office:value="2.445313192" table:style-name="ce1">
            <text:p>2.445313192</text:p>
          </table:table-cell>
          <table:table-cell office:value-type="float" office:value="3.6941666670000002" table:style-name="ce1">
            <text:p>3.694166667</text:p>
          </table:table-cell>
          <table:table-cell office:value-type="float" office:value="5.0155845049999996" table:style-name="ce1">
            <text:p>5.015584505</text:p>
          </table:table-cell>
          <table:table-cell table:number-columns-repeated="16372"/>
        </table:table-row>
        <table:table-row table:style-name="ro1">
          <table:table-cell office:value-type="float" office:value="3.8644444440000001" table:style-name="ce1">
            <text:p>3.864444444</text:p>
          </table:table-cell>
          <table:table-cell office:value-type="float" office:value="9.9996789999999992E-3" table:style-name="ce1">
            <text:p>0.009999679</text:p>
          </table:table-cell>
          <table:table-cell office:value-type="float" office:value="2.8461111109999999" table:style-name="ce1">
            <text:p>2.846111111</text:p>
          </table:table-cell>
          <table:table-cell office:value-type="float" office:value="9.8946836999999996E-2" table:style-name="ce1">
            <text:p>0.098946837</text:p>
          </table:table-cell>
          <table:table-cell office:value-type="float" office:value="3.3422222220000002" table:style-name="ce1">
            <text:p>3.342222222</text:p>
          </table:table-cell>
          <table:table-cell office:value-type="float" office:value="0.51489150100000003" table:style-name="ce1">
            <text:p>0.514891501</text:p>
          </table:table-cell>
          <table:table-cell office:value-type="float" office:value="3.3422222220000002" table:style-name="ce1">
            <text:p>3.342222222</text:p>
          </table:table-cell>
          <table:table-cell office:value-type="float" office:value="1.049637736" table:style-name="ce1">
            <text:p>1.049637736</text:p>
          </table:table-cell>
          <table:table-cell office:value-type="float" office:value="3.29" table:style-name="ce1">
            <text:p>3.29</text:p>
          </table:table-cell>
          <table:table-cell office:value-type="float" office:value="2.595469687" table:style-name="ce1">
            <text:p>2.595469687</text:p>
          </table:table-cell>
          <table:table-cell office:value-type="float" office:value="3.7338888890000002" table:style-name="ce1">
            <text:p>3.733888889</text:p>
          </table:table-cell>
          <table:table-cell office:value-type="float" office:value="4.9692656350000002" table:style-name="ce1">
            <text:p>4.969265635</text:p>
          </table:table-cell>
          <table:table-cell table:number-columns-repeated="16372"/>
        </table:table-row>
        <table:table-row table:style-name="ro1">
          <table:table-cell office:value-type="float" office:value="3.9055555559999999" table:style-name="ce1">
            <text:p>3.905555556</text:p>
          </table:table-cell>
          <table:table-cell office:value-type="float" office:value="1.0499698E-2" table:style-name="ce1">
            <text:p>0.010499698</text:p>
          </table:table-cell>
          <table:table-cell office:value-type="float" office:value="2.8763888889999998" table:style-name="ce1">
            <text:p>2.876388889</text:p>
          </table:table-cell>
          <table:table-cell office:value-type="float" office:value="9.6951970999999998E-2" table:style-name="ce1">
            <text:p>0.096951971</text:p>
          </table:table-cell>
          <table:table-cell office:value-type="float" office:value="3.377777778" table:style-name="ce1">
            <text:p>3.377777778</text:p>
          </table:table-cell>
          <table:table-cell office:value-type="float" office:value="0.51990040400000004" table:style-name="ce1">
            <text:p>0.519900404</text:p>
          </table:table-cell>
          <table:table-cell office:value-type="float" office:value="3.377777778" table:style-name="ce1">
            <text:p>3.377777778</text:p>
          </table:table-cell>
          <table:table-cell office:value-type="float" office:value="0.99968633600000001" table:style-name="ce1">
            <text:p>0.999686336</text:p>
          </table:table-cell>
          <table:table-cell office:value-type="float" office:value="3.3250000000000002" table:style-name="ce1">
            <text:p>3.325</text:p>
          </table:table-cell>
          <table:table-cell office:value-type="float" office:value="2.49603245" table:style-name="ce1">
            <text:p>2.49603245</text:p>
          </table:table-cell>
          <table:table-cell office:value-type="float" office:value="3.7736111110000001" table:style-name="ce1">
            <text:p>3.773611111</text:p>
          </table:table-cell>
          <table:table-cell office:value-type="float" office:value="4.8231186289999997" table:style-name="ce1">
            <text:p>4.823118629</text:p>
          </table:table-cell>
          <table:table-cell table:number-columns-repeated="16372"/>
        </table:table-row>
        <table:table-row table:style-name="ro1">
          <table:table-cell office:value-type="float" office:value="3.9466666670000001" table:style-name="ce1">
            <text:p>3.946666667</text:p>
          </table:table-cell>
          <table:table-cell office:value-type="float" office:value="9.9997430000000002E-3" table:style-name="ce1">
            <text:p>0.009999743</text:p>
          </table:table-cell>
          <table:table-cell office:value-type="float" office:value="2.9066666670000001" table:style-name="ce1">
            <text:p>2.906666667</text:p>
          </table:table-cell>
          <table:table-cell office:value-type="float" office:value="9.8954800999999995E-2" table:style-name="ce1">
            <text:p>0.098954801</text:p>
          </table:table-cell>
          <table:table-cell office:value-type="float" office:value="3.4133333330000002" table:style-name="ce1">
            <text:p>3.413333333</text:p>
          </table:table-cell>
          <table:table-cell office:value-type="float" office:value="0.48991467900000002" table:style-name="ce1">
            <text:p>0.489914679</text:p>
          </table:table-cell>
          <table:table-cell office:value-type="float" office:value="3.4133333330000002" table:style-name="ce1">
            <text:p>3.413333333</text:p>
          </table:table-cell>
          <table:table-cell office:value-type="float" office:value="0.96972339299999999" table:style-name="ce1">
            <text:p>0.969723393</text:p>
          </table:table-cell>
          <table:table-cell office:value-type="float" office:value="3.36" table:style-name="ce1">
            <text:p>3.36</text:p>
          </table:table-cell>
          <table:table-cell office:value-type="float" office:value="2.421494848" table:style-name="ce1">
            <text:p>2.421494848</text:p>
          </table:table-cell>
          <table:table-cell office:value-type="float" office:value="3.8133333330000001" table:style-name="ce1">
            <text:p>3.813333333</text:p>
          </table:table-cell>
          <table:table-cell office:value-type="float" office:value="5.1740196709999999" table:style-name="ce1">
            <text:p>5.174019671</text:p>
          </table:table-cell>
          <table:table-cell table:number-columns-repeated="16372"/>
        </table:table-row>
        <table:table-row table:style-name="ro1">
          <table:table-cell office:value-type="float" office:value="3.9877777779999999" table:style-name="ce1">
            <text:p>3.987777778</text:p>
          </table:table-cell>
          <table:table-cell office:value-type="float" office:value="9.5997789999999993E-3" table:style-name="ce1">
            <text:p>0.009599779</text:p>
          </table:table-cell>
          <table:table-cell office:value-type="float" office:value="2.9369444439999999" table:style-name="ce1">
            <text:p>2.936944444</text:p>
          </table:table-cell>
          <table:table-cell office:value-type="float" office:value="0.101957061" table:style-name="ce1">
            <text:p>0.101957061</text:p>
          </table:table-cell>
          <table:table-cell office:value-type="float" office:value="3.448888889" table:style-name="ce1">
            <text:p>3.448888889</text:p>
          </table:table-cell>
          <table:table-cell office:value-type="float" office:value="0.524916893" table:style-name="ce1">
            <text:p>0.524916893</text:p>
          </table:table-cell>
          <table:table-cell office:value-type="float" office:value="3.448888889" table:style-name="ce1">
            <text:p>3.448888889</text:p>
          </table:table-cell>
          <table:table-cell office:value-type="float" office:value="1.009738158" table:style-name="ce1">
            <text:p>1.009738158</text:p>
          </table:table-cell>
          <table:table-cell office:value-type="float" office:value="3.395" table:style-name="ce1">
            <text:p>3.395</text:p>
          </table:table-cell>
          <table:table-cell office:value-type="float" office:value="2.571610218" table:style-name="ce1">
            <text:p>2.571610218</text:p>
          </table:table-cell>
          <table:table-cell office:value-type="float" office:value="3.8530555560000002" table:style-name="ce1">
            <text:p>3.853055556</text:p>
          </table:table-cell>
          <table:table-cell office:value-type="float" office:value="5.2263615110000003" table:style-name="ce1">
            <text:p>5.226361511</text:p>
          </table:table-cell>
          <table:table-cell table:number-columns-repeated="16372"/>
        </table:table-row>
        <table:table-row table:style-name="ro1">
          <table:table-cell office:value-type="float" office:value="4.0288888890000001" table:style-name="ce1">
            <text:p>4.028888889</text:p>
          </table:table-cell>
          <table:table-cell office:value-type="float" office:value="1.0399785E-2" table:style-name="ce1">
            <text:p>0.010399785</text:p>
          </table:table-cell>
          <table:table-cell office:value-type="float" office:value="2.9672222220000002" table:style-name="ce1">
            <text:p>2.967222222</text:p>
          </table:table-cell>
          <table:table-cell office:value-type="float" office:value="9.4963123999999996E-2" table:style-name="ce1">
            <text:p>0.094963124</text:p>
          </table:table-cell>
          <table:table-cell office:value-type="float" office:value="3.4844444440000002" table:style-name="ce1">
            <text:p>3.484444444</text:p>
          </table:table-cell>
          <table:table-cell office:value-type="float" office:value="0.50492732500000004" table:style-name="ce1">
            <text:p>0.504927325</text:p>
          </table:table-cell>
          <table:table-cell office:value-type="float" office:value="3.4844444440000002" table:style-name="ce1">
            <text:p>3.484444444</text:p>
          </table:table-cell>
          <table:table-cell office:value-type="float" office:value="1.0497525240000001" table:style-name="ce1">
            <text:p>1.049752524</text:p>
          </table:table-cell>
          <table:table-cell office:value-type="float" office:value="3.43" table:style-name="ce1">
            <text:p>3.43</text:p>
          </table:table-cell>
          <table:table-cell office:value-type="float" office:value="2.3721526210000001" table:style-name="ce1">
            <text:p>2.372152621</text:p>
          </table:table-cell>
          <table:table-cell office:value-type="float" office:value="3.8927777780000001" table:style-name="ce1">
            <text:p>3.892777778</text:p>
          </table:table-cell>
          <table:table-cell office:value-type="float" office:value="4.9299191269999998" table:style-name="ce1">
            <text:p>4.929919127</text:p>
          </table:table-cell>
          <table:table-cell table:number-columns-repeated="16372"/>
        </table:table-row>
        <table:table-row table:style-name="ro1">
          <table:table-cell office:value-type="float" office:value="4.07" table:style-name="ce1">
            <text:p>4.07</text:p>
          </table:table-cell>
          <table:table-cell office:value-type="float" office:value="1.029981E-2" table:style-name="ce1">
            <text:p>0.01029981</text:p>
          </table:table-cell>
          <table:table-cell office:value-type="float" office:value="2.9975000000000001" table:style-name="ce1">
            <text:p>2.9975</text:p>
          </table:table-cell>
          <table:table-cell office:value-type="float" office:value="0.102963135" table:style-name="ce1">
            <text:p>0.102963135</text:p>
          </table:table-cell>
          <table:table-cell office:value-type="float" office:value="3.52" table:style-name="ce1">
            <text:p>3.52</text:p>
          </table:table-cell>
          <table:table-cell office:value-type="float" office:value="0.48993589300000001" table:style-name="ce1">
            <text:p>0.489935893</text:p>
          </table:table-cell>
          <table:table-cell office:value-type="float" office:value="3.52" table:style-name="ce1">
            <text:p>3.52</text:p>
          </table:table-cell>
          <table:table-cell office:value-type="float" office:value="1.0297792990000001" table:style-name="ce1">
            <text:p>1.029779299</text:p>
          </table:table-cell>
          <table:table-cell office:value-type="float" office:value="3.4649999999999999" table:style-name="ce1">
            <text:p>3.465</text:p>
          </table:table-cell>
          <table:table-cell office:value-type="float" office:value="2.497270409" table:style-name="ce1">
            <text:p>2.497270409</text:p>
          </table:table-cell>
          <table:table-cell office:value-type="float" office:value="3.9325000000000001" table:style-name="ce1">
            <text:p>3.9325</text:p>
          </table:table-cell>
          <table:table-cell office:value-type="float" office:value="4.9817286010000004" table:style-name="ce1">
            <text:p>4.981728601</text:p>
          </table:table-cell>
          <table:table-cell table:number-columns-repeated="16372"/>
        </table:table-row>
        <table:table-row table:style-name="ro1">
          <table:table-cell office:value-type="float" office:value="4.1111111109999996" table:style-name="ce1">
            <text:p>4.111111111</text:p>
          </table:table-cell>
          <table:table-cell office:value-type="float" office:value="1.0099833000000001E-2" table:style-name="ce1">
            <text:p>0.010099833</text:p>
          </table:table-cell>
          <table:table-cell office:value-type="float" office:value="3.0277777779999999" table:style-name="ce1">
            <text:p>3.027777778</text:p>
          </table:table-cell>
          <table:table-cell office:value-type="float" office:value="0.102966008" table:style-name="ce1">
            <text:p>0.102966008</text:p>
          </table:table-cell>
          <table:table-cell office:value-type="float" office:value="3.5555555559999998" table:style-name="ce1">
            <text:p>3.555555556</text:p>
          </table:table-cell>
          <table:table-cell office:value-type="float" office:value="0.52493755600000003" table:style-name="ce1">
            <text:p>0.524937556</text:p>
          </table:table-cell>
          <table:table-cell office:value-type="float" office:value="3.5555555559999998" table:style-name="ce1">
            <text:p>3.555555556</text:p>
          </table:table-cell>
          <table:table-cell office:value-type="float" office:value="0.96981104299999998" table:style-name="ce1">
            <text:p>0.969811043</text:p>
          </table:table-cell>
          <table:table-cell office:value-type="float" office:value="3.5" table:style-name="ce1">
            <text:p>3.5</text:p>
          </table:table-cell>
          <table:table-cell office:value-type="float" office:value="2.622389927" table:style-name="ce1">
            <text:p>2.622389927</text:p>
          </table:table-cell>
          <table:table-cell office:value-type="float" office:value="3.9722222220000001" table:style-name="ce1">
            <text:p>3.972222222</text:p>
          </table:table-cell>
          <table:table-cell office:value-type="float" office:value="4.8838735639999999" table:style-name="ce1">
            <text:p>4.883873564</text:p>
          </table:table-cell>
          <table:table-cell table:number-columns-repeated="16372"/>
        </table:table-row>
        <table:table-row table:style-name="ro1">
          <table:table-cell office:value-type="float" office:value="4.1522222219999998" table:style-name="ce1">
            <text:p>4.152222222</text:p>
          </table:table-cell>
          <table:table-cell office:value-type="float" office:value="1.009985E-2" table:style-name="ce1">
            <text:p>0.01009985</text:p>
          </table:table-cell>
          <table:table-cell office:value-type="float" office:value="3.0580555559999998" table:style-name="ce1">
            <text:p>3.058055556</text:p>
          </table:table-cell>
          <table:table-cell office:value-type="float" office:value="9.5970788000000001E-2" table:style-name="ce1">
            <text:p>0.095970788</text:p>
          </table:table-cell>
          <table:table-cell office:value-type="float" office:value="3.591111111" table:style-name="ce1">
            <text:p>3.591111111</text:p>
          </table:table-cell>
          <table:table-cell office:value-type="float" office:value="0.509944854" table:style-name="ce1">
            <text:p>0.509944854</text:p>
          </table:table-cell>
          <table:table-cell office:value-type="float" office:value="3.591111111" table:style-name="ce1">
            <text:p>3.591111111</text:p>
          </table:table-cell>
          <table:table-cell office:value-type="float" office:value="0.96982821500000005" table:style-name="ce1">
            <text:p>0.969828215</text:p>
          </table:table-cell>
          <table:table-cell office:value-type="float" office:value="3.5350000000000001" table:style-name="ce1">
            <text:p>3.535</text:p>
          </table:table-cell>
          <table:table-cell office:value-type="float" office:value="2.5976457470000001" table:style-name="ce1">
            <text:p>2.597645747</text:p>
          </table:table-cell>
          <table:table-cell office:value-type="float" office:value="4.0119444440000001" table:style-name="ce1">
            <text:p>4.011944444</text:p>
          </table:table-cell>
          <table:table-cell office:value-type="float" office:value="4.9353306100000003" table:style-name="ce1">
            <text:p>4.93533061</text:p>
          </table:table-cell>
          <table:table-cell table:number-columns-repeated="16372"/>
        </table:table-row>
        <table:table-row table:style-name="ro1">
          <table:table-cell office:value-type="float" office:value="4.193333333" table:style-name="ce1">
            <text:p>4.193333333</text:p>
          </table:table-cell>
          <table:table-cell office:value-type="float" office:value="9.4998740000000002E-3" table:style-name="ce1">
            <text:p>0.009499874</text:p>
          </table:table-cell>
          <table:table-cell office:value-type="float" office:value="3.088333333" table:style-name="ce1">
            <text:p>3.088333333</text:p>
          </table:table-cell>
          <table:table-cell office:value-type="float" office:value="9.6972784000000006E-2" table:style-name="ce1">
            <text:p>0.096972784</text:p>
          </table:table-cell>
          <table:table-cell office:value-type="float" office:value="3.6266666669999998" table:style-name="ce1">
            <text:p>3.626666667</text:p>
          </table:table-cell>
          <table:table-cell office:value-type="float" office:value="0.51494937399999996" table:style-name="ce1">
            <text:p>0.514949374</text:p>
          </table:table-cell>
          <table:table-cell office:value-type="float" office:value="3.6266666669999998" table:style-name="ce1">
            <text:p>3.626666667</text:p>
          </table:table-cell>
          <table:table-cell office:value-type="float" office:value="1.029834167" table:style-name="ce1">
            <text:p>1.029834167</text:p>
          </table:table-cell>
          <table:table-cell office:value-type="float" office:value="3.57" table:style-name="ce1">
            <text:p>3.57</text:p>
          </table:table-cell>
          <table:table-cell office:value-type="float" office:value="2.52291796" table:style-name="ce1">
            <text:p>2.52291796</text:p>
          </table:table-cell>
          <table:table-cell office:value-type="float" office:value="4.0516666670000001" table:style-name="ce1">
            <text:p>4.051666667</text:p>
          </table:table-cell>
          <table:table-cell office:value-type="float" office:value="4.7373265079999998" table:style-name="ce1">
            <text:p>4.737326508</text:p>
          </table:table-cell>
          <table:table-cell table:number-columns-repeated="16372"/>
        </table:table-row>
        <table:table-row table:style-name="ro1">
          <table:table-cell office:value-type="float" office:value="4.2344444440000002" table:style-name="ce1">
            <text:p>4.234444444</text:p>
          </table:table-cell>
          <table:table-cell office:value-type="float" office:value="1.009988E-2" table:style-name="ce1">
            <text:p>0.01009988</text:p>
          </table:table-cell>
          <table:table-cell office:value-type="float" office:value="3.1186111109999999" table:style-name="ce1">
            <text:p>3.118611111</text:p>
          </table:table-cell>
          <table:table-cell office:value-type="float" office:value="0.10197361200000001" table:style-name="ce1">
            <text:p>0.101973612</text:p>
          </table:table-cell>
          <table:table-cell office:value-type="float" office:value="3.662222222" table:style-name="ce1">
            <text:p>3.662222222</text:p>
          </table:table-cell>
          <table:table-cell office:value-type="float" office:value="0.48495665700000001" table:style-name="ce1">
            <text:p>0.484956657</text:p>
          </table:table-cell>
          <table:table-cell office:value-type="float" office:value="3.662222222" table:style-name="ce1">
            <text:p>3.662222222</text:p>
          </table:table-cell>
          <table:table-cell office:value-type="float" office:value="1.019850701" table:style-name="ce1">
            <text:p>1.019850701</text:p>
          </table:table-cell>
          <table:table-cell office:value-type="float" office:value="3.605" table:style-name="ce1">
            <text:p>3.605</text:p>
          </table:table-cell>
          <table:table-cell office:value-type="float" office:value="2.6230289510000002" table:style-name="ce1">
            <text:p>2.623028951</text:p>
          </table:table-cell>
          <table:table-cell office:value-type="float" office:value="4.0913888890000001" table:style-name="ce1">
            <text:p>4.091388889</text:p>
          </table:table-cell>
          <table:table-cell office:value-type="float" office:value="4.8383512819999996" table:style-name="ce1">
            <text:p>4.838351282</text:p>
          </table:table-cell>
          <table:table-cell table:number-columns-repeated="16372"/>
        </table:table-row>
        <table:table-row table:style-name="ro1">
          <table:table-cell office:value-type="float" office:value="4.2755555559999996" table:style-name="ce1">
            <text:p>4.275555556</text:p>
          </table:table-cell>
          <table:table-cell office:value-type="float" office:value="9.4998989999999991E-3" table:style-name="ce1">
            <text:p>0.009499899</text:p>
          </table:table-cell>
          <table:table-cell office:value-type="float" office:value="3.1488888890000002" table:style-name="ce1">
            <text:p>3.148888889</text:p>
          </table:table-cell>
          <table:table-cell office:value-type="float" office:value="9.4977337999999994E-2" table:style-name="ce1">
            <text:p>0.094977338</text:p>
          </table:table-cell>
          <table:table-cell office:value-type="float" office:value="3.6977777779999998" table:style-name="ce1">
            <text:p>3.697777778</text:p>
          </table:table-cell>
          <table:table-cell office:value-type="float" office:value="0.50995856500000003" table:style-name="ce1">
            <text:p>0.509958565</text:p>
          </table:table-cell>
          <table:table-cell office:value-type="float" office:value="3.6977777779999998" table:style-name="ce1">
            <text:p>3.697777778</text:p>
          </table:table-cell>
          <table:table-cell office:value-type="float" office:value="1.029862939" table:style-name="ce1">
            <text:p>1.029862939</text:p>
          </table:table-cell>
          <table:table-cell office:value-type="float" office:value="3.64" table:style-name="ce1">
            <text:p>3.64</text:p>
          </table:table-cell>
          <table:table-cell office:value-type="float" office:value="2.4233418910000002" table:style-name="ce1">
            <text:p>2.423341891</text:p>
          </table:table-cell>
          <table:table-cell office:value-type="float" office:value="4.1311111110000001" table:style-name="ce1">
            <text:p>4.131111111</text:p>
          </table:table-cell>
          <table:table-cell office:value-type="float" office:value="5.0889748590000004" table:style-name="ce1">
            <text:p>5.088974859</text:p>
          </table:table-cell>
          <table:table-cell table:number-columns-repeated="16372"/>
        </table:table-row>
        <table:table-row table:style-name="ro1">
          <table:table-cell office:value-type="float" office:value="4.3166666669999998" table:style-name="ce1">
            <text:p>4.316666667</text:p>
          </table:table-cell>
          <table:table-cell office:value-type="float" office:value="1.0299902E-2" table:style-name="ce1">
            <text:p>0.010299902</text:p>
          </table:table-cell>
          <table:table-cell office:value-type="float" office:value="3.1791666670000001" table:style-name="ce1">
            <text:p>3.179166667</text:p>
          </table:table-cell>
          <table:table-cell office:value-type="float" office:value="0.10197756500000001" table:style-name="ce1">
            <text:p>0.101977565</text:p>
          </table:table-cell>
          <table:table-cell office:value-type="float" office:value="3.733333333" table:style-name="ce1">
            <text:p>3.733333333</text:p>
          </table:table-cell>
          <table:table-cell office:value-type="float" office:value="0.484964177" table:style-name="ce1">
            <text:p>0.484964177</text:p>
          </table:table-cell>
          <table:table-cell office:value-type="float" office:value="3.733333333" table:style-name="ce1">
            <text:p>3.733333333</text:p>
          </table:table-cell>
          <table:table-cell office:value-type="float" office:value="1.0098778150000001" table:style-name="ce1">
            <text:p>1.009877815</text:p>
          </table:table-cell>
          <table:table-cell office:value-type="float" office:value="3.6749999999999998" table:style-name="ce1">
            <text:p>3.675</text:p>
          </table:table-cell>
          <table:table-cell office:value-type="float" office:value="2.37352126" table:style-name="ce1">
            <text:p>2.37352126</text:p>
          </table:table-cell>
          <table:table-cell office:value-type="float" office:value="4.170833333" table:style-name="ce1">
            <text:p>4.170833333</text:p>
          </table:table-cell>
          <table:table-cell office:value-type="float" office:value="4.9902722859999997" table:style-name="ce1">
            <text:p>4.990272286</text:p>
          </table:table-cell>
          <table:table-cell table:number-columns-repeated="16372"/>
        </table:table-row>
        <table:table-row table:style-name="ro1">
          <table:table-cell office:value-type="float" office:value="4.357777778" table:style-name="ce1">
            <text:p>4.357777778</text:p>
          </table:table-cell>
          <table:table-cell office:value-type="float" office:value="9.5999180000000007E-3" table:style-name="ce1">
            <text:p>0.009599918</text:p>
          </table:table-cell>
          <table:table-cell office:value-type="float" office:value="3.2094444439999998" table:style-name="ce1">
            <text:p>3.209444444</text:p>
          </table:table-cell>
          <table:table-cell office:value-type="float" office:value="0.10497870500000001" table:style-name="ce1">
            <text:p>0.104978705</text:p>
          </table:table-cell>
          <table:table-cell office:value-type="float" office:value="3.7688888889999999" table:style-name="ce1">
            <text:p>3.768888889</text:p>
          </table:table-cell>
          <table:table-cell office:value-type="float" office:value="0.48996709799999999" table:style-name="ce1">
            <text:p>0.489967098</text:p>
          </table:table-cell>
          <table:table-cell office:value-type="float" office:value="3.7688888889999999" table:style-name="ce1">
            <text:p>3.768888889</text:p>
          </table:table-cell>
          <table:table-cell office:value-type="float" office:value="0.98989111900000004" table:style-name="ce1">
            <text:p>0.989891119</text:p>
          </table:table-cell>
          <table:table-cell office:value-type="float" office:value="3.71" table:style-name="ce1">
            <text:p>3.71</text:p>
          </table:table-cell>
          <table:table-cell office:value-type="float" office:value="2.5485542620000001" table:style-name="ce1">
            <text:p>2.548554262</text:p>
          </table:table-cell>
          <table:table-cell office:value-type="float" office:value="4.2105555560000001" table:style-name="ce1">
            <text:p>4.210555556</text:p>
          </table:table-cell>
          <table:table-cell office:value-type="float" office:value="5.0910712220000001" table:style-name="ce1">
            <text:p>5.091071222</text:p>
          </table:table-cell>
          <table:table-cell table:number-columns-repeated="16372"/>
        </table:table-row>
        <table:table-row table:style-name="ro1">
          <table:table-cell office:value-type="float" office:value="4.3988888890000002" table:style-name="ce1">
            <text:p>4.398888889</text:p>
          </table:table-cell>
          <table:table-cell office:value-type="float" office:value="9.499927E-3" table:style-name="ce1">
            <text:p>0.009499927</text:p>
          </table:table-cell>
          <table:table-cell office:value-type="float" office:value="3.2397222220000002" table:style-name="ce1">
            <text:p>3.239722222</text:p>
          </table:table-cell>
          <table:table-cell office:value-type="float" office:value="9.7981674000000005E-2" table:style-name="ce1">
            <text:p>0.097981674</text:p>
          </table:table-cell>
          <table:table-cell office:value-type="float" office:value="3.804444444" table:style-name="ce1">
            <text:p>3.804444444</text:p>
          </table:table-cell>
          <table:table-cell office:value-type="float" office:value="0.52496795200000002" table:style-name="ce1">
            <text:p>0.524967952</text:p>
          </table:table-cell>
          <table:table-cell office:value-type="float" office:value="3.804444444" table:style-name="ce1">
            <text:p>3.804444444</text:p>
          </table:table-cell>
          <table:table-cell office:value-type="float" office:value="0.95990401400000003" table:style-name="ce1">
            <text:p>0.959904014</text:p>
          </table:table-cell>
          <table:table-cell office:value-type="float" office:value="3.7450000000000001" table:style-name="ce1">
            <text:p>3.745</text:p>
          </table:table-cell>
          <table:table-cell office:value-type="float" office:value="2.398760985" table:style-name="ce1">
            <text:p>2.398760985</text:p>
          </table:table-cell>
          <table:table-cell office:value-type="float" office:value="4.2502777780000001" table:style-name="ce1">
            <text:p>4.250277778</text:p>
          </table:table-cell>
          <table:table-cell office:value-type="float" office:value="4.9921235299999998" table:style-name="ce1">
            <text:p>4.99212353</text:p>
          </table:table-cell>
          <table:table-cell table:number-columns-repeated="16372"/>
        </table:table-row>
        <table:table-row table:style-name="ro1">
          <table:table-cell office:value-type="float" office:value="4.4400000000000004" table:style-name="ce1">
            <text:p>4.44</text:p>
          </table:table-cell>
          <table:table-cell office:value-type="float" office:value="9.8999320000000002E-3" table:style-name="ce1">
            <text:p>0.009899932</text:p>
          </table:table-cell>
          <table:table-cell office:value-type="float" office:value="3.27" table:style-name="ce1">
            <text:p>3.27</text:p>
          </table:table-cell>
          <table:table-cell office:value-type="float" office:value="0.10298224" table:style-name="ce1">
            <text:p>0.10298224</text:p>
          </table:table-cell>
          <table:table-cell office:value-type="float" office:value="3.84" table:style-name="ce1">
            <text:p>3.84</text:p>
          </table:table-cell>
          <table:table-cell office:value-type="float" office:value="0.474973639" table:style-name="ce1">
            <text:p>0.474973639</text:p>
          </table:table-cell>
          <table:table-cell office:value-type="float" office:value="3.84" table:style-name="ce1">
            <text:p>3.84</text:p>
          </table:table-cell>
          <table:table-cell office:value-type="float" office:value="0.98991001099999998" table:style-name="ce1">
            <text:p>0.989910011</text:p>
          </table:table-cell>
          <table:table-cell office:value-type="float" office:value="3.78" table:style-name="ce1">
            <text:p>3.78</text:p>
          </table:table-cell>
          <table:table-cell office:value-type="float" office:value="2.5987777799999998" table:style-name="ce1">
            <text:p>2.59877778</text:p>
          </table:table-cell>
          <table:table-cell office:value-type="float" office:value="4.29" table:style-name="ce1">
            <text:p>4.29</text:p>
          </table:table-cell>
          <table:table-cell office:value-type="float" office:value="5.0927717320000001" table:style-name="ce1">
            <text:p>5.092771732</text:p>
          </table:table-cell>
          <table:table-cell table:number-columns-repeated="16372"/>
        </table:table-row>
        <table:table-row table:style-name="ro1">
          <table:table-cell office:value-type="float" office:value="4.4811111109999997" table:style-name="ce1">
            <text:p>4.481111111</text:p>
          </table:table-cell>
          <table:table-cell office:value-type="float" office:value="9.6999400000000006E-3" table:style-name="ce1">
            <text:p>0.00969994</text:p>
          </table:table-cell>
          <table:table-cell office:value-type="float" office:value="3.3002777779999999" table:style-name="ce1">
            <text:p>3.300277778</text:p>
          </table:table-cell>
          <table:table-cell office:value-type="float" office:value="0.102983624" table:style-name="ce1">
            <text:p>0.102983624</text:p>
          </table:table-cell>
          <table:table-cell office:value-type="float" office:value="3.8755555560000001" table:style-name="ce1">
            <text:p>3.875555556</text:p>
          </table:table-cell>
          <table:table-cell office:value-type="float" office:value="0.47497603500000002" table:style-name="ce1">
            <text:p>0.474976035</text:p>
          </table:table-cell>
          <table:table-cell office:value-type="float" office:value="3.8755555560000001" table:style-name="ce1">
            <text:p>3.875555556</text:p>
          </table:table-cell>
          <table:table-cell office:value-type="float" office:value="1.0299148840000001" table:style-name="ce1">
            <text:p>1.029914884</text:p>
          </table:table-cell>
          <table:table-cell office:value-type="float" office:value="3.8149999999999999" table:style-name="ce1">
            <text:p>3.815</text:p>
          </table:table-cell>
          <table:table-cell office:value-type="float" office:value="2.5239192030000002" table:style-name="ce1">
            <text:p>2.523919203</text:p>
          </table:table-cell>
          <table:table-cell office:value-type="float" office:value="4.329722222" table:style-name="ce1">
            <text:p>4.329722222</text:p>
          </table:table-cell>
          <table:table-cell office:value-type="float" office:value="4.7439434330000001" table:style-name="ce1">
            <text:p>4.743943433</text:p>
          </table:table-cell>
          <table:table-cell table:number-columns-repeated="16372"/>
        </table:table-row>
        <table:table-row table:style-name="ro1">
          <table:table-cell office:value-type="float" office:value="4.5222222219999999" table:style-name="ce1">
            <text:p>4.522222222</text:p>
          </table:table-cell>
          <table:table-cell office:value-type="float" office:value="9.5999469999999993E-3" table:style-name="ce1">
            <text:p>0.009599947</text:p>
          </table:table-cell>
          <table:table-cell office:value-type="float" office:value="3.3305555560000002" table:style-name="ce1">
            <text:p>3.330555556</text:p>
          </table:table-cell>
          <table:table-cell office:value-type="float" office:value="0.101985047" table:style-name="ce1">
            <text:p>0.101985047</text:p>
          </table:table-cell>
          <table:table-cell office:value-type="float" office:value="3.9111111109999999" table:style-name="ce1">
            <text:p>3.911111111</text:p>
          </table:table-cell>
          <table:table-cell office:value-type="float" office:value="0.52497592000000004" table:style-name="ce1">
            <text:p>0.52497592</text:p>
          </table:table-cell>
          <table:table-cell office:value-type="float" office:value="3.9111111109999999" table:style-name="ce1">
            <text:p>3.911111111</text:p>
          </table:table-cell>
          <table:table-cell office:value-type="float" office:value="0.95992787899999998" table:style-name="ce1">
            <text:p>0.959927879</text:p>
          </table:table-cell>
          <table:table-cell office:value-type="float" office:value="3.85" table:style-name="ce1">
            <text:p>3.85</text:p>
          </table:table-cell>
          <table:table-cell office:value-type="float" office:value="2.5989866519999998" table:style-name="ce1">
            <text:p>2.598986652</text:p>
          </table:table-cell>
          <table:table-cell office:value-type="float" office:value="4.369444444" table:style-name="ce1">
            <text:p>4.369444444</text:p>
          </table:table-cell>
          <table:table-cell office:value-type="float" office:value="4.9443222450000004" table:style-name="ce1">
            <text:p>4.944322245</text:p>
          </table:table-cell>
          <table:table-cell table:number-columns-repeated="16372"/>
        </table:table-row>
        <table:table-row table:style-name="ro1">
          <table:table-cell office:value-type="float" office:value="4.5633333330000001" table:style-name="ce1">
            <text:p>4.563333333</text:p>
          </table:table-cell>
          <table:table-cell office:value-type="float" office:value="9.4999530000000002E-3" table:style-name="ce1">
            <text:p>0.009499953</text:p>
          </table:table-cell>
          <table:table-cell office:value-type="float" office:value="3.360833333" table:style-name="ce1">
            <text:p>3.360833333</text:p>
          </table:table-cell>
          <table:table-cell office:value-type="float" office:value="0.10198621300000001" table:style-name="ce1">
            <text:p>0.101986213</text:p>
          </table:table-cell>
          <table:table-cell office:value-type="float" office:value="3.9466666670000001" table:style-name="ce1">
            <text:p>3.946666667</text:p>
          </table:table-cell>
          <table:table-cell office:value-type="float" office:value="0.50997873400000004" table:style-name="ce1">
            <text:p>0.509978734</text:p>
          </table:table-cell>
          <table:table-cell office:value-type="float" office:value="3.9466666670000001" table:style-name="ce1">
            <text:p>3.946666667</text:p>
          </table:table-cell>
          <table:table-cell office:value-type="float" office:value="0.959934434" table:style-name="ce1">
            <text:p>0.959934434</text:p>
          </table:table-cell>
          <table:table-cell office:value-type="float" office:value="3.8849999999999998" table:style-name="ce1">
            <text:p>3.885</text:p>
          </table:table-cell>
          <table:table-cell office:value-type="float" office:value="2.5490950510000001" table:style-name="ce1">
            <text:p>2.549095051</text:p>
          </table:table-cell>
          <table:table-cell office:value-type="float" office:value="4.409166667" table:style-name="ce1">
            <text:p>4.409166667</text:p>
          </table:table-cell>
          <table:table-cell office:value-type="float" office:value="4.8949443290000003" table:style-name="ce1">
            <text:p>4.894944329</text:p>
          </table:table-cell>
          <table:table-cell table:number-columns-repeated="16372"/>
        </table:table-row>
        <table:table-row table:style-name="ro1">
          <table:table-cell office:value-type="float" office:value="4.6044444440000003" table:style-name="ce1">
            <text:p>4.604444444</text:p>
          </table:table-cell>
          <table:table-cell office:value-type="float" office:value="9.6999570000000004E-3" table:style-name="ce1">
            <text:p>0.009699957</text:p>
          </table:table-cell>
          <table:table-cell office:value-type="float" office:value="3.3911111109999998" table:style-name="ce1">
            <text:p>3.391111111</text:p>
          </table:table-cell>
          <table:table-cell office:value-type="float" office:value="0.104986913" table:style-name="ce1">
            <text:p>0.104986913</text:p>
          </table:table-cell>
          <table:table-cell office:value-type="float" office:value="3.9822222219999999" table:style-name="ce1">
            <text:p>3.982222222</text:p>
          </table:table-cell>
          <table:table-cell office:value-type="float" office:value="0.51998028799999996" table:style-name="ce1">
            <text:p>0.519980288</text:p>
          </table:table-cell>
          <table:table-cell office:value-type="float" office:value="3.9822222219999999" table:style-name="ce1">
            <text:p>3.982222222</text:p>
          </table:table-cell>
          <table:table-cell office:value-type="float" office:value="1.0499348049999999" table:style-name="ce1">
            <text:p>1.049934805</text:p>
          </table:table-cell>
          <table:table-cell office:value-type="float" office:value="3.92" table:style-name="ce1">
            <text:p>3.92</text:p>
          </table:table-cell>
          <table:table-cell office:value-type="float" office:value="2.5491760139999999" table:style-name="ce1">
            <text:p>2.549176014</text:p>
          </table:table-cell>
          <table:table-cell office:value-type="float" office:value="4.448888889" table:style-name="ce1">
            <text:p>4.448888889</text:p>
          </table:table-cell>
          <table:table-cell office:value-type="float" office:value="5.2451277599999999" table:style-name="ce1">
            <text:p>5.24512776</text:p>
          </table:table-cell>
          <table:table-cell table:number-columns-repeated="16372"/>
        </table:table-row>
        <table:table-row table:style-name="ro1">
          <table:table-cell office:value-type="float" office:value="4.6455555559999997" table:style-name="ce1">
            <text:p>4.645555556</text:p>
          </table:table-cell>
          <table:table-cell office:value-type="float" office:value="1.0299958999999999E-2" table:style-name="ce1">
            <text:p>0.010299959</text:p>
          </table:table-cell>
          <table:table-cell office:value-type="float" office:value="3.4213888890000002" table:style-name="ce1">
            <text:p>3.421388889</text:p>
          </table:table-cell>
          <table:table-cell office:value-type="float" office:value="0.100988393" table:style-name="ce1">
            <text:p>0.100988393</text:p>
          </table:table-cell>
          <table:table-cell office:value-type="float" office:value="4.0177777780000001" table:style-name="ce1">
            <text:p>4.017777778</text:p>
          </table:table-cell>
          <table:table-cell office:value-type="float" office:value="0.48498328600000001" table:style-name="ce1">
            <text:p>0.484983286</text:p>
          </table:table-cell>
          <table:table-cell office:value-type="float" office:value="4.0177777780000001" table:style-name="ce1">
            <text:p>4.017777778</text:p>
          </table:table-cell>
          <table:table-cell office:value-type="float" office:value="1.0199424239999999" table:style-name="ce1">
            <text:p>1.019942424</text:p>
          </table:table-cell>
          <table:table-cell office:value-type="float" office:value="3.9550000000000001" table:style-name="ce1">
            <text:p>3.955</text:p>
          </table:table-cell>
          <table:table-cell office:value-type="float" office:value="2.424286516" table:style-name="ce1">
            <text:p>2.424286516</text:p>
          </table:table-cell>
          <table:table-cell office:value-type="float" office:value="4.488611111" table:style-name="ce1">
            <text:p>4.488611111</text:p>
          </table:table-cell>
          <table:table-cell office:value-type="float" office:value="4.7460351440000004" table:style-name="ce1">
            <text:p>4.746035144</text:p>
          </table:table-cell>
          <table:table-cell table:number-columns-repeated="16372"/>
        </table:table-row>
        <table:table-row table:style-name="ro1">
          <table:table-cell office:value-type="float" office:value="4.6866666669999999" table:style-name="ce1">
            <text:p>4.686666667</text:p>
          </table:table-cell>
          <table:table-cell office:value-type="float" office:value="9.5999659999999997E-3" table:style-name="ce1">
            <text:p>0.009599966</text:p>
          </table:table-cell>
          <table:table-cell office:value-type="float" office:value="3.451666667" table:style-name="ce1">
            <text:p>3.451666667</text:p>
          </table:table-cell>
          <table:table-cell office:value-type="float" office:value="9.6989722E-2" table:style-name="ce1">
            <text:p>0.096989722</text:p>
          </table:table-cell>
          <table:table-cell office:value-type="float" office:value="4.0533333330000003" table:style-name="ce1">
            <text:p>4.053333333</text:p>
          </table:table-cell>
          <table:table-cell office:value-type="float" office:value="0.47998496200000001" table:style-name="ce1">
            <text:p>0.479984962</text:p>
          </table:table-cell>
          <table:table-cell office:value-type="float" office:value="4.0533333330000003" table:style-name="ce1">
            <text:p>4.053333333</text:p>
          </table:table-cell>
          <table:table-cell office:value-type="float" office:value="0.96995022200000003" table:style-name="ce1">
            <text:p>0.969950222</text:p>
          </table:table-cell>
          <table:table-cell office:value-type="float" office:value="3.99" table:style-name="ce1">
            <text:p>3.99</text:p>
          </table:table-cell>
          <table:table-cell office:value-type="float" office:value="2.5493168719999999" table:style-name="ce1">
            <text:p>2.549316872</text:p>
          </table:table-cell>
          <table:table-cell office:value-type="float" office:value="4.528333333" table:style-name="ce1">
            <text:p>4.528333333</text:p>
          </table:table-cell>
          <table:table-cell office:value-type="float" office:value="4.8963214690000001" table:style-name="ce1">
            <text:p>4.896321469</text:p>
          </table:table-cell>
          <table:table-cell table:number-columns-repeated="16372"/>
        </table:table-row>
        <table:table-row table:style-name="ro1">
          <table:table-cell office:value-type="float" office:value="4.7277777780000001" table:style-name="ce1">
            <text:p>4.727777778</text:p>
          </table:table-cell>
          <table:table-cell office:value-type="float" office:value="1.0299967E-2" table:style-name="ce1">
            <text:p>0.010299967</text:p>
          </table:table-cell>
          <table:table-cell office:value-type="float" office:value="3.4819444439999998" table:style-name="ce1">
            <text:p>3.481944444</text:p>
          </table:table-cell>
          <table:table-cell office:value-type="float" office:value="9.8990327000000003E-2" table:style-name="ce1">
            <text:p>0.098990327</text:p>
          </table:table-cell>
          <table:table-cell office:value-type="float" office:value="4.0888888889999997" table:style-name="ce1">
            <text:p>4.088888889</text:p>
          </table:table-cell>
          <table:table-cell office:value-type="float" office:value="0.48498618599999999" table:style-name="ce1">
            <text:p>0.484986186</text:p>
          </table:table-cell>
          <table:table-cell office:value-type="float" office:value="4.0888888889999997" table:style-name="ce1">
            <text:p>4.088888889</text:p>
          </table:table-cell>
          <table:table-cell office:value-type="float" office:value="0.95995521299999997" table:style-name="ce1">
            <text:p>0.959955213</text:p>
          </table:table-cell>
          <table:table-cell office:value-type="float" office:value="4.0250000000000004" table:style-name="ce1">
            <text:p>4.025</text:p>
          </table:table-cell>
          <table:table-cell office:value-type="float" office:value="2.4494023930000002" table:style-name="ce1">
            <text:p>2.449402393</text:p>
          </table:table-cell>
          <table:table-cell office:value-type="float" office:value="4.568055556" table:style-name="ce1">
            <text:p>4.568055556</text:p>
          </table:table-cell>
          <table:table-cell office:value-type="float" office:value="5.2464554249999997" table:style-name="ce1">
            <text:p>5.246455425</text:p>
          </table:table-cell>
          <table:table-cell table:number-columns-repeated="16372"/>
        </table:table-row>
        <table:table-row table:style-name="ro1">
          <table:table-cell office:value-type="float" office:value="4.7688888890000003" table:style-name="ce1">
            <text:p>4.768888889</text:p>
          </table:table-cell>
          <table:table-cell office:value-type="float" office:value="1.0299971E-2" table:style-name="ce1">
            <text:p>0.010299971</text:p>
          </table:table-cell>
          <table:table-cell office:value-type="float" office:value="3.5122222220000001" table:style-name="ce1">
            <text:p>3.512222222</text:p>
          </table:table-cell>
          <table:table-cell office:value-type="float" office:value="0.103990631" table:style-name="ce1">
            <text:p>0.103990631</text:p>
          </table:table-cell>
          <table:table-cell office:value-type="float" office:value="4.1244444439999999" table:style-name="ce1">
            <text:p>4.124444444</text:p>
          </table:table-cell>
          <table:table-cell office:value-type="float" office:value="0.51998653500000003" table:style-name="ce1">
            <text:p>0.519986535</text:p>
          </table:table-cell>
          <table:table-cell office:value-type="float" office:value="4.1244444439999999" table:style-name="ce1">
            <text:p>4.124444444</text:p>
          </table:table-cell>
          <table:table-cell office:value-type="float" office:value="0.95995928399999997" table:style-name="ce1">
            <text:p>0.959959284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2.5494336639999999" table:style-name="ce1">
            <text:p>2.549433664</text:p>
          </table:table-cell>
          <table:table-cell office:value-type="float" office:value="4.607777778" table:style-name="ce1">
            <text:p>4.607777778</text:p>
          </table:table-cell>
          <table:table-cell office:value-type="float" office:value="5.1968426809999997" table:style-name="ce1">
            <text:p>5.196842681</text:p>
          </table:table-cell>
          <table:table-cell table:number-columns-repeated="16372"/>
        </table:table-row>
        <table:table-row table:style-name="ro1">
          <table:table-cell office:value-type="float" office:value="4.8099999999999996" table:style-name="ce1">
            <text:p>4.81</text:p>
          </table:table-cell>
          <table:table-cell office:value-type="float" office:value="9.5999759999999996E-3" table:style-name="ce1">
            <text:p>0.009599976</text:p>
          </table:table-cell>
          <table:table-cell office:value-type="float" office:value="3.5425" table:style-name="ce1">
            <text:p>3.5425</text:p>
          </table:table-cell>
          <table:table-cell office:value-type="float" office:value="9.9991693000000006E-2" table:style-name="ce1">
            <text:p>0.099991693</text:p>
          </table:table-cell>
          <table:table-cell office:value-type="float" office:value="4.16" table:style-name="ce1">
            <text:p>4.16</text:p>
          </table:table-cell>
          <table:table-cell office:value-type="float" office:value="0.50998799500000003" table:style-name="ce1">
            <text:p>0.509987995</text:p>
          </table:table-cell>
          <table:table-cell office:value-type="float" office:value="4.16" table:style-name="ce1">
            <text:p>4.16</text:p>
          </table:table-cell>
          <table:table-cell office:value-type="float" office:value="1.019960671" table:style-name="ce1">
            <text:p>1.019960671</text:p>
          </table:table-cell>
          <table:table-cell office:value-type="float" office:value="4.0949999999999998" table:style-name="ce1">
            <text:p>4.095</text:p>
          </table:table-cell>
          <table:table-cell office:value-type="float" office:value="2.4245096240000001" table:style-name="ce1">
            <text:p>2.424509624</text:p>
          </table:table-cell>
          <table:table-cell office:value-type="float" office:value="4.6475" table:style-name="ce1">
            <text:p>4.6475</text:p>
          </table:table-cell>
          <table:table-cell office:value-type="float" office:value="4.9972698849999997" table:style-name="ce1">
            <text:p>4.997269885</text:p>
          </table:table-cell>
          <table:table-cell table:number-columns-repeated="16372"/>
        </table:table-row>
        <table:table-row table:style-name="ro1">
          <table:table-cell office:value-type="float" office:value="4.8511111109999998" table:style-name="ce1">
            <text:p>4.851111111</text:p>
          </table:table-cell>
          <table:table-cell office:value-type="float" office:value="9.4999779999999992E-3" table:style-name="ce1">
            <text:p>0.009499978</text:p>
          </table:table-cell>
          <table:table-cell office:value-type="float" office:value="3.5727777779999998" table:style-name="ce1">
            <text:p>3.572777778</text:p>
          </table:table-cell>
          <table:table-cell office:value-type="float" office:value="0.104991958" table:style-name="ce1">
            <text:p>0.104991958</text:p>
          </table:table-cell>
          <table:table-cell office:value-type="float" office:value="4.1955555560000004" table:style-name="ce1">
            <text:p>4.195555556</text:p>
          </table:table-cell>
          <table:table-cell office:value-type="float" office:value="0.52498876500000002" table:style-name="ce1">
            <text:p>0.524988765</text:p>
          </table:table-cell>
          <table:table-cell office:value-type="float" office:value="4.1955555560000004" table:style-name="ce1">
            <text:p>4.195555556</text:p>
          </table:table-cell>
          <table:table-cell office:value-type="float" office:value="0.94996669899999997" table:style-name="ce1">
            <text:p>0.949966699</text:p>
          </table:table-cell>
          <table:table-cell office:value-type="float" office:value="4.13" table:style-name="ce1">
            <text:p>4.13</text:p>
          </table:table-cell>
          <table:table-cell office:value-type="float" office:value="2.4995397029999999" table:style-name="ce1">
            <text:p>2.499539703</text:p>
          </table:table-cell>
          <table:table-cell office:value-type="float" office:value="4.6872222219999999" table:style-name="ce1">
            <text:p>4.687222222</text:p>
          </table:table-cell>
          <table:table-cell office:value-type="float" office:value="5.1474712800000004" table:style-name="ce1">
            <text:p>5.14747128</text:p>
          </table:table-cell>
          <table:table-cell table:number-columns-repeated="16372"/>
        </table:table-row>
        <table:table-row table:style-name="ro1">
          <table:table-cell office:value-type="float" office:value="4.892222222" table:style-name="ce1">
            <text:p>4.892222222</text:p>
          </table:table-cell>
          <table:table-cell office:value-type="float" office:value="1.0099979E-2" table:style-name="ce1">
            <text:p>0.010099979</text:p>
          </table:table-cell>
          <table:table-cell office:value-type="float" office:value="3.6030555560000002" table:style-name="ce1">
            <text:p>3.603055556</text:p>
          </table:table-cell>
          <table:table-cell office:value-type="float" office:value="0.104992585" table:style-name="ce1">
            <text:p>0.104992585</text:p>
          </table:table-cell>
          <table:table-cell office:value-type="float" office:value="4.2311111109999997" table:style-name="ce1">
            <text:p>4.231111111</text:p>
          </table:table-cell>
          <table:table-cell office:value-type="float" office:value="0.51498998100000004" table:style-name="ce1">
            <text:p>0.514989981</text:p>
          </table:table-cell>
          <table:table-cell office:value-type="float" office:value="4.2311111109999997" table:style-name="ce1">
            <text:p>4.231111111</text:p>
          </table:table-cell>
          <table:table-cell office:value-type="float" office:value="1.0399668580000001" table:style-name="ce1">
            <text:p>1.039966858</text:p>
          </table:table-cell>
          <table:table-cell office:value-type="float" office:value="4.165" table:style-name="ce1">
            <text:p>4.165</text:p>
          </table:table-cell>
          <table:table-cell office:value-type="float" office:value="2.5745683270000002" table:style-name="ce1">
            <text:p>2.574568327</text:p>
          </table:table-cell>
          <table:table-cell office:value-type="float" office:value="4.7269444439999999" table:style-name="ce1">
            <text:p>4.726944444</text:p>
          </table:table-cell>
          <table:table-cell office:value-type="float" office:value="4.7978806350000003" table:style-name="ce1">
            <text:p>4.797880635</text:p>
          </table:table-cell>
          <table:table-cell table:number-columns-repeated="16372"/>
        </table:table-row>
        <table:table-row table:style-name="ro1">
          <table:table-cell office:value-type="float" office:value="4.9333333330000002" table:style-name="ce1">
            <text:p>4.933333333</text:p>
          </table:table-cell>
          <table:table-cell office:value-type="float" office:value="9.6999819999999994E-3" table:style-name="ce1">
            <text:p>0.009699982</text:p>
          </table:table-cell>
          <table:table-cell office:value-type="float" office:value="3.6333333329999999" table:style-name="ce1">
            <text:p>3.633333333</text:p>
          </table:table-cell>
          <table:table-cell office:value-type="float" office:value="9.9993488000000005E-2" table:style-name="ce1">
            <text:p>0.099993488</text:p>
          </table:table-cell>
          <table:table-cell office:value-type="float" office:value="4.266666667" table:style-name="ce1">
            <text:p>4.266666667</text:p>
          </table:table-cell>
          <table:table-cell office:value-type="float" office:value="0.51499089099999995" table:style-name="ce1">
            <text:p>0.514990891</text:p>
          </table:table-cell>
          <table:table-cell office:value-type="float" office:value="4.266666667" table:style-name="ce1">
            <text:p>4.266666667</text:p>
          </table:table-cell>
          <table:table-cell office:value-type="float" office:value="0.99997102900000001" table:style-name="ce1">
            <text:p>0.999971029</text:p>
          </table:table-cell>
          <table:table-cell office:value-type="float" office:value="4.2" table:style-name="ce1">
            <text:p>4.2</text:p>
          </table:table-cell>
          <table:table-cell office:value-type="float" office:value="2.6245993319999998" table:style-name="ce1">
            <text:p>2.624599332</text:p>
          </table:table-cell>
          <table:table-cell office:value-type="float" office:value="4.766666667" table:style-name="ce1">
            <text:p>4.766666667</text:p>
          </table:table-cell>
          <table:table-cell office:value-type="float" office:value="5.097975141" table:style-name="ce1">
            <text:p>5.097975141</text:p>
          </table:table-cell>
          <table:table-cell table:number-columns-repeated="16372"/>
        </table:table-row>
        <table:table-row table:style-name="ro1">
          <table:table-cell office:value-type="float" office:value="4.9744444440000004" table:style-name="ce1">
            <text:p>4.974444444</text:p>
          </table:table-cell>
          <table:table-cell office:value-type="float" office:value="1.0499982999999999E-2" table:style-name="ce1">
            <text:p>0.010499983</text:p>
          </table:table-cell>
          <table:table-cell office:value-type="float" office:value="3.6636111109999998" table:style-name="ce1">
            <text:p>3.663611111</text:p>
          </table:table-cell>
          <table:table-cell office:value-type="float" office:value="0.101993876" table:style-name="ce1">
            <text:p>0.101993876</text:p>
          </table:table-cell>
          <table:table-cell office:value-type="float" office:value="4.3022222220000002" table:style-name="ce1">
            <text:p>4.302222222</text:p>
          </table:table-cell>
          <table:table-cell office:value-type="float" office:value="0.489992121" table:style-name="ce1">
            <text:p>0.489992121</text:p>
          </table:table-cell>
          <table:table-cell office:value-type="float" office:value="4.3022222220000002" table:style-name="ce1">
            <text:p>4.302222222</text:p>
          </table:table-cell>
          <table:table-cell office:value-type="float" office:value="0.979974189" table:style-name="ce1">
            <text:p>0.979974189</text:p>
          </table:table-cell>
          <table:table-cell office:value-type="float" office:value="4.2350000000000003" table:style-name="ce1">
            <text:p>4.235</text:p>
          </table:table-cell>
          <table:table-cell office:value-type="float" office:value="2.4746560409999998" table:style-name="ce1">
            <text:p>2.474656041</text:p>
          </table:table-cell>
          <table:table-cell office:value-type="float" office:value="4.8063888889999999" table:style-name="ce1">
            <text:p>4.806388889</text:p>
          </table:table-cell>
          <table:table-cell office:value-type="float" office:value="5.1481614200000001" table:style-name="ce1">
            <text:p>5.14816142</text:p>
          </table:table-cell>
          <table:table-cell table:number-columns-repeated="16372"/>
        </table:table-row>
        <table:table-row table:style-name="ro1">
          <table:table-cell office:value-type="float" office:value="5.0155555559999998" table:style-name="ce1">
            <text:p>5.015555556</text:p>
          </table:table-cell>
          <table:table-cell office:value-type="float" office:value="9.9999849999999994E-3" table:style-name="ce1">
            <text:p>0.009999985</text:p>
          </table:table-cell>
          <table:table-cell office:value-type="float" office:value="3.6938888890000001" table:style-name="ce1">
            <text:p>3.693888889</text:p>
          </table:table-cell>
          <table:table-cell office:value-type="float" office:value="9.7994574000000001E-2" table:style-name="ce1">
            <text:p>0.097994574</text:p>
          </table:table-cell>
          <table:table-cell office:value-type="float" office:value="4.3377777780000004" table:style-name="ce1">
            <text:p>4.337777778</text:p>
          </table:table-cell>
          <table:table-cell office:value-type="float" office:value="0.48999283700000001" table:style-name="ce1">
            <text:p>0.489992837</text:p>
          </table:table-cell>
          <table:table-cell office:value-type="float" office:value="4.3377777780000004" table:style-name="ce1">
            <text:p>4.337777778</text:p>
          </table:table-cell>
          <table:table-cell office:value-type="float" office:value="0.98997629600000003" table:style-name="ce1">
            <text:p>0.989976296</text:p>
          </table:table-cell>
          <table:table-cell office:value-type="float" office:value="4.2699999999999996" table:style-name="ce1">
            <text:p>4.27</text:p>
          </table:table-cell>
          <table:table-cell office:value-type="float" office:value="2.374699482" table:style-name="ce1">
            <text:p>2.374699482</text:p>
          </table:table-cell>
          <table:table-cell office:value-type="float" office:value="4.8461111109999999" table:style-name="ce1">
            <text:p>4.846111111</text:p>
          </table:table-cell>
          <table:table-cell office:value-type="float" office:value="4.8484431060000004" table:style-name="ce1">
            <text:p>4.848443106</text:p>
          </table:table-cell>
          <table:table-cell table:number-columns-repeated="16372"/>
        </table:table-row>
        <table:table-row table:style-name="ro1">
          <table:table-cell office:value-type="float" office:value="5.056666667" table:style-name="ce1">
            <text:p>5.056666667</text:p>
          </table:table-cell>
          <table:table-cell office:value-type="float" office:value="9.7999869999999996E-3" table:style-name="ce1">
            <text:p>0.009799987</text:p>
          </table:table-cell>
          <table:table-cell office:value-type="float" office:value="3.724166667" table:style-name="ce1">
            <text:p>3.724166667</text:p>
          </table:table-cell>
          <table:table-cell office:value-type="float" office:value="9.499515E-2" table:style-name="ce1">
            <text:p>0.09499515</text:p>
          </table:table-cell>
          <table:table-cell office:value-type="float" office:value="4.3733333329999997" table:style-name="ce1">
            <text:p>4.373333333</text:p>
          </table:table-cell>
          <table:table-cell office:value-type="float" office:value="0.50499328899999996" table:style-name="ce1">
            <text:p>0.504993289</text:p>
          </table:table-cell>
          <table:table-cell office:value-type="float" office:value="4.3733333329999997" table:style-name="ce1">
            <text:p>4.373333333</text:p>
          </table:table-cell>
          <table:table-cell office:value-type="float" office:value="1.0299775790000001" table:style-name="ce1">
            <text:p>1.029977579</text:p>
          </table:table-cell>
          <table:table-cell office:value-type="float" office:value="4.3049999999999997" table:style-name="ce1">
            <text:p>4.305</text:p>
          </table:table-cell>
          <table:table-cell office:value-type="float" office:value="2.6246975809999999" table:style-name="ce1">
            <text:p>2.624697581</text:p>
          </table:table-cell>
          <table:table-cell office:value-type="float" office:value="4.8858333329999999" table:style-name="ce1">
            <text:p>4.885833333</text:p>
          </table:table-cell>
          <table:table-cell office:value-type="float" office:value="5.1485135199999998" table:style-name="ce1">
            <text:p>5.14851352</text:p>
          </table:table-cell>
          <table:table-cell table:number-columns-repeated="16372"/>
        </table:table-row>
        <table:table-row table:style-name="ro1">
          <table:table-cell office:value-type="float" office:value="5.0977777780000002" table:style-name="ce1">
            <text:p>5.097777778</text:p>
          </table:table-cell>
          <table:table-cell office:value-type="float" office:value="1.0099988000000001E-2" table:style-name="ce1">
            <text:p>0.010099988</text:p>
          </table:table-cell>
          <table:table-cell office:value-type="float" office:value="3.7544444440000002" table:style-name="ce1">
            <text:p>3.754444444</text:p>
          </table:table-cell>
          <table:table-cell office:value-type="float" office:value="9.8995340000000001E-2" table:style-name="ce1">
            <text:p>0.09899534</text:p>
          </table:table-cell>
          <table:table-cell office:value-type="float" office:value="4.408888889" table:style-name="ce1">
            <text:p>4.408888889</text:p>
          </table:table-cell>
          <table:table-cell office:value-type="float" office:value="0.50499389900000002" table:style-name="ce1">
            <text:p>0.504993899</text:p>
          </table:table-cell>
          <table:table-cell office:value-type="float" office:value="4.408888889" table:style-name="ce1">
            <text:p>4.408888889</text:p>
          </table:table-cell>
          <table:table-cell office:value-type="float" office:value="1.029979617" table:style-name="ce1">
            <text:p>1.029979617</text:p>
          </table:table-cell>
          <table:table-cell office:value-type="float" office:value="4.34" table:style-name="ce1">
            <text:p>4.34</text:p>
          </table:table-cell>
          <table:table-cell office:value-type="float" office:value="2.424745631" table:style-name="ce1">
            <text:p>2.424745631</text:p>
          </table:table-cell>
          <table:table-cell office:value-type="float" office:value="4.9255555559999999" table:style-name="ce1">
            <text:p>4.925555556</text:p>
          </table:table-cell>
          <table:table-cell office:value-type="float" office:value="5.0986764229999997" table:style-name="ce1">
            <text:p>5.098676423</text:p>
          </table:table-cell>
          <table:table-cell table:number-columns-repeated="16372"/>
        </table:table-row>
        <table:table-row table:style-name="ro1">
          <table:table-cell office:value-type="float" office:value="5.1388888890000004" table:style-name="ce1">
            <text:p>5.138888889</text:p>
          </table:table-cell>
          <table:table-cell office:value-type="float" office:value="1.0299989000000001E-2" table:style-name="ce1">
            <text:p>0.010299989</text:p>
          </table:table-cell>
          <table:table-cell office:value-type="float" office:value="3.7847222220000001" table:style-name="ce1">
            <text:p>3.784722222</text:p>
          </table:table-cell>
          <table:table-cell office:value-type="float" office:value="9.5995834000000002E-2" table:style-name="ce1">
            <text:p>0.095995834</text:p>
          </table:table-cell>
          <table:table-cell office:value-type="float" office:value="4.4444444440000002" table:style-name="ce1">
            <text:p>4.444444444</text:p>
          </table:table-cell>
          <table:table-cell office:value-type="float" office:value="0.499994508" table:style-name="ce1">
            <text:p>0.499994508</text:p>
          </table:table-cell>
          <table:table-cell office:value-type="float" office:value="4.4444444440000002" table:style-name="ce1">
            <text:p>4.444444444</text:p>
          </table:table-cell>
          <table:table-cell office:value-type="float" office:value="0.94998290900000004" table:style-name="ce1">
            <text:p>0.949982909</text:p>
          </table:table-cell>
          <table:table-cell office:value-type="float" office:value="4.375" table:style-name="ce1">
            <text:p>4.375</text:p>
          </table:table-cell>
          <table:table-cell office:value-type="float" office:value="2.6247493" table:style-name="ce1">
            <text:p>2.6247493</text:p>
          </table:table-cell>
          <table:table-cell office:value-type="float" office:value="4.9652777779999999" table:style-name="ce1">
            <text:p>4.965277778</text:p>
          </table:table-cell>
          <table:table-cell office:value-type="float" office:value="4.9988332700000004" table:style-name="ce1">
            <text:p>4.99883327</text:p>
          </table:table-cell>
          <table:table-cell table:number-columns-repeated="16372"/>
        </table:table-row>
        <table:table-row table:style-name="ro1">
          <table:table-cell office:value-type="float" office:value="5.18" table:style-name="ce1">
            <text:p>5.18</text:p>
          </table:table-cell>
          <table:table-cell office:value-type="float" office:value="1.039999E-2" table:style-name="ce1">
            <text:p>0.01039999</text:p>
          </table:table-cell>
          <table:table-cell office:value-type="float" office:value="3.8149999999999999" table:style-name="ce1">
            <text:p>3.815</text:p>
          </table:table-cell>
          <table:table-cell office:value-type="float" office:value="0.101995918" table:style-name="ce1">
            <text:p>0.101995918</text:p>
          </table:table-cell>
          <table:table-cell office:value-type="float" office:value="4.4800000000000004" table:style-name="ce1">
            <text:p>4.48</text:p>
          </table:table-cell>
          <table:table-cell office:value-type="float" office:value="0.50499495800000005" table:style-name="ce1">
            <text:p>0.504994958</text:p>
          </table:table-cell>
          <table:table-cell office:value-type="float" office:value="4.4800000000000004" table:style-name="ce1">
            <text:p>4.48</text:p>
          </table:table-cell>
          <table:table-cell office:value-type="float" office:value="0.98998380799999997" table:style-name="ce1">
            <text:p>0.989983808</text:p>
          </table:table-cell>
          <table:table-cell office:value-type="float" office:value="4.41" table:style-name="ce1">
            <text:p>4.41</text:p>
          </table:table-cell>
          <table:table-cell office:value-type="float" office:value="2.4747847859999998" table:style-name="ce1">
            <text:p>2.474784786</text:p>
          </table:table-cell>
          <table:table-cell office:value-type="float" office:value="5.0049999999999999" table:style-name="ce1">
            <text:p>5.005</text:p>
          </table:table-cell>
          <table:table-cell office:value-type="float" office:value="5.1989090139999998" table:style-name="ce1">
            <text:p>5.198909014</text:p>
          </table:table-cell>
          <table:table-cell table:number-columns-repeated="16372"/>
        </table:table-row>
        <table:table-row table:style-name="ro1">
          <table:table-cell office:value-type="float" office:value="5.2211111109999999" table:style-name="ce1">
            <text:p>5.221111111</text:p>
          </table:table-cell>
          <table:table-cell office:value-type="float" office:value="9.8999919999999998E-3" table:style-name="ce1">
            <text:p>0.009899992</text:p>
          </table:table-cell>
          <table:table-cell office:value-type="float" office:value="3.8452777779999998" table:style-name="ce1">
            <text:p>3.845277778</text:p>
          </table:table-cell>
          <table:table-cell office:value-type="float" office:value="0.104996126" table:style-name="ce1">
            <text:p>0.104996126</text:p>
          </table:table-cell>
          <table:table-cell office:value-type="float" office:value="4.5155555559999998" table:style-name="ce1">
            <text:p>4.515555556</text:p>
          </table:table-cell>
          <table:table-cell office:value-type="float" office:value="0.47499568800000003" table:style-name="ce1">
            <text:p>0.474995688</text:p>
          </table:table-cell>
          <table:table-cell office:value-type="float" office:value="4.5155555559999998" table:style-name="ce1">
            <text:p>4.515555556</text:p>
          </table:table-cell>
          <table:table-cell office:value-type="float" office:value="0.98998527999999997" table:style-name="ce1">
            <text:p>0.98998528</text:p>
          </table:table-cell>
          <table:table-cell office:value-type="float" office:value="4.4450000000000003" table:style-name="ce1">
            <text:p>4.445</text:p>
          </table:table-cell>
          <table:table-cell office:value-type="float" office:value="2.3998099900000001" table:style-name="ce1">
            <text:p>2.39980999</text:p>
          </table:table-cell>
          <table:table-cell office:value-type="float" office:value="5.0447222219999999" table:style-name="ce1">
            <text:p>5.044722222</text:p>
          </table:table-cell>
          <table:table-cell office:value-type="float" office:value="4.9490662490000004" table:style-name="ce1">
            <text:p>4.949066249</text:p>
          </table:table-cell>
          <table:table-cell table:number-columns-repeated="16372"/>
        </table:table-row>
        <table:table-row table:style-name="ro1">
          <table:table-cell table:number-columns-repeated="2" table:style-name="ce1"/>
          <table:table-cell office:value-type="float" office:value="3.8755555560000001" table:style-name="ce1">
            <text:p>3.875555556</text:p>
          </table:table-cell>
          <table:table-cell office:value-type="float" office:value="9.7996665999999996E-2" table:style-name="ce1">
            <text:p>0.097996666</text:p>
          </table:table-cell>
          <table:table-cell office:value-type="float" office:value="4.551111111" table:style-name="ce1">
            <text:p>4.551111111</text:p>
          </table:table-cell>
          <table:table-cell office:value-type="float" office:value="0.48499599799999998" table:style-name="ce1">
            <text:p>0.484995998</text:p>
          </table:table-cell>
          <table:table-cell office:value-type="float" office:value="4.551111111" table:style-name="ce1">
            <text:p>4.551111111</text:p>
          </table:table-cell>
          <table:table-cell office:value-type="float" office:value="0.95998702300000005" table:style-name="ce1">
            <text:p>0.959987023</text:p>
          </table:table-cell>
          <table:table-cell office:value-type="float" office:value="4.4800000000000004" table:style-name="ce1">
            <text:p>4.48</text:p>
          </table:table-cell>
          <table:table-cell office:value-type="float" office:value="2.4748215939999998" table:style-name="ce1">
            <text:p>2.474821594</text:p>
          </table:table-cell>
          <table:table-cell office:value-type="float" office:value="5.0844444439999998" table:style-name="ce1">
            <text:p>5.084444444</text:p>
          </table:table-cell>
          <table:table-cell office:value-type="float" office:value="4.8991689479999998" table:style-name="ce1">
            <text:p>4.899168948</text:p>
          </table:table-cell>
          <table:table-cell table:number-columns-repeated="16372"/>
        </table:table-row>
        <table:table-row table:style-name="ro1">
          <table:table-cell table:number-columns-repeated="2" table:style-name="ce1"/>
          <table:table-cell office:value-type="float" office:value="3.9058333329999999" table:style-name="ce1">
            <text:p>3.905833333</text:p>
          </table:table-cell>
          <table:table-cell office:value-type="float" office:value="9.7996925999999998E-2" table:style-name="ce1">
            <text:p>0.097996926</text:p>
          </table:table-cell>
          <table:table-cell office:value-type="float" office:value="4.5866666670000003" table:style-name="ce1">
            <text:p>4.586666667</text:p>
          </table:table-cell>
          <table:table-cell office:value-type="float" office:value="0.47999639900000002" table:style-name="ce1">
            <text:p>0.479996399</text:p>
          </table:table-cell>
          <table:table-cell office:value-type="float" office:value="4.5866666670000003" table:style-name="ce1">
            <text:p>4.586666667</text:p>
          </table:table-cell>
          <table:table-cell office:value-type="float" office:value="0.94998832600000005" table:style-name="ce1">
            <text:p>0.949988326</text:p>
          </table:table-cell>
          <table:table-cell office:value-type="float" office:value="4.5149999999999997" table:style-name="ce1">
            <text:p>4.515</text:p>
          </table:table-cell>
          <table:table-cell office:value-type="float" office:value="2.374844129" table:style-name="ce1">
            <text:p>2.374844129</text:p>
          </table:table-cell>
          <table:table-cell office:value-type="float" office:value="5.1241666669999999" table:style-name="ce1">
            <text:p>5.124166667</text:p>
          </table:table-cell>
          <table:table-cell office:value-type="float" office:value="4.7992680610000003" table:style-name="ce1">
            <text:p>4.799268061</text:p>
          </table:table-cell>
          <table:table-cell table:number-columns-repeated="16372"/>
        </table:table-row>
        <table:table-row table:style-name="ro1">
          <table:table-cell table:number-columns-repeated="2" table:style-name="ce1"/>
          <table:table-cell office:value-type="float" office:value="3.9361111110000002" table:style-name="ce1">
            <text:p>3.936111111</text:p>
          </table:table-cell>
          <table:table-cell office:value-type="float" office:value="9.7997164999999997E-2" table:style-name="ce1">
            <text:p>0.097997165</text:p>
          </table:table-cell>
          <table:table-cell office:value-type="float" office:value="4.6222222220000004" table:style-name="ce1">
            <text:p>4.622222222</text:p>
          </table:table-cell>
          <table:table-cell office:value-type="float" office:value="0.52499641900000005" table:style-name="ce1">
            <text:p>0.524996419</text:p>
          </table:table-cell>
          <table:table-cell office:value-type="float" office:value="4.6222222220000004" table:style-name="ce1">
            <text:p>4.622222222</text:p>
          </table:table-cell>
          <table:table-cell office:value-type="float" office:value="1.0299884930000001" table:style-name="ce1">
            <text:p>1.029988493</text:p>
          </table:table-cell>
          <table:table-cell office:value-type="float" office:value="4.55" table:style-name="ce1">
            <text:p>4.55</text:p>
          </table:table-cell>
          <table:table-cell office:value-type="float" office:value="2.4248550949999998" table:style-name="ce1">
            <text:p>2.424855095</text:p>
          </table:table-cell>
          <table:table-cell office:value-type="float" office:value="5.1638888889999999" table:style-name="ce1">
            <text:p>5.163888889</text:p>
          </table:table-cell>
          <table:table-cell office:value-type="float" office:value="5.2492802340000004" table:style-name="ce1">
            <text:p>5.249280234</text:p>
          </table:table-cell>
          <table:table-cell table:number-columns-repeated="16372"/>
        </table:table-row>
        <table:table-row table:style-name="ro1">
          <table:table-cell table:number-columns-repeated="2" table:style-name="ce1"/>
          <table:table-cell office:value-type="float" office:value="3.9663888890000001" table:style-name="ce1">
            <text:p>3.966388889</text:p>
          </table:table-cell>
          <table:table-cell office:value-type="float" office:value="0.103997226" table:style-name="ce1">
            <text:p>0.103997226</text:p>
          </table:table-cell>
          <table:table-cell office:value-type="float" office:value="4.6577777779999998" table:style-name="ce1">
            <text:p>4.657777778</text:p>
          </table:table-cell>
          <table:table-cell office:value-type="float" office:value="0.50499686899999996" table:style-name="ce1">
            <text:p>0.504996869</text:p>
          </table:table-cell>
          <table:table-cell office:value-type="float" office:value="4.6577777779999998" table:style-name="ce1">
            <text:p>4.657777778</text:p>
          </table:table-cell>
          <table:table-cell office:value-type="float" office:value="0.99998984400000002" table:style-name="ce1">
            <text:p>0.999989844</text:p>
          </table:table-cell>
          <table:table-cell office:value-type="float" office:value="4.585" table:style-name="ce1">
            <text:p>4.585</text:p>
          </table:table-cell>
          <table:table-cell office:value-type="float" office:value="2.4748653479999998" table:style-name="ce1">
            <text:p>2.474865348</text:p>
          </table:table-cell>
          <table:table-cell office:value-type="float" office:value="5.2036111109999998" table:style-name="ce1">
            <text:p>5.203611111</text:p>
          </table:table-cell>
          <table:table-cell office:value-type="float" office:value="4.7994083459999999" table:style-name="ce1">
            <text:p>4.799408346</text:p>
          </table:table-cell>
          <table:table-cell table:number-columns-repeated="16372"/>
        </table:table-row>
        <table:table-row table:style-name="ro1">
          <table:table-cell table:number-columns-repeated="2" table:style-name="ce1"/>
          <table:table-cell office:value-type="float" office:value="3.996666667" table:style-name="ce1">
            <text:p>3.996666667</text:p>
          </table:table-cell>
          <table:table-cell office:value-type="float" office:value="9.9997540999999995E-2" table:style-name="ce1">
            <text:p>0.099997541</text:p>
          </table:table-cell>
          <table:table-cell office:value-type="float" office:value="4.693333333" table:style-name="ce1">
            <text:p>4.693333333</text:p>
          </table:table-cell>
          <table:table-cell office:value-type="float" office:value="0.49999718199999998" table:style-name="ce1">
            <text:p>0.499997182</text:p>
          </table:table-cell>
          <table:table-cell office:value-type="float" office:value="4.693333333" table:style-name="ce1">
            <text:p>4.693333333</text:p>
          </table:table-cell>
          <table:table-cell office:value-type="float" office:value="1.0499903049999999" table:style-name="ce1">
            <text:p>1.049990305</text:p>
          </table:table-cell>
          <table:table-cell office:value-type="float" office:value="4.62" table:style-name="ce1">
            <text:p>4.62</text:p>
          </table:table-cell>
          <table:table-cell office:value-type="float" office:value="2.4998761639999998" table:style-name="ce1">
            <text:p>2.499876164</text:p>
          </table:table-cell>
          <table:table-cell office:value-type="float" office:value="5.2433333329999998" table:style-name="ce1">
            <text:p>5.243333333</text:p>
          </table:table-cell>
          <table:table-cell office:value-type="float" office:value="5.2494181949999996" table:style-name="ce1">
            <text:p>5.249418195</text:p>
          </table:table-cell>
          <table:table-cell table:number-columns-repeated="16372"/>
        </table:table-row>
        <table:table-row table:style-name="ro1">
          <table:table-cell table:number-columns-repeated="2" table:style-name="ce1"/>
          <table:table-cell office:value-type="float" office:value="4.0269444439999997" table:style-name="ce1">
            <text:p>4.026944444</text:p>
          </table:table-cell>
          <table:table-cell office:value-type="float" office:value="0.102997664" table:style-name="ce1">
            <text:p>0.102997664</text:p>
          </table:table-cell>
          <table:table-cell office:value-type="float" office:value="4.7288888890000003" table:style-name="ce1">
            <text:p>4.728888889</text:p>
          </table:table-cell>
          <table:table-cell office:value-type="float" office:value="0.48499751499999999" table:style-name="ce1">
            <text:p>0.484997515</text:p>
          </table:table-cell>
          <table:table-cell office:value-type="float" office:value="4.7288888890000003" table:style-name="ce1">
            <text:p>4.728888889</text:p>
          </table:table-cell>
          <table:table-cell office:value-type="float" office:value="0.99999160600000003" table:style-name="ce1">
            <text:p>0.999991606</text:p>
          </table:table-cell>
          <table:table-cell office:value-type="float" office:value="4.6550000000000002" table:style-name="ce1">
            <text:p>4.655</text:p>
          </table:table-cell>
          <table:table-cell office:value-type="float" office:value="2.5998827410000001" table:style-name="ce1">
            <text:p>2.599882741</text:p>
          </table:table-cell>
          <table:table-cell office:value-type="float" office:value="5.2830555559999999" table:style-name="ce1">
            <text:p>5.283055556</text:p>
          </table:table-cell>
          <table:table-cell office:value-type="float" office:value="4.7995217569999999" table:style-name="ce1">
            <text:p>4.799521757</text:p>
          </table:table-cell>
          <table:table-cell table:number-columns-repeated="16372"/>
        </table:table-row>
        <table:table-row table:style-name="ro1">
          <table:table-cell table:number-columns-repeated="2" table:style-name="ce1"/>
          <table:table-cell office:value-type="float" office:value="4.057222222" table:style-name="ce1">
            <text:p>4.057222222</text:p>
          </table:table-cell>
          <table:table-cell office:value-type="float" office:value="9.5997993000000004E-2" table:style-name="ce1">
            <text:p>0.095997993</text:p>
          </table:table-cell>
          <table:table-cell office:value-type="float" office:value="4.7644444439999996" table:style-name="ce1">
            <text:p>4.764444444</text:p>
          </table:table-cell>
          <table:table-cell office:value-type="float" office:value="0.52499755400000003" table:style-name="ce1">
            <text:p>0.524997554</text:p>
          </table:table-cell>
          <table:table-cell office:value-type="float" office:value="4.7644444439999996" table:style-name="ce1">
            <text:p>4.764444444</text:p>
          </table:table-cell>
          <table:table-cell office:value-type="float" office:value="1.0299921400000001" table:style-name="ce1">
            <text:p>1.02999214</text:p>
          </table:table-cell>
          <table:table-cell office:value-type="float" office:value="4.6900000000000004" table:style-name="ce1">
            <text:p>4.69</text:p>
          </table:table-cell>
          <table:table-cell office:value-type="float" office:value="2.499897346" table:style-name="ce1">
            <text:p>2.499897346</text:p>
          </table:table-cell>
          <table:table-cell office:value-type="float" office:value="5.3227777779999998" table:style-name="ce1">
            <text:p>5.322777778</text:p>
          </table:table-cell>
          <table:table-cell office:value-type="float" office:value="4.7495745119999997" table:style-name="ce1">
            <text:p>4.749574512</text:p>
          </table:table-cell>
          <table:table-cell table:number-columns-repeated="16372"/>
        </table:table-row>
        <table:table-row table:style-name="ro1">
          <table:table-cell table:number-columns-repeated="2" table:style-name="ce1"/>
          <table:table-cell office:value-type="float" office:value="4.0875000000000004" table:style-name="ce1">
            <text:p>4.0875</text:p>
          </table:table-cell>
          <table:table-cell office:value-type="float" office:value="9.4998168999999993E-2" table:style-name="ce1">
            <text:p>0.094998169</text:p>
          </table:table-cell>
          <table:table-cell office:value-type="float" office:value="4.8" table:style-name="ce1">
            <text:p>4.8</text:p>
          </table:table-cell>
          <table:table-cell office:value-type="float" office:value="0.47499798799999998" table:style-name="ce1">
            <text:p>0.474997988</text:p>
          </table:table-cell>
          <table:table-cell office:value-type="float" office:value="4.8" table:style-name="ce1">
            <text:p>4.8</text:p>
          </table:table-cell>
          <table:table-cell office:value-type="float" office:value="1.049992716" table:style-name="ce1">
            <text:p>1.049992716</text:p>
          </table:table-cell>
          <table:table-cell office:value-type="float" office:value="4.7249999999999996" table:style-name="ce1">
            <text:p>4.725</text:p>
          </table:table-cell>
          <table:table-cell office:value-type="float" office:value="2.449908406" table:style-name="ce1">
            <text:p>2.449908406</text:p>
          </table:table-cell>
          <table:table-cell office:value-type="float" office:value="5.3624999999999998" table:style-name="ce1">
            <text:p>5.3625</text:p>
          </table:table-cell>
          <table:table-cell office:value-type="float" office:value="5.0995892769999998" table:style-name="ce1">
            <text:p>5.099589277</text:p>
          </table:table-cell>
          <table:table-cell table:number-columns-repeated="16372"/>
        </table:table-row>
        <table:table-row table:style-name="ro1">
          <table:table-cell table:number-columns-repeated="2" table:style-name="ce1"/>
          <table:table-cell office:value-type="float" office:value="4.1177777779999998" table:style-name="ce1">
            <text:p>4.117777778</text:p>
          </table:table-cell>
          <table:table-cell office:value-type="float" office:value="9.6998275999999994E-2" table:style-name="ce1">
            <text:p>0.096998276</text:p>
          </table:table-cell>
          <table:table-cell office:value-type="float" office:value="4.8355555560000001" table:style-name="ce1">
            <text:p>4.835555556</text:p>
          </table:table-cell>
          <table:table-cell office:value-type="float" office:value="0.524997979" table:style-name="ce1">
            <text:p>0.524997979</text:p>
          </table:table-cell>
          <table:table-cell office:value-type="float" office:value="4.8355555560000001" table:style-name="ce1">
            <text:p>4.835555556</text:p>
          </table:table-cell>
          <table:table-cell office:value-type="float" office:value="0.98999375599999995" table:style-name="ce1">
            <text:p>0.989993756</text:p>
          </table:table-cell>
          <table:table-cell office:value-type="float" office:value="4.76" table:style-name="ce1">
            <text:p>4.76</text:p>
          </table:table-cell>
          <table:table-cell office:value-type="float" office:value="2.5249140529999998" table:style-name="ce1">
            <text:p>2.524914053</text:p>
          </table:table-cell>
          <table:table-cell office:value-type="float" office:value="5.4022222219999998" table:style-name="ce1">
            <text:p>5.402222222</text:p>
          </table:table-cell>
          <table:table-cell office:value-type="float" office:value="4.7496560819999996" table:style-name="ce1">
            <text:p>4.749656082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4.1480555560000001" table:style-name="ce1">
            <text:p>4.148055556</text:p>
          </table:table-cell>
          <table:table-cell office:value-type="float" office:value="0.101998328" table:style-name="ce1">
            <text:p>0.101998328</text:p>
          </table:table-cell>
          <table:table-cell office:value-type="float" office:value="4.8711111110000003" table:style-name="ce1">
            <text:p>4.871111111</text:p>
          </table:table-cell>
          <table:table-cell office:value-type="float" office:value="0.48999828499999998" table:style-name="ce1">
            <text:p>0.489998285</text:p>
          </table:table-cell>
          <table:table-cell office:value-type="float" office:value="4.8711111110000003" table:style-name="ce1">
            <text:p>4.871111111</text:p>
          </table:table-cell>
          <table:table-cell office:value-type="float" office:value="1.009994209" table:style-name="ce1">
            <text:p>1.009994209</text:p>
          </table:table-cell>
          <table:table-cell office:value-type="float" office:value="4.7949999999999999" table:style-name="ce1">
            <text:p>4.795</text:p>
          </table:table-cell>
          <table:table-cell office:value-type="float" office:value="2.449924072" table:style-name="ce1">
            <text:p>2.449924072</text:p>
          </table:table-cell>
          <table:table-cell office:value-type="float" office:value="5.4419444439999998" table:style-name="ce1">
            <text:p>5.441944444</text:p>
          </table:table-cell>
          <table:table-cell office:value-type="float" office:value="5.1496647649999998" table:style-name="ce1">
            <text:p>5.149664765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4.1783333330000003" table:style-name="ce1">
            <text:p>4.178333333</text:p>
          </table:table-cell>
          <table:table-cell office:value-type="float" office:value="9.7998519000000006E-2" table:style-name="ce1">
            <text:p>0.097998519</text:p>
          </table:table-cell>
          <table:table-cell office:value-type="float" office:value="4.9066666669999996" table:style-name="ce1">
            <text:p>4.906666667</text:p>
          </table:table-cell>
          <table:table-cell office:value-type="float" office:value="0.51999834499999997" table:style-name="ce1">
            <text:p>0.519998345</text:p>
          </table:table-cell>
          <table:table-cell office:value-type="float" office:value="4.9066666669999996" table:style-name="ce1">
            <text:p>4.906666667</text:p>
          </table:table-cell>
          <table:table-cell office:value-type="float" office:value="0.94999504800000001" table:style-name="ce1">
            <text:p>0.949995048</text:p>
          </table:table-cell>
          <table:table-cell office:value-type="float" office:value="4.83" table:style-name="ce1">
            <text:p>4.83</text:p>
          </table:table-cell>
          <table:table-cell office:value-type="float" office:value="2.3999322809999999" table:style-name="ce1">
            <text:p>2.399932281</text:p>
          </table:table-cell>
          <table:table-cell office:value-type="float" office:value="5.4816666669999998" table:style-name="ce1">
            <text:p>5.481666667</text:p>
          </table:table-cell>
          <table:table-cell office:value-type="float" office:value="4.8497161670000004" table:style-name="ce1">
            <text:p>4.849716167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4.2086111109999997" table:style-name="ce1">
            <text:p>4.208611111</text:p>
          </table:table-cell>
          <table:table-cell office:value-type="float" office:value="0.10399855099999999" table:style-name="ce1">
            <text:p>0.103998551</text:p>
          </table:table-cell>
          <table:table-cell office:value-type="float" office:value="4.9422222219999998" table:style-name="ce1">
            <text:p>4.942222222</text:p>
          </table:table-cell>
          <table:table-cell office:value-type="float" office:value="0.48999858200000002" table:style-name="ce1">
            <text:p>0.489998582</text:p>
          </table:table-cell>
          <table:table-cell office:value-type="float" office:value="4.9422222219999998" table:style-name="ce1">
            <text:p>4.942222222</text:p>
          </table:table-cell>
          <table:table-cell office:value-type="float" office:value="0.95999545100000006" table:style-name="ce1">
            <text:p>0.959995451</text:p>
          </table:table-cell>
          <table:table-cell office:value-type="float" office:value="4.8650000000000002" table:style-name="ce1">
            <text:p>4.865</text:p>
          </table:table-cell>
          <table:table-cell office:value-type="float" office:value="2.6249325639999999" table:style-name="ce1">
            <text:p>2.624932564</text:p>
          </table:table-cell>
          <table:table-cell office:value-type="float" office:value="5.5213888889999998" table:style-name="ce1">
            <text:p>5.521388889</text:p>
          </table:table-cell>
          <table:table-cell office:value-type="float" office:value="5.1497290390000003" table:style-name="ce1">
            <text:p>5.149729039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4.238888889" table:style-name="ce1">
            <text:p>4.238888889</text:p>
          </table:table-cell>
          <table:table-cell office:value-type="float" office:value="0.103998664" table:style-name="ce1">
            <text:p>0.103998664</text:p>
          </table:table-cell>
          <table:table-cell office:value-type="float" office:value="4.9777777780000001" table:style-name="ce1">
            <text:p>4.977777778</text:p>
          </table:table-cell>
          <table:table-cell office:value-type="float" office:value="0.47999873799999998" table:style-name="ce1">
            <text:p>0.479998738</text:p>
          </table:table-cell>
          <table:table-cell office:value-type="float" office:value="4.9777777780000001" table:style-name="ce1">
            <text:p>4.977777778</text:p>
          </table:table-cell>
          <table:table-cell office:value-type="float" office:value="0.94999590700000003" table:style-name="ce1">
            <text:p>0.949995907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2.4249432799999999" table:style-name="ce1">
            <text:p>2.42494328</text:p>
          </table:table-cell>
          <table:table-cell office:value-type="float" office:value="5.5611111109999998" table:style-name="ce1">
            <text:p>5.561111111</text:p>
          </table:table-cell>
          <table:table-cell office:value-type="float" office:value="5.049761127" table:style-name="ce1">
            <text:p>5.049761127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4.2691666670000004" table:style-name="ce1">
            <text:p>4.269166667</text:p>
          </table:table-cell>
          <table:table-cell office:value-type="float" office:value="0.104998756" table:style-name="ce1">
            <text:p>0.104998756</text:p>
          </table:table-cell>
          <table:table-cell office:value-type="float" office:value="5.0133333330000003" table:style-name="ce1">
            <text:p>5.013333333</text:p>
          </table:table-cell>
          <table:table-cell office:value-type="float" office:value="0.50999878099999996" table:style-name="ce1">
            <text:p>0.509998781</text:p>
          </table:table-cell>
          <table:table-cell office:value-type="float" office:value="5.0133333330000003" table:style-name="ce1">
            <text:p>5.013333333</text:p>
          </table:table-cell>
          <table:table-cell office:value-type="float" office:value="0.98999612299999995" table:style-name="ce1">
            <text:p>0.989996123</text:p>
          </table:table-cell>
          <table:table-cell office:value-type="float" office:value="4.9349999999999996" table:style-name="ce1">
            <text:p>4.935</text:p>
          </table:table-cell>
          <table:table-cell office:value-type="float" office:value="2.4999467609999999" table:style-name="ce1">
            <text:p>2.499946761</text:p>
          </table:table-cell>
          <table:table-cell office:value-type="float" office:value="5.6008333329999997" table:style-name="ce1">
            <text:p>5.600833333</text:p>
          </table:table-cell>
          <table:table-cell office:value-type="float" office:value="4.7497980030000004" table:style-name="ce1">
            <text:p>4.749798003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4.2994444439999997" table:style-name="ce1">
            <text:p>4.299444444</text:p>
          </table:table-cell>
          <table:table-cell office:value-type="float" office:value="9.9998907999999997E-2" table:style-name="ce1">
            <text:p>0.099998908</text:p>
          </table:table-cell>
          <table:table-cell office:value-type="float" office:value="5.0488888889999997" table:style-name="ce1">
            <text:p>5.048888889</text:p>
          </table:table-cell>
          <table:table-cell office:value-type="float" office:value="0.479998957" table:style-name="ce1">
            <text:p>0.479998957</text:p>
          </table:table-cell>
          <table:table-cell office:value-type="float" office:value="5.0488888889999997" table:style-name="ce1">
            <text:p>5.048888889</text:p>
          </table:table-cell>
          <table:table-cell office:value-type="float" office:value="1.0499962620000001" table:style-name="ce1">
            <text:p>1.049996262</text:p>
          </table:table-cell>
          <table:table-cell office:value-type="float" office:value="4.97" table:style-name="ce1">
            <text:p>4.97</text:p>
          </table:table-cell>
          <table:table-cell office:value-type="float" office:value="2.4749520120000001" table:style-name="ce1">
            <text:p>2.474952012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4.329722222" table:style-name="ce1">
            <text:p>4.329722222</text:p>
          </table:table-cell>
          <table:table-cell office:value-type="float" office:value="0.102998963" table:style-name="ce1">
            <text:p>0.102998963</text:p>
          </table:table-cell>
          <table:table-cell office:value-type="float" office:value="5.0844444439999998" table:style-name="ce1">
            <text:p>5.084444444</text:p>
          </table:table-cell>
          <table:table-cell office:value-type="float" office:value="0.52499896300000004" table:style-name="ce1">
            <text:p>0.524998963</text:p>
          </table:table-cell>
          <table:table-cell office:value-type="float" office:value="5.0844444439999998" table:style-name="ce1">
            <text:p>5.084444444</text:p>
          </table:table-cell>
          <table:table-cell office:value-type="float" office:value="1.0299966659999999" table:style-name="ce1">
            <text:p>1.029996666</text:p>
          </table:table-cell>
          <table:table-cell office:value-type="float" office:value="5.0049999999999999" table:style-name="ce1">
            <text:p>5.005</text:p>
          </table:table-cell>
          <table:table-cell office:value-type="float" office:value="2.3749580739999998" table:style-name="ce1">
            <text:p>2.374958074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4.3600000000000003" table:style-name="ce1">
            <text:p>4.36</text:p>
          </table:table-cell>
          <table:table-cell office:value-type="float" office:value="0.103999034" table:style-name="ce1">
            <text:p>0.103999034</text:p>
          </table:table-cell>
          <table:table-cell office:value-type="float" office:value="5.12" table:style-name="ce1">
            <text:p>5.12</text:p>
          </table:table-cell>
          <table:table-cell office:value-type="float" office:value="0.48999912000000001" table:style-name="ce1">
            <text:p>0.48999912</text:p>
          </table:table-cell>
          <table:table-cell office:value-type="float" office:value="5.12" table:style-name="ce1">
            <text:p>5.12</text:p>
          </table:table-cell>
          <table:table-cell office:value-type="float" office:value="0.97999711599999995" table:style-name="ce1">
            <text:p>0.979997116</text:p>
          </table:table-cell>
          <table:table-cell office:value-type="float" office:value="5.04" table:style-name="ce1">
            <text:p>5.04</text:p>
          </table:table-cell>
          <table:table-cell office:value-type="float" office:value="2.4749602209999999" table:style-name="ce1">
            <text:p>2.474960221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4.3902777779999997" table:style-name="ce1">
            <text:p>4.390277778</text:p>
          </table:table-cell>
          <table:table-cell office:value-type="float" office:value="9.6999168999999996E-2" table:style-name="ce1">
            <text:p>0.096999169</text:p>
          </table:table-cell>
          <table:table-cell office:value-type="float" office:value="5.1555555560000004" table:style-name="ce1">
            <text:p>5.155555556</text:p>
          </table:table-cell>
          <table:table-cell office:value-type="float" office:value="0.49999918300000001" table:style-name="ce1">
            <text:p>0.499999183</text:p>
          </table:table-cell>
          <table:table-cell office:value-type="float" office:value="5.1555555560000004" table:style-name="ce1">
            <text:p>5.155555556</text:p>
          </table:table-cell>
          <table:table-cell office:value-type="float" office:value="0.97999737799999997" table:style-name="ce1">
            <text:p>0.979997378</text:p>
          </table:table-cell>
          <table:table-cell office:value-type="float" office:value="5.0750000000000002" table:style-name="ce1">
            <text:p>5.075</text:p>
          </table:table-cell>
          <table:table-cell office:value-type="float" office:value="2.424964514" table:style-name="ce1">
            <text:p>2.424964514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4.4205555560000001" table:style-name="ce1">
            <text:p>4.420555556</text:p>
          </table:table-cell>
          <table:table-cell office:value-type="float" office:value="9.7999225999999995E-2" table:style-name="ce1">
            <text:p>0.097999226</text:p>
          </table:table-cell>
          <table:table-cell office:value-type="float" office:value="5.1911111109999997" table:style-name="ce1">
            <text:p>5.191111111</text:p>
          </table:table-cell>
          <table:table-cell office:value-type="float" office:value="0.48999927199999999" table:style-name="ce1">
            <text:p>0.489999272</text:p>
          </table:table-cell>
          <table:table-cell office:value-type="float" office:value="5.1911111109999997" table:style-name="ce1">
            <text:p>5.191111111</text:p>
          </table:table-cell>
          <table:table-cell office:value-type="float" office:value="1.0299974949999999" table:style-name="ce1">
            <text:p>1.029997495</text:p>
          </table:table-cell>
          <table:table-cell office:value-type="float" office:value="5.1100000000000003" table:style-name="ce1">
            <text:p>5.11</text:p>
          </table:table-cell>
          <table:table-cell office:value-type="float" office:value="2.624965027" table:style-name="ce1">
            <text:p>2.624965027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4.4508333330000003" table:style-name="ce1">
            <text:p>4.450833333</text:p>
          </table:table-cell>
          <table:table-cell office:value-type="float" office:value="9.5999300999999995E-2" table:style-name="ce1">
            <text:p>0.095999301</text:p>
          </table:table-cell>
          <table:table-cell office:value-type="float" office:value="5.2266666669999999" table:style-name="ce1">
            <text:p>5.226666667</text:p>
          </table:table-cell>
          <table:table-cell office:value-type="float" office:value="0.52499929099999998" table:style-name="ce1">
            <text:p>0.524999291</text:p>
          </table:table-cell>
          <table:table-cell office:value-type="float" office:value="5.2266666669999999" table:style-name="ce1">
            <text:p>5.226666667</text:p>
          </table:table-cell>
          <table:table-cell office:value-type="float" office:value="0.99999778900000003" table:style-name="ce1">
            <text:p>0.999997789</text:p>
          </table:table-cell>
          <table:table-cell office:value-type="float" office:value="5.1449999999999996" table:style-name="ce1">
            <text:p>5.145</text:p>
          </table:table-cell>
          <table:table-cell office:value-type="float" office:value="2.424970584" table:style-name="ce1">
            <text:p>2.424970584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4.4811111109999997" table:style-name="ce1">
            <text:p>4.481111111</text:p>
          </table:table-cell>
          <table:table-cell office:value-type="float" office:value="9.8999334999999994E-2" table:style-name="ce1">
            <text:p>0.098999335</text:p>
          </table:table-cell>
          <table:table-cell office:value-type="float" office:value="5.2622222220000001" table:style-name="ce1">
            <text:p>5.262222222</text:p>
          </table:table-cell>
          <table:table-cell office:value-type="float" office:value="0.50999937399999995" table:style-name="ce1">
            <text:p>0.509999374</text:p>
          </table:table-cell>
          <table:table-cell office:value-type="float" office:value="5.2622222220000001" table:style-name="ce1">
            <text:p>5.262222222</text:p>
          </table:table-cell>
          <table:table-cell office:value-type="float" office:value="1.0099979699999999" table:style-name="ce1">
            <text:p>1.00999797</text:p>
          </table:table-cell>
          <table:table-cell office:value-type="float" office:value="5.18" table:style-name="ce1">
            <text:p>5.18</text:p>
          </table:table-cell>
          <table:table-cell office:value-type="float" office:value="2.4249732179999999" table:style-name="ce1">
            <text:p>2.424973218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4.511388889" table:style-name="ce1">
            <text:p>4.511388889</text:p>
          </table:table-cell>
          <table:table-cell office:value-type="float" office:value="0.10199936900000001" table:style-name="ce1">
            <text:p>0.101999369</text:p>
          </table:table-cell>
          <table:table-cell office:value-type="float" office:value="5.2977777780000004" table:style-name="ce1">
            <text:p>5.297777778</text:p>
          </table:table-cell>
          <table:table-cell office:value-type="float" office:value="0.49999944200000002" table:style-name="ce1">
            <text:p>0.499999442</text:p>
          </table:table-cell>
          <table:table-cell office:value-type="float" office:value="5.2977777780000004" table:style-name="ce1">
            <text:p>5.297777778</text:p>
          </table:table-cell>
          <table:table-cell office:value-type="float" office:value="1.0199981360000001" table:style-name="ce1">
            <text:p>1.019998136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4.5416666670000003" table:style-name="ce1">
            <text:p>4.541666667</text:p>
          </table:table-cell>
          <table:table-cell office:value-type="float" office:value="9.4999457999999995E-2" table:style-name="ce1">
            <text:p>0.094999458</text:p>
          </table:table-cell>
          <table:table-cell office:value-type="float" office:value="5.3333333329999997" table:style-name="ce1">
            <text:p>5.333333333</text:p>
          </table:table-cell>
          <table:table-cell office:value-type="float" office:value="0.50999948299999998" table:style-name="ce1">
            <text:p>0.509999483</text:p>
          </table:table-cell>
          <table:table-cell office:value-type="float" office:value="5.3333333329999997" table:style-name="ce1">
            <text:p>5.333333333</text:p>
          </table:table-cell>
          <table:table-cell office:value-type="float" office:value="1.0299982889999999" table:style-name="ce1">
            <text:p>1.029998289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4.5719444439999997" table:style-name="ce1">
            <text:p>4.571944444</text:p>
          </table:table-cell>
          <table:table-cell office:value-type="float" office:value="0.10399945300000001" table:style-name="ce1">
            <text:p>0.103999453</text:p>
          </table:table-cell>
          <table:table-cell office:value-type="float" office:value="5.3688888889999999" table:style-name="ce1">
            <text:p>5.368888889</text:p>
          </table:table-cell>
          <table:table-cell office:value-type="float" office:value="0.52499951600000005" table:style-name="ce1">
            <text:p>0.524999516</text:p>
          </table:table-cell>
          <table:table-cell office:value-type="float" office:value="5.3688888889999999" table:style-name="ce1">
            <text:p>5.368888889</text:p>
          </table:table-cell>
          <table:table-cell office:value-type="float" office:value="1.0199984600000001" table:style-name="ce1">
            <text:p>1.01999846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4.602222222" table:style-name="ce1">
            <text:p>4.602222222</text:p>
          </table:table-cell>
          <table:table-cell office:value-type="float" office:value="9.4999538999999994E-2" table:style-name="ce1">
            <text:p>0.094999539</text:p>
          </table:table-cell>
          <table:table-cell office:value-type="float" office:value="5.4044444440000001" table:style-name="ce1">
            <text:p>5.404444444</text:p>
          </table:table-cell>
          <table:table-cell office:value-type="float" office:value="0.52499956000000003" table:style-name="ce1">
            <text:p>0.52499956</text:p>
          </table:table-cell>
          <table:table-cell office:value-type="float" office:value="5.4044444440000001" table:style-name="ce1">
            <text:p>5.404444444</text:p>
          </table:table-cell>
          <table:table-cell office:value-type="float" office:value="0.95999868200000005" table:style-name="ce1">
            <text:p>0.959998682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4.6325000000000003" table:style-name="ce1">
            <text:p>4.6325</text:p>
          </table:table-cell>
          <table:table-cell office:value-type="float" office:value="9.6999565999999995E-2" table:style-name="ce1">
            <text:p>0.096999566</text:p>
          </table:table-cell>
          <table:table-cell office:value-type="float" office:value="5.44" table:style-name="ce1">
            <text:p>5.44</text:p>
          </table:table-cell>
          <table:table-cell office:value-type="float" office:value="0.49999961900000001" table:style-name="ce1">
            <text:p>0.499999619</text:p>
          </table:table-cell>
          <table:table-cell office:value-type="float" office:value="5.44" table:style-name="ce1">
            <text:p>5.44</text:p>
          </table:table-cell>
          <table:table-cell office:value-type="float" office:value="0.99999875199999999" table:style-name="ce1">
            <text:p>0.999998752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.6627777779999997" table:style-name="ce1">
            <text:p>4.662777778</text:p>
          </table:table-cell>
          <table:table-cell office:value-type="float" office:value="0.104999567" table:style-name="ce1">
            <text:p>0.104999567</text:p>
          </table:table-cell>
          <table:table-cell office:value-type="float" office:value="5.4755555559999998" table:style-name="ce1">
            <text:p>5.475555556</text:p>
          </table:table-cell>
          <table:table-cell office:value-type="float" office:value="0.509999647" table:style-name="ce1">
            <text:p>0.509999647</text:p>
          </table:table-cell>
          <table:table-cell office:value-type="float" office:value="5.4755555559999998" table:style-name="ce1">
            <text:p>5.475555556</text:p>
          </table:table-cell>
          <table:table-cell office:value-type="float" office:value="0.97999888800000001" table:style-name="ce1">
            <text:p>0.979998888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.693055556" table:style-name="ce1">
            <text:p>4.693055556</text:p>
          </table:table-cell>
          <table:table-cell office:value-type="float" office:value="0.101999612" table:style-name="ce1">
            <text:p>0.101999612</text:p>
          </table:table-cell>
          <table:table-cell office:value-type="float" office:value="5.511111111" table:style-name="ce1">
            <text:p>5.511111111</text:p>
          </table:table-cell>
          <table:table-cell office:value-type="float" office:value="0.474999701" table:style-name="ce1">
            <text:p>0.474999701</text:p>
          </table:table-cell>
          <table:table-cell office:value-type="float" office:value="5.511111111" table:style-name="ce1">
            <text:p>5.511111111</text:p>
          </table:table-cell>
          <table:table-cell office:value-type="float" office:value="0.99999896799999999" table:style-name="ce1">
            <text:p>0.999998968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.7233333330000002" table:style-name="ce1">
            <text:p>4.723333333</text:p>
          </table:table-cell>
          <table:table-cell office:value-type="float" office:value="9.5999662999999999E-2" table:style-name="ce1">
            <text:p>0.095999663</text:p>
          </table:table-cell>
          <table:table-cell office:value-type="float" office:value="5.5466666670000002" table:style-name="ce1">
            <text:p>5.546666667</text:p>
          </table:table-cell>
          <table:table-cell office:value-type="float" office:value="0.51499970500000003" table:style-name="ce1">
            <text:p>0.514999705</text:p>
          </table:table-cell>
          <table:table-cell office:value-type="float" office:value="5.5466666670000002" table:style-name="ce1">
            <text:p>5.546666667</text:p>
          </table:table-cell>
          <table:table-cell office:value-type="float" office:value="1.029999034" table:style-name="ce1">
            <text:p>1.029999034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.7536111109999997" table:style-name="ce1">
            <text:p>4.753611111</text:p>
          </table:table-cell>
          <table:table-cell office:value-type="float" office:value="9.8999680000000007E-2" table:style-name="ce1">
            <text:p>0.09899968</text:p>
          </table:table-cell>
          <table:table-cell office:value-type="float" office:value="5.5822222220000004" table:style-name="ce1">
            <text:p>5.582222222</text:p>
          </table:table-cell>
          <table:table-cell office:value-type="float" office:value="0.49999974000000003" table:style-name="ce1">
            <text:p>0.49999974</text:p>
          </table:table-cell>
          <table:table-cell office:value-type="float" office:value="5.5822222220000004" table:style-name="ce1">
            <text:p>5.582222222</text:p>
          </table:table-cell>
          <table:table-cell office:value-type="float" office:value="0.97999916399999998" table:style-name="ce1">
            <text:p>0.979999164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.783888889" table:style-name="ce1">
            <text:p>4.783888889</text:p>
          </table:table-cell>
          <table:table-cell office:value-type="float" office:value="0.100999699" table:style-name="ce1">
            <text:p>0.100999699</text:p>
          </table:table-cell>
          <table:table-cell office:value-type="float" office:value="5.6177777779999998" table:style-name="ce1">
            <text:p>5.617777778</text:p>
          </table:table-cell>
          <table:table-cell office:value-type="float" office:value="0.51499975600000003" table:style-name="ce1">
            <text:p>0.514999756</text:p>
          </table:table-cell>
          <table:table-cell office:value-type="float" office:value="5.6177777779999998" table:style-name="ce1">
            <text:p>5.617777778</text:p>
          </table:table-cell>
          <table:table-cell office:value-type="float" office:value="0.97999924000000005" table:style-name="ce1">
            <text:p>0.97999924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.8141666670000003" table:style-name="ce1">
            <text:p>4.814166667</text:p>
          </table:table-cell>
          <table:table-cell office:value-type="float" office:value="9.8999727999999995E-2" table:style-name="ce1">
            <text:p>0.098999728</text:p>
          </table:table-cell>
          <table:table-cell office:value-type="float" office:value="5.653333333" table:style-name="ce1">
            <text:p>5.653333333</text:p>
          </table:table-cell>
          <table:table-cell office:value-type="float" office:value="0.50999978099999999" table:style-name="ce1">
            <text:p>0.509999781</text:p>
          </table:table-cell>
          <table:table-cell office:value-type="float" office:value="5.653333333" table:style-name="ce1">
            <text:p>5.653333333</text:p>
          </table:table-cell>
          <table:table-cell office:value-type="float" office:value="1.019999281" table:style-name="ce1">
            <text:p>1.019999281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.8444444439999996" table:style-name="ce1">
            <text:p>4.844444444</text:p>
          </table:table-cell>
          <table:table-cell office:value-type="float" office:value="9.5999757000000005E-2" table:style-name="ce1">
            <text:p>0.095999757</text:p>
          </table:table-cell>
          <table:table-cell office:value-type="float" office:value="5.6888888890000002" table:style-name="ce1">
            <text:p>5.688888889</text:p>
          </table:table-cell>
          <table:table-cell office:value-type="float" office:value="0.50999980099999997" table:style-name="ce1">
            <text:p>0.509999801</text:p>
          </table:table-cell>
          <table:table-cell office:value-type="float" office:value="5.6888888890000002" table:style-name="ce1">
            <text:p>5.688888889</text:p>
          </table:table-cell>
          <table:table-cell office:value-type="float" office:value="0.95999938500000004" table:style-name="ce1">
            <text:p>0.959999385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.8747222219999999" table:style-name="ce1">
            <text:p>4.874722222</text:p>
          </table:table-cell>
          <table:table-cell office:value-type="float" office:value="0.103999757" table:style-name="ce1">
            <text:p>0.103999757</text:p>
          </table:table-cell>
          <table:table-cell office:value-type="float" office:value="5.7244444440000004" table:style-name="ce1">
            <text:p>5.724444444</text:p>
          </table:table-cell>
          <table:table-cell office:value-type="float" office:value="0.51999981500000003" table:style-name="ce1">
            <text:p>0.519999815</text:p>
          </table:table-cell>
          <table:table-cell office:value-type="float" office:value="5.7244444440000004" table:style-name="ce1">
            <text:p>5.724444444</text:p>
          </table:table-cell>
          <table:table-cell office:value-type="float" office:value="0.98999942299999999" table:style-name="ce1">
            <text:p>0.989999423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.9050000000000002" table:style-name="ce1">
            <text:p>4.905</text:p>
          </table:table-cell>
          <table:table-cell office:value-type="float" office:value="9.7999789000000004E-2" table:style-name="ce1">
            <text:p>0.097999789</text:p>
          </table:table-cell>
          <table:table-cell office:value-type="float" office:value="5.76" table:style-name="ce1">
            <text:p>5.76</text:p>
          </table:table-cell>
          <table:table-cell office:value-type="float" office:value="0.474999846" table:style-name="ce1">
            <text:p>0.474999846</text:p>
          </table:table-cell>
          <table:table-cell office:value-type="float" office:value="5.76" table:style-name="ce1">
            <text:p>5.76</text:p>
          </table:table-cell>
          <table:table-cell office:value-type="float" office:value="1.0099994649999999" table:style-name="ce1">
            <text:p>1.009999465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.9352777779999997" table:style-name="ce1">
            <text:p>4.935277778</text:p>
          </table:table-cell>
          <table:table-cell office:value-type="float" office:value="0.104999791" table:style-name="ce1">
            <text:p>0.104999791</text:p>
          </table:table-cell>
          <table:table-cell office:value-type="float" office:value="5.7955555560000001" table:style-name="ce1">
            <text:p>5.795555556</text:p>
          </table:table-cell>
          <table:table-cell office:value-type="float" office:value="0.49999985299999999" table:style-name="ce1">
            <text:p>0.499999853</text:p>
          </table:table-cell>
          <table:table-cell office:value-type="float" office:value="5.7955555560000001" table:style-name="ce1">
            <text:p>5.795555556</text:p>
          </table:table-cell>
          <table:table-cell office:value-type="float" office:value="0.98999952400000002" table:style-name="ce1">
            <text:p>0.989999524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.965555556" table:style-name="ce1">
            <text:p>4.965555556</text:p>
          </table:table-cell>
          <table:table-cell office:value-type="float" office:value="9.7999820000000001E-2" table:style-name="ce1">
            <text:p>0.09799982</text:p>
          </table:table-cell>
          <table:table-cell office:value-type="float" office:value="5.8311111110000002" table:style-name="ce1">
            <text:p>5.831111111</text:p>
          </table:table-cell>
          <table:table-cell office:value-type="float" office:value="0.50499986500000005" table:style-name="ce1">
            <text:p>0.504999865</text:p>
          </table:table-cell>
          <table:table-cell office:value-type="float" office:value="5.8311111110000002" table:style-name="ce1">
            <text:p>5.831111111</text:p>
          </table:table-cell>
          <table:table-cell office:value-type="float" office:value="0.94999958399999995" table:style-name="ce1">
            <text:p>0.949999584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.9958333330000002" table:style-name="ce1">
            <text:p>4.995833333</text:p>
          </table:table-cell>
          <table:table-cell office:value-type="float" office:value="0.101999828" table:style-name="ce1">
            <text:p>0.101999828</text:p>
          </table:table-cell>
          <table:table-cell office:value-type="float" office:value="5.8666666669999996" table:style-name="ce1">
            <text:p>5.866666667</text:p>
          </table:table-cell>
          <table:table-cell office:value-type="float" office:value="0.49999987899999998" table:style-name="ce1">
            <text:p>0.499999879</text:p>
          </table:table-cell>
          <table:table-cell office:value-type="float" office:value="5.8666666669999996" table:style-name="ce1">
            <text:p>5.866666667</text:p>
          </table:table-cell>
          <table:table-cell office:value-type="float" office:value="0.98999960600000003" table:style-name="ce1">
            <text:p>0.989999606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5.0261111109999996" table:style-name="ce1">
            <text:p>5.026111111</text:p>
          </table:table-cell>
          <table:table-cell office:value-type="float" office:value="0.103999838" table:style-name="ce1">
            <text:p>0.103999838</text:p>
          </table:table-cell>
          <table:table-cell office:value-type="float" office:value="5.9022222219999998" table:style-name="ce1">
            <text:p>5.902222222</text:p>
          </table:table-cell>
          <table:table-cell office:value-type="float" office:value="0.52499988399999997" table:style-name="ce1">
            <text:p>0.524999884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float" office:value="5.0563888889999999" table:style-name="ce1">
            <text:p>5.056388889</text:p>
          </table:table-cell>
          <table:table-cell office:value-type="float" office:value="0.103999851" table:style-name="ce1">
            <text:p>0.103999851</text:p>
          </table:table-cell>
          <table:table-cell office:value-type="float" office:value="5.9377777780000001" table:style-name="ce1">
            <text:p>5.937777778</text:p>
          </table:table-cell>
          <table:table-cell office:value-type="float" office:value="0.50999989800000001" table:style-name="ce1">
            <text:p>0.509999898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float" office:value="5.0866666670000003" table:style-name="ce1">
            <text:p>5.086666667</text:p>
          </table:table-cell>
          <table:table-cell office:value-type="float" office:value="9.5999872999999999E-2" table:style-name="ce1">
            <text:p>0.095999873</text:p>
          </table:table-cell>
          <table:table-cell office:value-type="float" office:value="5.9733333330000002" table:style-name="ce1">
            <text:p>5.973333333</text:p>
          </table:table-cell>
          <table:table-cell office:value-type="float" office:value="0.48999991100000001" table:style-name="ce1">
            <text:p>0.489999911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float" office:value="5.1169444439999996" table:style-name="ce1">
            <text:p>5.116944444</text:p>
          </table:table-cell>
          <table:table-cell office:value-type="float" office:value="9.9999878E-2" table:style-name="ce1">
            <text:p>0.099999878</text:p>
          </table:table-cell>
          <table:table-cell office:value-type="float" office:value="6.0088888889999996" table:style-name="ce1">
            <text:p>6.008888889</text:p>
          </table:table-cell>
          <table:table-cell office:value-type="float" office:value="0.47999992000000002" table:style-name="ce1">
            <text:p>0.4799999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5.1472222219999999" table:style-name="ce1">
            <text:p>5.147222222</text:p>
          </table:table-cell>
          <table:table-cell office:value-type="float" office:value="9.4999893000000002E-2" table:style-name="ce1">
            <text:p>0.094999893</text:p>
          </table:table-cell>
          <table:table-cell office:value-type="float" office:value="6.0444444439999998" table:style-name="ce1">
            <text:p>6.044444444</text:p>
          </table:table-cell>
          <table:table-cell office:value-type="float" office:value="0.514999922" table:style-name="ce1">
            <text:p>0.51499992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5.1775000000000002" table:style-name="ce1">
            <text:p>5.1775</text:p>
          </table:table-cell>
          <table:table-cell office:value-type="float" office:value="9.9999896000000005E-2" table:style-name="ce1">
            <text:p>0.099999896</text:p>
          </table:table-cell>
          <table:table-cell office:value-type="float" office:value="6.08" table:style-name="ce1">
            <text:p>6.08</text:p>
          </table:table-cell>
          <table:table-cell office:value-type="float" office:value="0.51999992900000003" table:style-name="ce1">
            <text:p>0.519999929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5.2077777779999996" table:style-name="ce1">
            <text:p>5.207777778</text:p>
          </table:table-cell>
          <table:table-cell office:value-type="float" office:value="0.102999901" table:style-name="ce1">
            <text:p>0.102999901</text:p>
          </table:table-cell>
          <table:table-cell office:value-type="float" office:value="6.1155555560000003" table:style-name="ce1">
            <text:p>6.115555556</text:p>
          </table:table-cell>
          <table:table-cell office:value-type="float" office:value="0.47499994099999998" table:style-name="ce1">
            <text:p>0.474999941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5.2380555559999999" table:style-name="ce1">
            <text:p>5.238055556</text:p>
          </table:table-cell>
          <table:table-cell office:value-type="float" office:value="0.102999909" table:style-name="ce1">
            <text:p>0.102999909</text:p>
          </table:table-cell>
          <table:table-cell office:value-type="float" office:value="6.1511111109999996" table:style-name="ce1">
            <text:p>6.151111111</text:p>
          </table:table-cell>
          <table:table-cell office:value-type="float" office:value="0.499999943" table:style-name="ce1">
            <text:p>0.499999943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5.2683333330000002" table:style-name="ce1">
            <text:p>5.268333333</text:p>
          </table:table-cell>
          <table:table-cell office:value-type="float" office:value="9.6999921000000003E-2" table:style-name="ce1">
            <text:p>0.096999921</text:p>
          </table:table-cell>
          <table:table-cell office:value-type="float" office:value="6.1866666669999999" table:style-name="ce1">
            <text:p>6.186666667</text:p>
          </table:table-cell>
          <table:table-cell office:value-type="float" office:value="0.51499994699999996" table:style-name="ce1">
            <text:p>0.514999947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5.2986111109999996" table:style-name="ce1">
            <text:p>5.298611111</text:p>
          </table:table-cell>
          <table:table-cell office:value-type="float" office:value="0.10299992299999999" table:style-name="ce1">
            <text:p>0.102999923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5.3288888889999999" table:style-name="ce1">
            <text:p>5.328888889</text:p>
          </table:table-cell>
          <table:table-cell office:value-type="float" office:value="0.102999929" table:style-name="ce1">
            <text:p>0.102999929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5.3591666670000002" table:style-name="ce1">
            <text:p>5.359166667</text:p>
          </table:table-cell>
          <table:table-cell office:value-type="float" office:value="9.6999937999999994E-2" table:style-name="ce1">
            <text:p>0.096999938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5.3894444439999996" table:style-name="ce1">
            <text:p>5.389444444</text:p>
          </table:table-cell>
          <table:table-cell office:value-type="float" office:value="9.7999942000000007E-2" table:style-name="ce1">
            <text:p>0.097999942</text:p>
          </table:table-cell>
          <table:table-cell table:number-columns-repeated="16380" table:style-name="ce1"/>
        </table:table-row>
        <table:table-row table:number-rows-repeated="104839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Pedro Silva Martins</meta:initial-creator>
    <dc:creator>Pedro Martins</dc:creator>
    <meta:creation-date>2023-02-14T11:26:50Z</meta:creation-date>
    <dc:date>2025-04-03T05:14:41Z</dc:date>
  </office:meta>
</office:document-meta>
</file>